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3.3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55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7" style:family="table-cell" style:parent-style-name="Default" style:data-style-name="N84">
      <style:table-cell-properties fo:background-color="#bce4e5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99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" style:family="table-cell" style:parent-style-name="Default" style:data-style-name="N0">
      <style:map style:condition="cell-content()=1" style:apply-style-name="Type1" style:base-cell-address="JumpTable.D158"/>
      <style:map style:condition="cell-content()=0" style:apply-style-name="Type0" style:base-cell-address="JumpTable.D158"/>
      <style:map style:condition="cell-content()=0" style:apply-style-name="Accent" style:base-cell-address="JumpTable.D158"/>
    </style:style>
    <style:style style:name="ce18" style:family="table-cell" style:parent-style-name="Default" style:data-style-name="N0">
      <style:map style:condition="cell-content()=1" style:apply-style-name="Type1" style:base-cell-address="JumpTable.D159"/>
      <style:map style:condition="cell-content()=0" style:apply-style-name="Type0" style:base-cell-address="JumpTable.D159"/>
      <style:map style:condition="cell-content()=0" style:apply-style-name="Accent" style:base-cell-address="JumpTable.D159"/>
    </style:style>
    <style:style style:name="ce19" style:family="table-cell" style:parent-style-name="Default" style:data-style-name="N0">
      <style:map style:condition="cell-content()=1" style:apply-style-name="Type1" style:base-cell-address="JumpTable.D160"/>
      <style:map style:condition="cell-content()=0" style:apply-style-name="Type0" style:base-cell-address="JumpTable.D160"/>
      <style:map style:condition="cell-content()=0" style:apply-style-name="Accent" style:base-cell-address="JumpTable.D160"/>
    </style:style>
    <style:style style:name="ce20" style:family="table-cell" style:parent-style-name="Default" style:data-style-name="N0">
      <style:map style:condition="cell-content()=1" style:apply-style-name="Type1" style:base-cell-address="JumpTable.D177"/>
      <style:map style:condition="cell-content()=0" style:apply-style-name="Type0" style:base-cell-address="JumpTable.D177"/>
      <style:map style:condition="cell-content()=0" style:apply-style-name="Accent" style:base-cell-address="JumpTable.D177"/>
    </style:style>
    <style:style style:name="ce21" style:family="table-cell" style:parent-style-name="Default" style:data-style-name="N0">
      <style:map style:condition="cell-content()=1" style:apply-style-name="Type1" style:base-cell-address="JumpTable.D179"/>
      <style:map style:condition="cell-content()=0" style:apply-style-name="Type0" style:base-cell-address="JumpTable.D179"/>
      <style:map style:condition="cell-content()=0" style:apply-style-name="Accent" style:base-cell-address="JumpTable.D179"/>
    </style:style>
    <style:style style:name="ce22" style:family="table-cell" style:parent-style-name="Default" style:data-style-name="N0">
      <style:map style:condition="cell-content()=1" style:apply-style-name="Type1" style:base-cell-address="JumpTable.D180"/>
      <style:map style:condition="cell-content()=0" style:apply-style-name="Type0" style:base-cell-address="JumpTable.D180"/>
      <style:map style:condition="cell-content()=0" style:apply-style-name="Accent" style:base-cell-address="JumpTable.D180"/>
    </style:style>
    <style:style style:name="ce23" style:family="table-cell" style:parent-style-name="Default" style:data-style-name="N0">
      <style:map style:condition="cell-content()=1" style:apply-style-name="Type1" style:base-cell-address="JumpTable.D181"/>
      <style:map style:condition="cell-content()=0" style:apply-style-name="Type0" style:base-cell-address="JumpTable.D181"/>
      <style:map style:condition="cell-content()=0" style:apply-style-name="Accent" style:base-cell-address="JumpTable.D181"/>
    </style:style>
    <style:style style:name="ce24" style:family="table-cell" style:parent-style-name="Default" style:data-style-name="N0">
      <style:map style:condition="cell-content()=1" style:apply-style-name="Type1" style:base-cell-address="JumpTable.D182"/>
      <style:map style:condition="cell-content()=0" style:apply-style-name="Type0" style:base-cell-address="JumpTable.D182"/>
      <style:map style:condition="cell-content()=0" style:apply-style-name="Accent" style:base-cell-address="JumpTable.D182"/>
    </style:style>
    <style:style style:name="ce25" style:family="table-cell" style:parent-style-name="Default" style:data-style-name="N0">
      <style:map style:condition="cell-content()=1" style:apply-style-name="Type1" style:base-cell-address="JumpTable.D183"/>
      <style:map style:condition="cell-content()=0" style:apply-style-name="Type0" style:base-cell-address="JumpTable.D183"/>
      <style:map style:condition="cell-content()=0" style:apply-style-name="Accent" style:base-cell-address="JumpTable.D183"/>
    </style:style>
    <style:style style:name="ce26" style:family="table-cell" style:parent-style-name="Default" style:data-style-name="N0">
      <style:map style:condition="cell-content()=1" style:apply-style-name="Type1" style:base-cell-address="JumpTable.D187"/>
      <style:map style:condition="cell-content()=0" style:apply-style-name="Type0" style:base-cell-address="JumpTable.D187"/>
      <style:map style:condition="cell-content()=0" style:apply-style-name="Accent" style:base-cell-address="JumpTable.D187"/>
    </style:style>
    <style:style style:name="ce27" style:family="table-cell" style:parent-style-name="Default" style:data-style-name="N0">
      <style:map style:condition="cell-content()=1" style:apply-style-name="Type1" style:base-cell-address="JumpTable.D188"/>
      <style:map style:condition="cell-content()=0" style:apply-style-name="Type0" style:base-cell-address="JumpTable.D188"/>
      <style:map style:condition="cell-content()=0" style:apply-style-name="Accent" style:base-cell-address="JumpTable.D188"/>
    </style:style>
    <style:style style:name="ce28" style:family="table-cell" style:parent-style-name="Default" style:data-style-name="N0">
      <style:map style:condition="cell-content()=1" style:apply-style-name="Type1" style:base-cell-address="JumpTable.D189"/>
      <style:map style:condition="cell-content()=0" style:apply-style-name="Type0" style:base-cell-address="JumpTable.D189"/>
      <style:map style:condition="cell-content()=0" style:apply-style-name="Accent" style:base-cell-address="JumpTable.D189"/>
    </style:style>
    <style:style style:name="ce30" style:family="table-cell" style:parent-style-name="Default" style:data-style-name="N0">
      <style:map style:condition="cell-content()=1" style:apply-style-name="Type1" style:base-cell-address="JumpTable.D190"/>
      <style:map style:condition="cell-content()=0" style:apply-style-name="Type0" style:base-cell-address="JumpTable.D190"/>
      <style:map style:condition="cell-content()=0" style:apply-style-name="Accent" style:base-cell-address="JumpTable.D190"/>
    </style:style>
    <style:style style:name="ce37" style:family="table-cell" style:parent-style-name="Default" style:data-style-name="N0">
      <style:map style:condition="cell-content()=1" style:apply-style-name="Type1" style:base-cell-address="JumpTable.D191"/>
      <style:map style:condition="cell-content()=0" style:apply-style-name="Type0" style:base-cell-address="JumpTable.D191"/>
      <style:map style:condition="cell-content()=0" style:apply-style-name="Accent" style:base-cell-address="JumpTable.D191"/>
    </style:style>
    <style:style style:name="ce38" style:family="table-cell" style:parent-style-name="Default" style:data-style-name="N0">
      <style:map style:condition="cell-content()=1" style:apply-style-name="Type1" style:base-cell-address="JumpTable.D192"/>
      <style:map style:condition="cell-content()=0" style:apply-style-name="Type0" style:base-cell-address="JumpTable.D192"/>
      <style:map style:condition="cell-content()=0" style:apply-style-name="Accent" style:base-cell-address="JumpTable.D192"/>
    </style:style>
    <style:style style:name="ce39" style:family="table-cell" style:parent-style-name="Default" style:data-style-name="N0">
      <style:map style:condition="cell-content()=1" style:apply-style-name="Type1" style:base-cell-address="JumpTable.D193"/>
      <style:map style:condition="cell-content()=0" style:apply-style-name="Type0" style:base-cell-address="JumpTable.D193"/>
      <style:map style:condition="cell-content()=0" style:apply-style-name="Accent" style:base-cell-address="JumpTable.D193"/>
    </style:style>
    <style:style style:name="ce42" style:family="table-cell" style:parent-style-name="Default" style:data-style-name="N0">
      <style:map style:condition="cell-content()=1" style:apply-style-name="Type1" style:base-cell-address="JumpTable.D194"/>
      <style:map style:condition="cell-content()=0" style:apply-style-name="Type0" style:base-cell-address="JumpTable.D194"/>
      <style:map style:condition="cell-content()=0" style:apply-style-name="Accent" style:base-cell-address="JumpTable.D194"/>
    </style:style>
    <style:style style:name="ce43" style:family="table-cell" style:parent-style-name="Default" style:data-style-name="N0">
      <style:map style:condition="cell-content()=1" style:apply-style-name="Type1" style:base-cell-address="JumpTable.D195"/>
      <style:map style:condition="cell-content()=0" style:apply-style-name="Type0" style:base-cell-address="JumpTable.D195"/>
      <style:map style:condition="cell-content()=0" style:apply-style-name="Accent" style:base-cell-address="JumpTable.D195"/>
    </style:style>
    <style:style style:name="ce163" style:family="table-cell" style:parent-style-name="Default" style:data-style-name="N0">
      <style:map style:condition="cell-content()=1" style:apply-style-name="Type1" style:base-cell-address="JumpTable.D196"/>
      <style:map style:condition="cell-content()=0" style:apply-style-name="Type0" style:base-cell-address="JumpTable.D196"/>
      <style:map style:condition="cell-content()=0" style:apply-style-name="Accent" style:base-cell-address="JumpTable.D196"/>
    </style:style>
    <style:style style:name="ce3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" style:family="table-cell" style:parent-style-name="Default" style:data-style-name="N0">
      <style:map style:condition="cell-content()=1" style:apply-style-name="Type1" style:base-cell-address="JumpTable.D205"/>
      <style:map style:condition="cell-content()=0" style:apply-style-name="Type0" style:base-cell-address="JumpTable.D205"/>
      <style:map style:condition="cell-content()=0" style:apply-style-name="Accent" style:base-cell-address="JumpTable.D205"/>
    </style:style>
    <style:style style:name="ce59" style:family="table-cell" style:parent-style-name="Default" style:data-style-name="N0">
      <style:map style:condition="cell-content()=1" style:apply-style-name="Type1" style:base-cell-address="JumpTable.D206"/>
      <style:map style:condition="cell-content()=0" style:apply-style-name="Type0" style:base-cell-address="JumpTable.D206"/>
      <style:map style:condition="cell-content()=0" style:apply-style-name="Accent" style:base-cell-address="JumpTable.D206"/>
    </style:style>
    <style:style style:name="ce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61" style:family="table-cell" style:parent-style-name="Default" style:data-style-name="N0">
      <style:map style:condition="cell-content()=1" style:apply-style-name="Type1" style:base-cell-address="JumpTable.D237"/>
      <style:map style:condition="cell-content()=0" style:apply-style-name="Type0" style:base-cell-address="JumpTable.D237"/>
      <style:map style:condition="cell-content()=0" style:apply-style-name="Accent" style:base-cell-address="JumpTable.D237"/>
    </style:style>
    <style:style style:name="ce62" style:family="table-cell" style:parent-style-name="Default" style:data-style-name="N0">
      <style:map style:condition="cell-content()=1" style:apply-style-name="Type1" style:base-cell-address="JumpTable.D238"/>
      <style:map style:condition="cell-content()=0" style:apply-style-name="Type0" style:base-cell-address="JumpTable.D238"/>
      <style:map style:condition="cell-content()=0" style:apply-style-name="Accent" style:base-cell-address="JumpTable.D238"/>
    </style:style>
    <style:style style:name="ce11" style:family="table-cell" style:parent-style-name="Default" style:data-style-name="N0">
      <style:map style:condition="cell-content()=1" style:apply-style-name="Type1" style:base-cell-address="JumpTable.D247"/>
      <style:map style:condition="cell-content()=0" style:apply-style-name="Type0" style:base-cell-address="JumpTable.D247"/>
      <style:map style:condition="cell-content()=0" style:apply-style-name="Accent" style:base-cell-address="JumpTable.D247"/>
    </style:style>
    <style:style style:name="ce64" style:family="table-cell" style:parent-style-name="Default" style:data-style-name="N0">
      <style:map style:condition="cell-content()=1" style:apply-style-name="Type1" style:base-cell-address="JumpTable.D248"/>
      <style:map style:condition="cell-content()=0" style:apply-style-name="Type0" style:base-cell-address="JumpTable.D248"/>
      <style:map style:condition="cell-content()=0" style:apply-style-name="Accent" style:base-cell-address="JumpTable.D248"/>
    </style:style>
    <style:style style:name="ce65" style:family="table-cell" style:parent-style-name="Default" style:data-style-name="N0">
      <style:map style:condition="cell-content()=1" style:apply-style-name="Type1" style:base-cell-address="JumpTable.D249"/>
      <style:map style:condition="cell-content()=0" style:apply-style-name="Type0" style:base-cell-address="JumpTable.D249"/>
      <style:map style:condition="cell-content()=0" style:apply-style-name="Accent" style:base-cell-address="JumpTable.D249"/>
    </style:style>
    <style:style style:name="ce66" style:family="table-cell" style:parent-style-name="Default" style:data-style-name="N0">
      <style:map style:condition="cell-content()=1" style:apply-style-name="Type1" style:base-cell-address="JumpTable.D251"/>
      <style:map style:condition="cell-content()=0" style:apply-style-name="Type0" style:base-cell-address="JumpTable.D251"/>
      <style:map style:condition="cell-content()=0" style:apply-style-name="Accent" style:base-cell-address="JumpTable.D251"/>
    </style:style>
    <style:style style:name="ce203" style:family="table-cell" style:parent-style-name="Default" style:data-style-name="N0">
      <style:map style:condition="cell-content()=1" style:apply-style-name="Type1" style:base-cell-address="JumpTable.D252"/>
      <style:map style:condition="cell-content()=0" style:apply-style-name="Type0" style:base-cell-address="JumpTable.D252"/>
      <style:map style:condition="cell-content()=0" style:apply-style-name="Accent" style:base-cell-address="JumpTable.D252"/>
    </style:style>
    <style:style style:name="ce71" style:family="table-cell" style:parent-style-name="Default" style:data-style-name="N0">
      <style:map style:condition="cell-content()=1" style:apply-style-name="Type1" style:base-cell-address="JumpTable.D255"/>
      <style:map style:condition="cell-content()=0" style:apply-style-name="Type0" style:base-cell-address="JumpTable.D255"/>
      <style:map style:condition="cell-content()=0" style:apply-style-name="Accent" style:base-cell-address="JumpTable.D255"/>
    </style:style>
    <style:style style:name="ce72" style:family="table-cell" style:parent-style-name="Default" style:data-style-name="N0">
      <style:map style:condition="cell-content()=1" style:apply-style-name="Type1" style:base-cell-address="JumpTable.D256"/>
      <style:map style:condition="cell-content()=0" style:apply-style-name="Type0" style:base-cell-address="JumpTable.D256"/>
      <style:map style:condition="cell-content()=0" style:apply-style-name="Accent" style:base-cell-address="JumpTable.D256"/>
    </style:style>
    <style:style style:name="ce12" style:family="table-cell" style:parent-style-name="Default" style:data-style-name="N0">
      <style:map style:condition="cell-content()=1" style:apply-style-name="Type1" style:base-cell-address="JumpTable.D257"/>
      <style:map style:condition="cell-content()=0" style:apply-style-name="Type0" style:base-cell-address="JumpTable.D257"/>
      <style:map style:condition="cell-content()=0" style:apply-style-name="Accent" style:base-cell-address="JumpTable.D257"/>
    </style:style>
    <style:style style:name="ce74" style:family="table-cell" style:parent-style-name="Default" style:data-style-name="N0">
      <style:map style:condition="cell-content()=1" style:apply-style-name="Type1" style:base-cell-address="JumpTable.D258"/>
      <style:map style:condition="cell-content()=0" style:apply-style-name="Type0" style:base-cell-address="JumpTable.D258"/>
      <style:map style:condition="cell-content()=0" style:apply-style-name="Accent" style:base-cell-address="JumpTable.D258"/>
    </style:style>
    <style:style style:name="ce75" style:family="table-cell" style:parent-style-name="Default" style:data-style-name="N0">
      <style:map style:condition="cell-content()=1" style:apply-style-name="Type1" style:base-cell-address="JumpTable.D259"/>
      <style:map style:condition="cell-content()=0" style:apply-style-name="Type0" style:base-cell-address="JumpTable.D259"/>
      <style:map style:condition="cell-content()=0" style:apply-style-name="Accent" style:base-cell-address="JumpTable.D259"/>
    </style:style>
    <style:style style:name="ce76" style:family="table-cell" style:parent-style-name="Default" style:data-style-name="N0">
      <style:map style:condition="cell-content()=1" style:apply-style-name="Type1" style:base-cell-address="JumpTable.D260"/>
      <style:map style:condition="cell-content()=0" style:apply-style-name="Type0" style:base-cell-address="JumpTable.D260"/>
      <style:map style:condition="cell-content()=0" style:apply-style-name="Accent" style:base-cell-address="JumpTable.D260"/>
    </style:style>
    <style:style style:name="ce32" style:family="table-cell" style:parent-style-name="Default" style:data-style-name="N0">
      <style:map style:condition="cell-content()=1" style:apply-style-name="Type1" style:base-cell-address="JumpTable.D262"/>
      <style:map style:condition="cell-content()=0" style:apply-style-name="Type0" style:base-cell-address="JumpTable.D262"/>
      <style:map style:condition="cell-content()=0" style:apply-style-name="Accent" style:base-cell-address="JumpTable.D262"/>
    </style:style>
    <style:style style:name="ce55" style:family="table-cell" style:parent-style-name="Default" style:data-style-name="N0">
      <style:map style:condition="cell-content()=1" style:apply-style-name="Type1" style:base-cell-address="JumpTable.D263"/>
      <style:map style:condition="cell-content()=0" style:apply-style-name="Type0" style:base-cell-address="JumpTable.D263"/>
      <style:map style:condition="cell-content()=0" style:apply-style-name="Accent" style:base-cell-address="JumpTable.D263"/>
    </style:style>
    <style:style style:name="ce3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8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7" style:family="table-cell" style:parent-style-name="Default" style:data-style-name="N99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88" style:family="table-cell" style:parent-style-name="Default" style:data-style-name="N0">
      <style:map style:condition="cell-content()=1" style:apply-style-name="Type1" style:base-cell-address="JumpTable.E158"/>
      <style:map style:condition="cell-content()=0" style:apply-style-name="Type0" style:base-cell-address="JumpTable.E158"/>
      <style:map style:condition="cell-content()=0" style:apply-style-name="Accent" style:base-cell-address="JumpTable.E158"/>
    </style:style>
    <style:style style:name="ce89" style:family="table-cell" style:parent-style-name="Default" style:data-style-name="N0">
      <style:map style:condition="cell-content()=1" style:apply-style-name="Type1" style:base-cell-address="JumpTable.E159"/>
      <style:map style:condition="cell-content()=0" style:apply-style-name="Type0" style:base-cell-address="JumpTable.E159"/>
      <style:map style:condition="cell-content()=0" style:apply-style-name="Accent" style:base-cell-address="JumpTable.E159"/>
    </style:style>
    <style:style style:name="ce90" style:family="table-cell" style:parent-style-name="Default" style:data-style-name="N0">
      <style:map style:condition="cell-content()=1" style:apply-style-name="Type1" style:base-cell-address="JumpTable.E160"/>
      <style:map style:condition="cell-content()=0" style:apply-style-name="Type0" style:base-cell-address="JumpTable.E160"/>
      <style:map style:condition="cell-content()=0" style:apply-style-name="Accent" style:base-cell-address="JumpTable.E160"/>
    </style:style>
    <style:style style:name="ce91" style:family="table-cell" style:parent-style-name="Default" style:data-style-name="N0">
      <style:map style:condition="cell-content()=1" style:apply-style-name="Type1" style:base-cell-address="JumpTable.E179"/>
      <style:map style:condition="cell-content()=0" style:apply-style-name="Type0" style:base-cell-address="JumpTable.E179"/>
      <style:map style:condition="cell-content()=0" style:apply-style-name="Accent" style:base-cell-address="JumpTable.E179"/>
    </style:style>
    <style:style style:name="ce92" style:family="table-cell" style:parent-style-name="Default" style:data-style-name="N0">
      <style:map style:condition="cell-content()=1" style:apply-style-name="Type1" style:base-cell-address="JumpTable.E180"/>
      <style:map style:condition="cell-content()=0" style:apply-style-name="Type0" style:base-cell-address="JumpTable.E180"/>
      <style:map style:condition="cell-content()=0" style:apply-style-name="Accent" style:base-cell-address="JumpTable.E180"/>
    </style:style>
    <style:style style:name="ce94" style:family="table-cell" style:parent-style-name="Default" style:data-style-name="N0">
      <style:map style:condition="cell-content()=1" style:apply-style-name="Type1" style:base-cell-address="JumpTable.E181"/>
      <style:map style:condition="cell-content()=0" style:apply-style-name="Type0" style:base-cell-address="JumpTable.E181"/>
      <style:map style:condition="cell-content()=0" style:apply-style-name="Accent" style:base-cell-address="JumpTable.E181"/>
    </style:style>
    <style:style style:name="ce97" style:family="table-cell" style:parent-style-name="Default" style:data-style-name="N0">
      <style:map style:condition="cell-content()=1" style:apply-style-name="Type1" style:base-cell-address="JumpTable.E182"/>
      <style:map style:condition="cell-content()=0" style:apply-style-name="Type0" style:base-cell-address="JumpTable.E182"/>
      <style:map style:condition="cell-content()=0" style:apply-style-name="Accent" style:base-cell-address="JumpTable.E182"/>
    </style:style>
    <style:style style:name="ce98" style:family="table-cell" style:parent-style-name="Default" style:data-style-name="N0">
      <style:map style:condition="cell-content()=1" style:apply-style-name="Type1" style:base-cell-address="JumpTable.E183"/>
      <style:map style:condition="cell-content()=0" style:apply-style-name="Type0" style:base-cell-address="JumpTable.E183"/>
      <style:map style:condition="cell-content()=0" style:apply-style-name="Accent" style:base-cell-address="JumpTable.E183"/>
    </style:style>
    <style:style style:name="ce100" style:family="table-cell" style:parent-style-name="Default" style:data-style-name="N0">
      <style:map style:condition="cell-content()=1" style:apply-style-name="Type1" style:base-cell-address="JumpTable.E187"/>
      <style:map style:condition="cell-content()=0" style:apply-style-name="Type0" style:base-cell-address="JumpTable.E187"/>
      <style:map style:condition="cell-content()=0" style:apply-style-name="Accent" style:base-cell-address="JumpTable.E187"/>
    </style:style>
    <style:style style:name="ce107" style:family="table-cell" style:parent-style-name="Default" style:data-style-name="N0">
      <style:map style:condition="cell-content()=1" style:apply-style-name="Type1" style:base-cell-address="JumpTable.E188"/>
      <style:map style:condition="cell-content()=0" style:apply-style-name="Type0" style:base-cell-address="JumpTable.E188"/>
      <style:map style:condition="cell-content()=0" style:apply-style-name="Accent" style:base-cell-address="JumpTable.E188"/>
    </style:style>
    <style:style style:name="ce93" style:family="table-cell" style:parent-style-name="Default" style:data-style-name="N0">
      <style:map style:condition="cell-content()=1" style:apply-style-name="Type1" style:base-cell-address="JumpTable.E189"/>
      <style:map style:condition="cell-content()=0" style:apply-style-name="Type0" style:base-cell-address="JumpTable.E189"/>
      <style:map style:condition="cell-content()=0" style:apply-style-name="Accent" style:base-cell-address="JumpTable.E189"/>
    </style:style>
    <style:style style:name="ce109" style:family="table-cell" style:parent-style-name="Default" style:data-style-name="N0">
      <style:map style:condition="cell-content()=1" style:apply-style-name="Type1" style:base-cell-address="JumpTable.E190"/>
      <style:map style:condition="cell-content()=0" style:apply-style-name="Type0" style:base-cell-address="JumpTable.E190"/>
      <style:map style:condition="cell-content()=0" style:apply-style-name="Accent" style:base-cell-address="JumpTable.E190"/>
    </style:style>
    <style:style style:name="ce110" style:family="table-cell" style:parent-style-name="Default" style:data-style-name="N0">
      <style:map style:condition="cell-content()=1" style:apply-style-name="Type1" style:base-cell-address="JumpTable.E191"/>
      <style:map style:condition="cell-content()=0" style:apply-style-name="Type0" style:base-cell-address="JumpTable.E191"/>
      <style:map style:condition="cell-content()=0" style:apply-style-name="Accent" style:base-cell-address="JumpTable.E191"/>
    </style:style>
    <style:style style:name="ce111" style:family="table-cell" style:parent-style-name="Default" style:data-style-name="N0">
      <style:map style:condition="cell-content()=1" style:apply-style-name="Type1" style:base-cell-address="JumpTable.E192"/>
      <style:map style:condition="cell-content()=0" style:apply-style-name="Type0" style:base-cell-address="JumpTable.E192"/>
      <style:map style:condition="cell-content()=0" style:apply-style-name="Accent" style:base-cell-address="JumpTable.E192"/>
    </style:style>
    <style:style style:name="ce112" style:family="table-cell" style:parent-style-name="Default" style:data-style-name="N0">
      <style:map style:condition="cell-content()=1" style:apply-style-name="Type1" style:base-cell-address="JumpTable.E193"/>
      <style:map style:condition="cell-content()=0" style:apply-style-name="Type0" style:base-cell-address="JumpTable.E193"/>
      <style:map style:condition="cell-content()=0" style:apply-style-name="Accent" style:base-cell-address="JumpTable.E193"/>
    </style:style>
    <style:style style:name="ce113" style:family="table-cell" style:parent-style-name="Default" style:data-style-name="N0">
      <style:map style:condition="cell-content()=1" style:apply-style-name="Type1" style:base-cell-address="JumpTable.E194"/>
      <style:map style:condition="cell-content()=0" style:apply-style-name="Type0" style:base-cell-address="JumpTable.E194"/>
      <style:map style:condition="cell-content()=0" style:apply-style-name="Accent" style:base-cell-address="JumpTable.E194"/>
    </style:style>
    <style:style style:name="ce114" style:family="table-cell" style:parent-style-name="Default" style:data-style-name="N0">
      <style:map style:condition="cell-content()=1" style:apply-style-name="Type1" style:base-cell-address="JumpTable.E195"/>
      <style:map style:condition="cell-content()=0" style:apply-style-name="Type0" style:base-cell-address="JumpTable.E195"/>
      <style:map style:condition="cell-content()=0" style:apply-style-name="Accent" style:base-cell-address="JumpTable.E195"/>
    </style:style>
    <style:style style:name="ce9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9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9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3" style:family="table-cell" style:parent-style-name="Default" style:data-style-name="N0">
      <style:map style:condition="cell-content()=1" style:apply-style-name="Type1" style:base-cell-address="JumpTable.E205"/>
      <style:map style:condition="cell-content()=0" style:apply-style-name="Type0" style:base-cell-address="JumpTable.E205"/>
      <style:map style:condition="cell-content()=0" style:apply-style-name="Accent" style:base-cell-address="JumpTable.E205"/>
    </style:style>
    <style:style style:name="ce134" style:family="table-cell" style:parent-style-name="Default" style:data-style-name="N0">
      <style:map style:condition="cell-content()=1" style:apply-style-name="Type1" style:base-cell-address="JumpTable.E206"/>
      <style:map style:condition="cell-content()=0" style:apply-style-name="Type0" style:base-cell-address="JumpTable.E206"/>
      <style:map style:condition="cell-content()=0" style:apply-style-name="Accent" style:base-cell-address="JumpTable.E206"/>
    </style:style>
    <style:style style:name="ce1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6" style:family="table-cell" style:parent-style-name="Default" style:data-style-name="N0">
      <style:map style:condition="cell-content()=1" style:apply-style-name="Type1" style:base-cell-address="JumpTable.E237"/>
      <style:map style:condition="cell-content()=0" style:apply-style-name="Type0" style:base-cell-address="JumpTable.E237"/>
      <style:map style:condition="cell-content()=0" style:apply-style-name="Accent" style:base-cell-address="JumpTable.E237"/>
    </style:style>
    <style:style style:name="ce137" style:family="table-cell" style:parent-style-name="Default" style:data-style-name="N0">
      <style:map style:condition="cell-content()=1" style:apply-style-name="Type1" style:base-cell-address="JumpTable.E238"/>
      <style:map style:condition="cell-content()=0" style:apply-style-name="Type0" style:base-cell-address="JumpTable.E238"/>
      <style:map style:condition="cell-content()=0" style:apply-style-name="Accent" style:base-cell-address="JumpTable.E238"/>
    </style:style>
    <style:style style:name="ce48" style:family="table-cell" style:parent-style-name="Default" style:data-style-name="N0">
      <style:map style:condition="cell-content()=1" style:apply-style-name="Type1" style:base-cell-address="JumpTable.E247"/>
      <style:map style:condition="cell-content()=0" style:apply-style-name="Type0" style:base-cell-address="JumpTable.E247"/>
      <style:map style:condition="cell-content()=0" style:apply-style-name="Accent" style:base-cell-address="JumpTable.E247"/>
    </style:style>
    <style:style style:name="ce143" style:family="table-cell" style:parent-style-name="Default" style:data-style-name="N0">
      <style:map style:condition="cell-content()=1" style:apply-style-name="Type1" style:base-cell-address="JumpTable.E248"/>
      <style:map style:condition="cell-content()=0" style:apply-style-name="Type0" style:base-cell-address="JumpTable.E248"/>
      <style:map style:condition="cell-content()=0" style:apply-style-name="Accent" style:base-cell-address="JumpTable.E248"/>
    </style:style>
    <style:style style:name="ce144" style:family="table-cell" style:parent-style-name="Default" style:data-style-name="N0">
      <style:map style:condition="cell-content()=1" style:apply-style-name="Type1" style:base-cell-address="JumpTable.E249"/>
      <style:map style:condition="cell-content()=0" style:apply-style-name="Type0" style:base-cell-address="JumpTable.E249"/>
      <style:map style:condition="cell-content()=0" style:apply-style-name="Accent" style:base-cell-address="JumpTable.E249"/>
    </style:style>
    <style:style style:name="ce145" style:family="table-cell" style:parent-style-name="Default" style:data-style-name="N0">
      <style:map style:condition="cell-content()=1" style:apply-style-name="Type1" style:base-cell-address="JumpTable.E251"/>
      <style:map style:condition="cell-content()=0" style:apply-style-name="Type0" style:base-cell-address="JumpTable.E251"/>
      <style:map style:condition="cell-content()=0" style:apply-style-name="Accent" style:base-cell-address="JumpTable.E251"/>
    </style:style>
    <style:style style:name="ce247" style:family="table-cell" style:parent-style-name="Default" style:data-style-name="N0">
      <style:map style:condition="cell-content()=1" style:apply-style-name="Type1" style:base-cell-address="JumpTable.E252"/>
      <style:map style:condition="cell-content()=0" style:apply-style-name="Type0" style:base-cell-address="JumpTable.E252"/>
      <style:map style:condition="cell-content()=0" style:apply-style-name="Accent" style:base-cell-address="JumpTable.E252"/>
    </style:style>
    <style:style style:name="ce147" style:family="table-cell" style:parent-style-name="Default" style:data-style-name="N0">
      <style:map style:condition="cell-content()=1" style:apply-style-name="Type1" style:base-cell-address="JumpTable.E255"/>
      <style:map style:condition="cell-content()=0" style:apply-style-name="Type0" style:base-cell-address="JumpTable.E255"/>
      <style:map style:condition="cell-content()=0" style:apply-style-name="Accent" style:base-cell-address="JumpTable.E255"/>
    </style:style>
    <style:style style:name="ce148" style:family="table-cell" style:parent-style-name="Default" style:data-style-name="N0">
      <style:map style:condition="cell-content()=1" style:apply-style-name="Type1" style:base-cell-address="JumpTable.E256"/>
      <style:map style:condition="cell-content()=0" style:apply-style-name="Type0" style:base-cell-address="JumpTable.E256"/>
      <style:map style:condition="cell-content()=0" style:apply-style-name="Accent" style:base-cell-address="JumpTable.E256"/>
    </style:style>
    <style:style style:name="ce123" style:family="table-cell" style:parent-style-name="Default" style:data-style-name="N0">
      <style:map style:condition="cell-content()=1" style:apply-style-name="Type1" style:base-cell-address="JumpTable.E257"/>
      <style:map style:condition="cell-content()=0" style:apply-style-name="Type0" style:base-cell-address="JumpTable.E257"/>
      <style:map style:condition="cell-content()=0" style:apply-style-name="Accent" style:base-cell-address="JumpTable.E257"/>
    </style:style>
    <style:style style:name="ce150" style:family="table-cell" style:parent-style-name="Default" style:data-style-name="N0">
      <style:map style:condition="cell-content()=1" style:apply-style-name="Type1" style:base-cell-address="JumpTable.E258"/>
      <style:map style:condition="cell-content()=0" style:apply-style-name="Type0" style:base-cell-address="JumpTable.E258"/>
      <style:map style:condition="cell-content()=0" style:apply-style-name="Accent" style:base-cell-address="JumpTable.E258"/>
    </style:style>
    <style:style style:name="ce151" style:family="table-cell" style:parent-style-name="Default" style:data-style-name="N0">
      <style:map style:condition="cell-content()=1" style:apply-style-name="Type1" style:base-cell-address="JumpTable.E259"/>
      <style:map style:condition="cell-content()=0" style:apply-style-name="Type0" style:base-cell-address="JumpTable.E259"/>
      <style:map style:condition="cell-content()=0" style:apply-style-name="Accent" style:base-cell-address="JumpTable.E259"/>
    </style:style>
    <style:style style:name="ce152" style:family="table-cell" style:parent-style-name="Default" style:data-style-name="N0">
      <style:map style:condition="cell-content()=1" style:apply-style-name="Type1" style:base-cell-address="JumpTable.E260"/>
      <style:map style:condition="cell-content()=0" style:apply-style-name="Type0" style:base-cell-address="JumpTable.E260"/>
      <style:map style:condition="cell-content()=0" style:apply-style-name="Accent" style:base-cell-address="JumpTable.E260"/>
    </style:style>
    <style:style style:name="ce67" style:family="table-cell" style:parent-style-name="Default" style:data-style-name="N0">
      <style:map style:condition="cell-content()=1" style:apply-style-name="Type1" style:base-cell-address="JumpTable.E262"/>
      <style:map style:condition="cell-content()=0" style:apply-style-name="Type0" style:base-cell-address="JumpTable.E262"/>
      <style:map style:condition="cell-content()=0" style:apply-style-name="Accent" style:base-cell-address="JumpTable.E262"/>
    </style:style>
    <style:style style:name="ce121" style:family="table-cell" style:parent-style-name="Default" style:data-style-name="N0">
      <style:map style:condition="cell-content()=1" style:apply-style-name="Type1" style:base-cell-address="JumpTable.E263"/>
      <style:map style:condition="cell-content()=0" style:apply-style-name="Type0" style:base-cell-address="JumpTable.E263"/>
      <style:map style:condition="cell-content()=0" style:apply-style-name="Accent" style:base-cell-address="JumpTable.E263"/>
    </style:style>
    <style:style style:name="ce12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7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4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5" style:family="table-cell" style:parent-style-name="Default" style:data-style-name="N0">
      <style:map style:condition="cell-content()=1" style:apply-style-name="Type1" style:base-cell-address="JumpTable.F158"/>
      <style:map style:condition="cell-content()=0" style:apply-style-name="Type0" style:base-cell-address="JumpTable.F158"/>
      <style:map style:condition="cell-content()=0" style:apply-style-name="Accent" style:base-cell-address="JumpTable.F158"/>
    </style:style>
    <style:style style:name="ce176" style:family="table-cell" style:parent-style-name="Default" style:data-style-name="N0">
      <style:map style:condition="cell-content()=1" style:apply-style-name="Type1" style:base-cell-address="JumpTable.F159"/>
      <style:map style:condition="cell-content()=0" style:apply-style-name="Type0" style:base-cell-address="JumpTable.F159"/>
      <style:map style:condition="cell-content()=0" style:apply-style-name="Accent" style:base-cell-address="JumpTable.F159"/>
    </style:style>
    <style:style style:name="ce179" style:family="table-cell" style:parent-style-name="Default" style:data-style-name="N0">
      <style:map style:condition="cell-content()=1" style:apply-style-name="Type1" style:base-cell-address="JumpTable.F160"/>
      <style:map style:condition="cell-content()=0" style:apply-style-name="Type0" style:base-cell-address="JumpTable.F160"/>
      <style:map style:condition="cell-content()=0" style:apply-style-name="Accent" style:base-cell-address="JumpTable.F160"/>
    </style:style>
    <style:style style:name="ce181" style:family="table-cell" style:parent-style-name="Default" style:data-style-name="N0">
      <style:map style:condition="cell-content()=1" style:apply-style-name="Type1" style:base-cell-address="JumpTable.F179"/>
      <style:map style:condition="cell-content()=0" style:apply-style-name="Type0" style:base-cell-address="JumpTable.F179"/>
      <style:map style:condition="cell-content()=0" style:apply-style-name="Accent" style:base-cell-address="JumpTable.F179"/>
    </style:style>
    <style:style style:name="ce182" style:family="table-cell" style:parent-style-name="Default" style:data-style-name="N0">
      <style:map style:condition="cell-content()=1" style:apply-style-name="Type1" style:base-cell-address="JumpTable.F180"/>
      <style:map style:condition="cell-content()=0" style:apply-style-name="Type0" style:base-cell-address="JumpTable.F180"/>
      <style:map style:condition="cell-content()=0" style:apply-style-name="Accent" style:base-cell-address="JumpTable.F180"/>
    </style:style>
    <style:style style:name="ce183" style:family="table-cell" style:parent-style-name="Default" style:data-style-name="N0">
      <style:map style:condition="cell-content()=1" style:apply-style-name="Type1" style:base-cell-address="JumpTable.F181"/>
      <style:map style:condition="cell-content()=0" style:apply-style-name="Type0" style:base-cell-address="JumpTable.F181"/>
      <style:map style:condition="cell-content()=0" style:apply-style-name="Accent" style:base-cell-address="JumpTable.F181"/>
    </style:style>
    <style:style style:name="ce184" style:family="table-cell" style:parent-style-name="Default" style:data-style-name="N0">
      <style:map style:condition="cell-content()=1" style:apply-style-name="Type1" style:base-cell-address="JumpTable.F182"/>
      <style:map style:condition="cell-content()=0" style:apply-style-name="Type0" style:base-cell-address="JumpTable.F182"/>
      <style:map style:condition="cell-content()=0" style:apply-style-name="Accent" style:base-cell-address="JumpTable.F182"/>
    </style:style>
    <style:style style:name="ce185" style:family="table-cell" style:parent-style-name="Default" style:data-style-name="N0">
      <style:map style:condition="cell-content()=1" style:apply-style-name="Type1" style:base-cell-address="JumpTable.F183"/>
      <style:map style:condition="cell-content()=0" style:apply-style-name="Type0" style:base-cell-address="JumpTable.F183"/>
      <style:map style:condition="cell-content()=0" style:apply-style-name="Accent" style:base-cell-address="JumpTable.F183"/>
    </style:style>
    <style:style style:name="ce186" style:family="table-cell" style:parent-style-name="Default" style:data-style-name="N0">
      <style:map style:condition="cell-content()=1" style:apply-style-name="Type1" style:base-cell-address="JumpTable.F187"/>
      <style:map style:condition="cell-content()=0" style:apply-style-name="Type0" style:base-cell-address="JumpTable.F187"/>
      <style:map style:condition="cell-content()=0" style:apply-style-name="Accent" style:base-cell-address="JumpTable.F187"/>
    </style:style>
    <style:style style:name="ce187" style:family="table-cell" style:parent-style-name="Default" style:data-style-name="N0">
      <style:map style:condition="cell-content()=1" style:apply-style-name="Type1" style:base-cell-address="JumpTable.F188"/>
      <style:map style:condition="cell-content()=0" style:apply-style-name="Type0" style:base-cell-address="JumpTable.F188"/>
      <style:map style:condition="cell-content()=0" style:apply-style-name="Accent" style:base-cell-address="JumpTable.F188"/>
    </style:style>
    <style:style style:name="ce162" style:family="table-cell" style:parent-style-name="Default" style:data-style-name="N0">
      <style:map style:condition="cell-content()=1" style:apply-style-name="Type1" style:base-cell-address="JumpTable.F189"/>
      <style:map style:condition="cell-content()=0" style:apply-style-name="Type0" style:base-cell-address="JumpTable.F189"/>
      <style:map style:condition="cell-content()=0" style:apply-style-name="Accent" style:base-cell-address="JumpTable.F189"/>
    </style:style>
    <style:style style:name="ce189" style:family="table-cell" style:parent-style-name="Default" style:data-style-name="N0">
      <style:map style:condition="cell-content()=1" style:apply-style-name="Type1" style:base-cell-address="JumpTable.F190"/>
      <style:map style:condition="cell-content()=0" style:apply-style-name="Type0" style:base-cell-address="JumpTable.F190"/>
      <style:map style:condition="cell-content()=0" style:apply-style-name="Accent" style:base-cell-address="JumpTable.F190"/>
    </style:style>
    <style:style style:name="ce190" style:family="table-cell" style:parent-style-name="Default" style:data-style-name="N0">
      <style:map style:condition="cell-content()=1" style:apply-style-name="Type1" style:base-cell-address="JumpTable.F191"/>
      <style:map style:condition="cell-content()=0" style:apply-style-name="Type0" style:base-cell-address="JumpTable.F191"/>
      <style:map style:condition="cell-content()=0" style:apply-style-name="Accent" style:base-cell-address="JumpTable.F191"/>
    </style:style>
    <style:style style:name="ce193" style:family="table-cell" style:parent-style-name="Default" style:data-style-name="N0">
      <style:map style:condition="cell-content()=1" style:apply-style-name="Type1" style:base-cell-address="JumpTable.F192"/>
      <style:map style:condition="cell-content()=0" style:apply-style-name="Type0" style:base-cell-address="JumpTable.F192"/>
      <style:map style:condition="cell-content()=0" style:apply-style-name="Accent" style:base-cell-address="JumpTable.F192"/>
    </style:style>
    <style:style style:name="ce194" style:family="table-cell" style:parent-style-name="Default" style:data-style-name="N0">
      <style:map style:condition="cell-content()=1" style:apply-style-name="Type1" style:base-cell-address="JumpTable.F193"/>
      <style:map style:condition="cell-content()=0" style:apply-style-name="Type0" style:base-cell-address="JumpTable.F193"/>
      <style:map style:condition="cell-content()=0" style:apply-style-name="Accent" style:base-cell-address="JumpTable.F193"/>
    </style:style>
    <style:style style:name="ce195" style:family="table-cell" style:parent-style-name="Default" style:data-style-name="N0">
      <style:map style:condition="cell-content()=1" style:apply-style-name="Type1" style:base-cell-address="JumpTable.F194"/>
      <style:map style:condition="cell-content()=0" style:apply-style-name="Type0" style:base-cell-address="JumpTable.F194"/>
      <style:map style:condition="cell-content()=0" style:apply-style-name="Accent" style:base-cell-address="JumpTable.F194"/>
    </style:style>
    <style:style style:name="ce196" style:family="table-cell" style:parent-style-name="Default" style:data-style-name="N0">
      <style:map style:condition="cell-content()=1" style:apply-style-name="Type1" style:base-cell-address="JumpTable.F195"/>
      <style:map style:condition="cell-content()=0" style:apply-style-name="Type0" style:base-cell-address="JumpTable.F195"/>
      <style:map style:condition="cell-content()=0" style:apply-style-name="Accent" style:base-cell-address="JumpTable.F195"/>
    </style:style>
    <style:style style:name="ce1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7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8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7" style:family="table-cell" style:parent-style-name="Default" style:data-style-name="N0">
      <style:map style:condition="cell-content()=1" style:apply-style-name="Type1" style:base-cell-address="JumpTable.F205"/>
      <style:map style:condition="cell-content()=0" style:apply-style-name="Type0" style:base-cell-address="JumpTable.F205"/>
      <style:map style:condition="cell-content()=0" style:apply-style-name="Accent" style:base-cell-address="JumpTable.F205"/>
    </style:style>
    <style:style style:name="ce208" style:family="table-cell" style:parent-style-name="Default" style:data-style-name="N0">
      <style:map style:condition="cell-content()=1" style:apply-style-name="Type1" style:base-cell-address="JumpTable.F206"/>
      <style:map style:condition="cell-content()=0" style:apply-style-name="Type0" style:base-cell-address="JumpTable.F206"/>
      <style:map style:condition="cell-content()=0" style:apply-style-name="Accent" style:base-cell-address="JumpTable.F206"/>
    </style:style>
    <style:style style:name="ce20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10" style:family="table-cell" style:parent-style-name="Default" style:data-style-name="N0">
      <style:map style:condition="cell-content()=1" style:apply-style-name="Type1" style:base-cell-address="JumpTable.F237"/>
      <style:map style:condition="cell-content()=0" style:apply-style-name="Type0" style:base-cell-address="JumpTable.F237"/>
      <style:map style:condition="cell-content()=0" style:apply-style-name="Accent" style:base-cell-address="JumpTable.F237"/>
    </style:style>
    <style:style style:name="ce211" style:family="table-cell" style:parent-style-name="Default" style:data-style-name="N0">
      <style:map style:condition="cell-content()=1" style:apply-style-name="Type1" style:base-cell-address="JumpTable.F238"/>
      <style:map style:condition="cell-content()=0" style:apply-style-name="Type0" style:base-cell-address="JumpTable.F238"/>
      <style:map style:condition="cell-content()=0" style:apply-style-name="Accent" style:base-cell-address="JumpTable.F238"/>
    </style:style>
    <style:style style:name="ce82" style:family="table-cell" style:parent-style-name="Default" style:data-style-name="N0">
      <style:map style:condition="cell-content()=1" style:apply-style-name="Type1" style:base-cell-address="JumpTable.F247"/>
      <style:map style:condition="cell-content()=0" style:apply-style-name="Type0" style:base-cell-address="JumpTable.F247"/>
      <style:map style:condition="cell-content()=0" style:apply-style-name="Accent" style:base-cell-address="JumpTable.F247"/>
    </style:style>
    <style:style style:name="ce217" style:family="table-cell" style:parent-style-name="Default" style:data-style-name="N0">
      <style:map style:condition="cell-content()=1" style:apply-style-name="Type1" style:base-cell-address="JumpTable.F248"/>
      <style:map style:condition="cell-content()=0" style:apply-style-name="Type0" style:base-cell-address="JumpTable.F248"/>
      <style:map style:condition="cell-content()=0" style:apply-style-name="Accent" style:base-cell-address="JumpTable.F248"/>
    </style:style>
    <style:style style:name="ce218" style:family="table-cell" style:parent-style-name="Default" style:data-style-name="N0">
      <style:map style:condition="cell-content()=1" style:apply-style-name="Type1" style:base-cell-address="JumpTable.F249"/>
      <style:map style:condition="cell-content()=0" style:apply-style-name="Type0" style:base-cell-address="JumpTable.F249"/>
      <style:map style:condition="cell-content()=0" style:apply-style-name="Accent" style:base-cell-address="JumpTable.F249"/>
    </style:style>
    <style:style style:name="ce221" style:family="table-cell" style:parent-style-name="Default" style:data-style-name="N0">
      <style:map style:condition="cell-content()=1" style:apply-style-name="Type1" style:base-cell-address="JumpTable.F251"/>
      <style:map style:condition="cell-content()=0" style:apply-style-name="Type0" style:base-cell-address="JumpTable.F251"/>
      <style:map style:condition="cell-content()=0" style:apply-style-name="Accent" style:base-cell-address="JumpTable.F251"/>
    </style:style>
    <style:style style:name="ce290" style:family="table-cell" style:parent-style-name="Default" style:data-style-name="N0">
      <style:map style:condition="cell-content()=1" style:apply-style-name="Type1" style:base-cell-address="JumpTable.F252"/>
      <style:map style:condition="cell-content()=0" style:apply-style-name="Type0" style:base-cell-address="JumpTable.F252"/>
      <style:map style:condition="cell-content()=0" style:apply-style-name="Accent" style:base-cell-address="JumpTable.F252"/>
    </style:style>
    <style:style style:name="ce223" style:family="table-cell" style:parent-style-name="Default" style:data-style-name="N0">
      <style:map style:condition="cell-content()=1" style:apply-style-name="Type1" style:base-cell-address="JumpTable.F255"/>
      <style:map style:condition="cell-content()=0" style:apply-style-name="Type0" style:base-cell-address="JumpTable.F255"/>
      <style:map style:condition="cell-content()=0" style:apply-style-name="Accent" style:base-cell-address="JumpTable.F255"/>
    </style:style>
    <style:style style:name="ce224" style:family="table-cell" style:parent-style-name="Default" style:data-style-name="N0">
      <style:map style:condition="cell-content()=1" style:apply-style-name="Type1" style:base-cell-address="JumpTable.F256"/>
      <style:map style:condition="cell-content()=0" style:apply-style-name="Type0" style:base-cell-address="JumpTable.F256"/>
      <style:map style:condition="cell-content()=0" style:apply-style-name="Accent" style:base-cell-address="JumpTable.F256"/>
    </style:style>
    <style:style style:name="ce180" style:family="table-cell" style:parent-style-name="Default" style:data-style-name="N0">
      <style:map style:condition="cell-content()=1" style:apply-style-name="Type1" style:base-cell-address="JumpTable.F257"/>
      <style:map style:condition="cell-content()=0" style:apply-style-name="Type0" style:base-cell-address="JumpTable.F257"/>
      <style:map style:condition="cell-content()=0" style:apply-style-name="Accent" style:base-cell-address="JumpTable.F257"/>
    </style:style>
    <style:style style:name="ce226" style:family="table-cell" style:parent-style-name="Default" style:data-style-name="N0">
      <style:map style:condition="cell-content()=1" style:apply-style-name="Type1" style:base-cell-address="JumpTable.F258"/>
      <style:map style:condition="cell-content()=0" style:apply-style-name="Type0" style:base-cell-address="JumpTable.F258"/>
      <style:map style:condition="cell-content()=0" style:apply-style-name="Accent" style:base-cell-address="JumpTable.F258"/>
    </style:style>
    <style:style style:name="ce227" style:family="table-cell" style:parent-style-name="Default" style:data-style-name="N0">
      <style:map style:condition="cell-content()=1" style:apply-style-name="Type1" style:base-cell-address="JumpTable.F259"/>
      <style:map style:condition="cell-content()=0" style:apply-style-name="Type0" style:base-cell-address="JumpTable.F259"/>
      <style:map style:condition="cell-content()=0" style:apply-style-name="Accent" style:base-cell-address="JumpTable.F259"/>
    </style:style>
    <style:style style:name="ce230" style:family="table-cell" style:parent-style-name="Default" style:data-style-name="N0">
      <style:map style:condition="cell-content()=1" style:apply-style-name="Type1" style:base-cell-address="JumpTable.F260"/>
      <style:map style:condition="cell-content()=0" style:apply-style-name="Type0" style:base-cell-address="JumpTable.F260"/>
      <style:map style:condition="cell-content()=0" style:apply-style-name="Accent" style:base-cell-address="JumpTable.F260"/>
    </style:style>
    <style:style style:name="ce101" style:family="table-cell" style:parent-style-name="Default" style:data-style-name="N0">
      <style:map style:condition="cell-content()=1" style:apply-style-name="Type1" style:base-cell-address="JumpTable.F262"/>
      <style:map style:condition="cell-content()=0" style:apply-style-name="Type0" style:base-cell-address="JumpTable.F262"/>
      <style:map style:condition="cell-content()=0" style:apply-style-name="Accent" style:base-cell-address="JumpTable.F262"/>
    </style:style>
    <style:style style:name="ce178" style:family="table-cell" style:parent-style-name="Default" style:data-style-name="N0">
      <style:map style:condition="cell-content()=1" style:apply-style-name="Type1" style:base-cell-address="JumpTable.F263"/>
      <style:map style:condition="cell-content()=0" style:apply-style-name="Type0" style:base-cell-address="JumpTable.F263"/>
      <style:map style:condition="cell-content()=0" style:apply-style-name="Accent" style:base-cell-address="JumpTable.F263"/>
    </style:style>
    <style:style style:name="ce10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1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1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44" style:family="table-cell" style:parent-style-name="Default">
      <style:map style:condition="cell-content()=0" style:apply-style-name="use0" style:base-cell-address="JumpTable.G158"/>
      <style:map style:condition="cell-content()=1" style:apply-style-name="use1" style:base-cell-address="JumpTable.G158"/>
      <style:map style:condition="cell-content()=0" style:apply-style-name="Accent" style:base-cell-address="JumpTable.G158"/>
    </style:style>
    <style:style style:name="ce245" style:family="table-cell" style:parent-style-name="Default">
      <style:map style:condition="cell-content()=0" style:apply-style-name="use0" style:base-cell-address="JumpTable.G159"/>
      <style:map style:condition="cell-content()=1" style:apply-style-name="use1" style:base-cell-address="JumpTable.G159"/>
      <style:map style:condition="cell-content()=0" style:apply-style-name="Accent" style:base-cell-address="JumpTable.G159"/>
    </style:style>
    <style:style style:name="ce246" style:family="table-cell" style:parent-style-name="Default">
      <style:map style:condition="cell-content()=0" style:apply-style-name="use0" style:base-cell-address="JumpTable.G160"/>
      <style:map style:condition="cell-content()=1" style:apply-style-name="use1" style:base-cell-address="JumpTable.G160"/>
      <style:map style:condition="cell-content()=0" style:apply-style-name="Accent" style:base-cell-address="JumpTable.G160"/>
    </style:style>
    <style:style style:name="ce249" style:family="table-cell" style:parent-style-name="Default">
      <style:map style:condition="cell-content()=0" style:apply-style-name="use0" style:base-cell-address="JumpTable.G177"/>
      <style:map style:condition="cell-content()=1" style:apply-style-name="use1" style:base-cell-address="JumpTable.G177"/>
      <style:map style:condition="cell-content()=0" style:apply-style-name="Accent" style:base-cell-address="JumpTable.G177"/>
    </style:style>
    <style:style style:name="ce250" style:family="table-cell" style:parent-style-name="Default">
      <style:map style:condition="cell-content()=0" style:apply-style-name="use0" style:base-cell-address="JumpTable.G179"/>
      <style:map style:condition="cell-content()=1" style:apply-style-name="use1" style:base-cell-address="JumpTable.G179"/>
      <style:map style:condition="cell-content()=0" style:apply-style-name="Accent" style:base-cell-address="JumpTable.G179"/>
    </style:style>
    <style:style style:name="ce251" style:family="table-cell" style:parent-style-name="Default">
      <style:map style:condition="cell-content()=0" style:apply-style-name="use0" style:base-cell-address="JumpTable.G180"/>
      <style:map style:condition="cell-content()=1" style:apply-style-name="use1" style:base-cell-address="JumpTable.G180"/>
      <style:map style:condition="cell-content()=0" style:apply-style-name="Accent" style:base-cell-address="JumpTable.G180"/>
    </style:style>
    <style:style style:name="ce252" style:family="table-cell" style:parent-style-name="Default">
      <style:map style:condition="cell-content()=0" style:apply-style-name="use0" style:base-cell-address="JumpTable.G181"/>
      <style:map style:condition="cell-content()=1" style:apply-style-name="use1" style:base-cell-address="JumpTable.G181"/>
      <style:map style:condition="cell-content()=0" style:apply-style-name="Accent" style:base-cell-address="JumpTable.G181"/>
    </style:style>
    <style:style style:name="ce253" style:family="table-cell" style:parent-style-name="Default">
      <style:map style:condition="cell-content()=0" style:apply-style-name="use0" style:base-cell-address="JumpTable.G182"/>
      <style:map style:condition="cell-content()=1" style:apply-style-name="use1" style:base-cell-address="JumpTable.G182"/>
      <style:map style:condition="cell-content()=0" style:apply-style-name="Accent" style:base-cell-address="JumpTable.G182"/>
    </style:style>
    <style:style style:name="ce254" style:family="table-cell" style:parent-style-name="Default">
      <style:map style:condition="cell-content()=0" style:apply-style-name="use0" style:base-cell-address="JumpTable.G183"/>
      <style:map style:condition="cell-content()=1" style:apply-style-name="use1" style:base-cell-address="JumpTable.G183"/>
      <style:map style:condition="cell-content()=0" style:apply-style-name="Accent" style:base-cell-address="JumpTable.G183"/>
    </style:style>
    <style:style style:name="ce257" style:family="table-cell" style:parent-style-name="Default">
      <style:map style:condition="cell-content()=0" style:apply-style-name="use0" style:base-cell-address="JumpTable.G187"/>
      <style:map style:condition="cell-content()=1" style:apply-style-name="use1" style:base-cell-address="JumpTable.G187"/>
      <style:map style:condition="cell-content()=0" style:apply-style-name="Accent" style:base-cell-address="JumpTable.G187"/>
    </style:style>
    <style:style style:name="ce258" style:family="table-cell" style:parent-style-name="Default">
      <style:map style:condition="cell-content()=0" style:apply-style-name="use0" style:base-cell-address="JumpTable.G188"/>
      <style:map style:condition="cell-content()=1" style:apply-style-name="use1" style:base-cell-address="JumpTable.G188"/>
      <style:map style:condition="cell-content()=0" style:apply-style-name="Accent" style:base-cell-address="JumpTable.G188"/>
    </style:style>
    <style:style style:name="ce213" style:family="table-cell" style:parent-style-name="Default">
      <style:map style:condition="cell-content()=0" style:apply-style-name="use0" style:base-cell-address="JumpTable.G189"/>
      <style:map style:condition="cell-content()=1" style:apply-style-name="use1" style:base-cell-address="JumpTable.G189"/>
      <style:map style:condition="cell-content()=0" style:apply-style-name="Accent" style:base-cell-address="JumpTable.G189"/>
    </style:style>
    <style:style style:name="ce260" style:family="table-cell" style:parent-style-name="Default">
      <style:map style:condition="cell-content()=0" style:apply-style-name="use0" style:base-cell-address="JumpTable.G190"/>
      <style:map style:condition="cell-content()=1" style:apply-style-name="use1" style:base-cell-address="JumpTable.G190"/>
      <style:map style:condition="cell-content()=0" style:apply-style-name="Accent" style:base-cell-address="JumpTable.G190"/>
    </style:style>
    <style:style style:name="ce261" style:family="table-cell" style:parent-style-name="Default">
      <style:map style:condition="cell-content()=0" style:apply-style-name="use0" style:base-cell-address="JumpTable.G191"/>
      <style:map style:condition="cell-content()=1" style:apply-style-name="use1" style:base-cell-address="JumpTable.G191"/>
      <style:map style:condition="cell-content()=0" style:apply-style-name="Accent" style:base-cell-address="JumpTable.G191"/>
    </style:style>
    <style:style style:name="ce262" style:family="table-cell" style:parent-style-name="Default">
      <style:map style:condition="cell-content()=0" style:apply-style-name="use0" style:base-cell-address="JumpTable.G192"/>
      <style:map style:condition="cell-content()=1" style:apply-style-name="use1" style:base-cell-address="JumpTable.G192"/>
      <style:map style:condition="cell-content()=0" style:apply-style-name="Accent" style:base-cell-address="JumpTable.G192"/>
    </style:style>
    <style:style style:name="ce263" style:family="table-cell" style:parent-style-name="Default">
      <style:map style:condition="cell-content()=0" style:apply-style-name="use0" style:base-cell-address="JumpTable.G193"/>
      <style:map style:condition="cell-content()=1" style:apply-style-name="use1" style:base-cell-address="JumpTable.G193"/>
      <style:map style:condition="cell-content()=0" style:apply-style-name="Accent" style:base-cell-address="JumpTable.G193"/>
    </style:style>
    <style:style style:name="ce264" style:family="table-cell" style:parent-style-name="Default">
      <style:map style:condition="cell-content()=0" style:apply-style-name="use0" style:base-cell-address="JumpTable.G194"/>
      <style:map style:condition="cell-content()=1" style:apply-style-name="use1" style:base-cell-address="JumpTable.G194"/>
      <style:map style:condition="cell-content()=0" style:apply-style-name="Accent" style:base-cell-address="JumpTable.G194"/>
    </style:style>
    <style:style style:name="ce265" style:family="table-cell" style:parent-style-name="Default">
      <style:map style:condition="cell-content()=0" style:apply-style-name="use0" style:base-cell-address="JumpTable.G195"/>
      <style:map style:condition="cell-content()=1" style:apply-style-name="use1" style:base-cell-address="JumpTable.G195"/>
      <style:map style:condition="cell-content()=0" style:apply-style-name="Accent" style:base-cell-address="JumpTable.G195"/>
    </style:style>
    <style:style style:name="ce214" style:family="table-cell" style:parent-style-name="Default">
      <style:map style:condition="cell-content()=0" style:apply-style-name="use0" style:base-cell-address="JumpTable.G196"/>
      <style:map style:condition="cell-content()=1" style:apply-style-name="use1" style:base-cell-address="JumpTable.G196"/>
      <style:map style:condition="cell-content()=0" style:apply-style-name="Accent" style:base-cell-address="JumpTable.G196"/>
    </style:style>
    <style:style style:name="ce21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1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6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2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2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1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2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4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5" style:family="table-cell" style:parent-style-name="Default">
      <style:map style:condition="cell-content()=0" style:apply-style-name="use0" style:base-cell-address="JumpTable.G205"/>
      <style:map style:condition="cell-content()=1" style:apply-style-name="use1" style:base-cell-address="JumpTable.G205"/>
      <style:map style:condition="cell-content()=0" style:apply-style-name="Accent" style:base-cell-address="JumpTable.G205"/>
    </style:style>
    <style:style style:name="ce276" style:family="table-cell" style:parent-style-name="Default">
      <style:map style:condition="cell-content()=0" style:apply-style-name="use0" style:base-cell-address="JumpTable.G206"/>
      <style:map style:condition="cell-content()=1" style:apply-style-name="use1" style:base-cell-address="JumpTable.G206"/>
      <style:map style:condition="cell-content()=0" style:apply-style-name="Accent" style:base-cell-address="JumpTable.G206"/>
    </style:style>
    <style:style style:name="ce27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8" style:family="table-cell" style:parent-style-name="Default">
      <style:map style:condition="cell-content()=0" style:apply-style-name="use0" style:base-cell-address="JumpTable.G237"/>
      <style:map style:condition="cell-content()=1" style:apply-style-name="use1" style:base-cell-address="JumpTable.G237"/>
      <style:map style:condition="cell-content()=0" style:apply-style-name="Accent" style:base-cell-address="JumpTable.G237"/>
    </style:style>
    <style:style style:name="ce281" style:family="table-cell" style:parent-style-name="Default">
      <style:map style:condition="cell-content()=0" style:apply-style-name="use0" style:base-cell-address="JumpTable.G238"/>
      <style:map style:condition="cell-content()=1" style:apply-style-name="use1" style:base-cell-address="JumpTable.G238"/>
      <style:map style:condition="cell-content()=0" style:apply-style-name="Accent" style:base-cell-address="JumpTable.G238"/>
    </style:style>
    <style:style style:name="ce118" style:family="table-cell" style:parent-style-name="Default">
      <style:map style:condition="cell-content()=0" style:apply-style-name="use0" style:base-cell-address="JumpTable.G247"/>
      <style:map style:condition="cell-content()=1" style:apply-style-name="use1" style:base-cell-address="JumpTable.G247"/>
      <style:map style:condition="cell-content()=0" style:apply-style-name="Accent" style:base-cell-address="JumpTable.G247"/>
    </style:style>
    <style:style style:name="ce283" style:family="table-cell" style:parent-style-name="Default">
      <style:map style:condition="cell-content()=0" style:apply-style-name="use0" style:base-cell-address="JumpTable.G248"/>
      <style:map style:condition="cell-content()=1" style:apply-style-name="use1" style:base-cell-address="JumpTable.G248"/>
      <style:map style:condition="cell-content()=0" style:apply-style-name="Accent" style:base-cell-address="JumpTable.G248"/>
    </style:style>
    <style:style style:name="ce284" style:family="table-cell" style:parent-style-name="Default">
      <style:map style:condition="cell-content()=0" style:apply-style-name="use0" style:base-cell-address="JumpTable.G249"/>
      <style:map style:condition="cell-content()=1" style:apply-style-name="use1" style:base-cell-address="JumpTable.G249"/>
      <style:map style:condition="cell-content()=0" style:apply-style-name="Accent" style:base-cell-address="JumpTable.G249"/>
    </style:style>
    <style:style style:name="ce285" style:family="table-cell" style:parent-style-name="Default">
      <style:map style:condition="cell-content()=0" style:apply-style-name="use0" style:base-cell-address="JumpTable.G251"/>
      <style:map style:condition="cell-content()=1" style:apply-style-name="use1" style:base-cell-address="JumpTable.G251"/>
      <style:map style:condition="cell-content()=0" style:apply-style-name="Accent" style:base-cell-address="JumpTable.G251"/>
    </style:style>
    <style:style style:name="ce337" style:family="table-cell" style:parent-style-name="Default">
      <style:map style:condition="cell-content()=0" style:apply-style-name="use0" style:base-cell-address="JumpTable.G252"/>
      <style:map style:condition="cell-content()=1" style:apply-style-name="use1" style:base-cell-address="JumpTable.G252"/>
      <style:map style:condition="cell-content()=0" style:apply-style-name="Accent" style:base-cell-address="JumpTable.G252"/>
    </style:style>
    <style:style style:name="ce287" style:family="table-cell" style:parent-style-name="Default">
      <style:map style:condition="cell-content()=0" style:apply-style-name="use0" style:base-cell-address="JumpTable.G255"/>
      <style:map style:condition="cell-content()=1" style:apply-style-name="use1" style:base-cell-address="JumpTable.G255"/>
      <style:map style:condition="cell-content()=0" style:apply-style-name="Accent" style:base-cell-address="JumpTable.G255"/>
    </style:style>
    <style:style style:name="ce288" style:family="table-cell" style:parent-style-name="Default">
      <style:map style:condition="cell-content()=0" style:apply-style-name="use0" style:base-cell-address="JumpTable.G256"/>
      <style:map style:condition="cell-content()=1" style:apply-style-name="use1" style:base-cell-address="JumpTable.G256"/>
      <style:map style:condition="cell-content()=0" style:apply-style-name="Accent" style:base-cell-address="JumpTable.G256"/>
    </style:style>
    <style:style style:name="ce119" style:family="table-cell" style:parent-style-name="Default">
      <style:map style:condition="cell-content()=0" style:apply-style-name="use0" style:base-cell-address="JumpTable.G257"/>
      <style:map style:condition="cell-content()=1" style:apply-style-name="use1" style:base-cell-address="JumpTable.G257"/>
      <style:map style:condition="cell-content()=0" style:apply-style-name="Accent" style:base-cell-address="JumpTable.G257"/>
    </style:style>
    <style:style style:name="ce292" style:family="table-cell" style:parent-style-name="Default">
      <style:map style:condition="cell-content()=0" style:apply-style-name="use0" style:base-cell-address="JumpTable.G258"/>
      <style:map style:condition="cell-content()=1" style:apply-style-name="use1" style:base-cell-address="JumpTable.G258"/>
      <style:map style:condition="cell-content()=0" style:apply-style-name="Accent" style:base-cell-address="JumpTable.G258"/>
    </style:style>
    <style:style style:name="ce293" style:family="table-cell" style:parent-style-name="Default">
      <style:map style:condition="cell-content()=0" style:apply-style-name="use0" style:base-cell-address="JumpTable.G259"/>
      <style:map style:condition="cell-content()=1" style:apply-style-name="use1" style:base-cell-address="JumpTable.G259"/>
      <style:map style:condition="cell-content()=0" style:apply-style-name="Accent" style:base-cell-address="JumpTable.G259"/>
    </style:style>
    <style:style style:name="ce294" style:family="table-cell" style:parent-style-name="Default">
      <style:map style:condition="cell-content()=0" style:apply-style-name="use0" style:base-cell-address="JumpTable.G260"/>
      <style:map style:condition="cell-content()=1" style:apply-style-name="use1" style:base-cell-address="JumpTable.G260"/>
      <style:map style:condition="cell-content()=0" style:apply-style-name="Accent" style:base-cell-address="JumpTable.G260"/>
    </style:style>
    <style:style style:name="ce139" style:family="table-cell" style:parent-style-name="Default">
      <style:map style:condition="cell-content()=0" style:apply-style-name="use0" style:base-cell-address="JumpTable.G262"/>
      <style:map style:condition="cell-content()=1" style:apply-style-name="use1" style:base-cell-address="JumpTable.G262"/>
      <style:map style:condition="cell-content()=0" style:apply-style-name="Accent" style:base-cell-address="JumpTable.G262"/>
    </style:style>
    <style:style style:name="ce229" style:family="table-cell" style:parent-style-name="Default">
      <style:map style:condition="cell-content()=0" style:apply-style-name="use0" style:base-cell-address="JumpTable.G263"/>
      <style:map style:condition="cell-content()=1" style:apply-style-name="use1" style:base-cell-address="JumpTable.G263"/>
      <style:map style:condition="cell-content()=0" style:apply-style-name="Accent" style:base-cell-address="JumpTable.G263"/>
    </style:style>
    <style:style style:name="ce14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4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5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0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3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4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2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5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Type0">
      <style:table-cell-properties fo:background-color="transparent"/>
    </style:style>
    <style:style style:name="ce156" style:family="table-cell" style:parent-style-name="Type1">
      <style:table-cell-properties fo:background-color="transparent"/>
    </style:style>
    <style:style style:name="ce157" style:family="table-cell" style:parent-style-name="use0">
      <style:table-cell-properties fo:background-color="transparent"/>
    </style:style>
    <style:style style:name="ce158" style:family="table-cell" style:parent-style-name="use1">
      <style:table-cell-properties fo:background-color="transparent"/>
    </style:style>
    <style:style style:name="ce159" style:family="table-cell" style:parent-style-name="Default">
      <style:table-cell-properties fo:background-color="transparent"/>
    </style:style>
    <style:style style:name="ce310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10"/>
        <table:table-column table:style-name="co2" table:default-cell-style-name="ce8"/>
        <table:table-column table:style-name="co3" table:default-cell-style-name="ce10"/>
        <table:table-column table:style-name="co4" table:default-cell-style-name="ce47"/>
        <table:table-column table:style-name="co5" table:default-cell-style-name="ce47"/>
        <table:table-column table:style-name="co4" table:default-cell-style-name="ce47"/>
        <table:table-column table:style-name="co4" table:default-cell-style-name="ce117"/>
        <table:table-column table:style-name="co1" table:number-columns-repeated="1017" table:default-cell-style-name="Default"/>
        <table:table-row table:style-name="ro3">
          <table:table-cell table:style-name="ce5" office:value-type="string" calcext:value-type="string">
            <text:p>Station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string" calcext:value-type="string">
            <text:p>Comment</text:p>
          </table:table-cell>
          <table:table-cell table:style-name="ce9" office:value-type="string" calcext:value-type="string">
            <text:p>Earthquake</text:p>
          </table:table-cell>
          <table:table-cell table:style-name="ce9" office:value-type="string" calcext:value-type="string">
            <text:p>HW/SW_Change</text:p>
          </table:table-cell>
          <table:table-cell table:style-name="ce9" office:value-type="string" calcext:value-type="string">
            <text:p>Unknown</text:p>
          </table:table-cell>
          <table:table-cell table:style-name="ce116" office:value-type="string" calcext:value-type="string">
            <text:p>Use</text:p>
          </table:table-cell>
          <table:table-cell table:style-name="ce154" table:number-columns-repeated="1017"/>
        </table:table-row>
        <table:table-row table:style-name="ro2">
          <table:table-cell office:value-type="string" calcext:value-type="string">
            <text:p>AB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5"/>
          <table:table-cell table:style-name="ce157"/>
          <table:table-cell table:style-name="ce159"/>
          <table:table-cell table:number-columns-repeated="1013"/>
        </table:table-row>
        <table:table-row table:style-name="ro2">
          <table:table-cell office:value-type="string" calcext:value-type="string">
            <text:p>ALUM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6"/>
          <table:table-cell table:style-name="ce158"/>
          <table:table-cell table:style-name="ce159"/>
          <table:table-cell table:number-columns-repeated="1013"/>
        </table:table-row>
        <table:table-row table:style-name="ro2">
          <table:table-cell office:value-type="string" calcext:value-type="string">
            <text:p>ALUM</text:p>
          </table:table-cell>
          <table:table-cell table:formula="of:=[.B4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C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requipa earthquake (7,2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1-06-23" calcext:value-type="date">
            <text:p>2001-06-23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2-08-27" calcext:value-type="date">
            <text:p>2002-08-27</text:p>
          </table:table-cell>
          <table:table-cell office:value-type="string" calcext:value-type="string">
            <text:p>Cable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7-12-02" calcext:value-type="date">
            <text:p>2007-12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06-03-30" calcext:value-type="date">
            <text:p>2006-03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ZUL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A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5-06-05" calcext:value-type="date">
            <text:p>2005-06-05</text:p>
          </table:table-cell>
          <table:table-cell office:value-type="string" calcext:value-type="string">
            <text:p>Martinique earthquake (7,4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7-11-29" calcext:value-type="date">
            <text:p>2007-11-2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7-12-02" calcext:value-type="date">
            <text:p>2007-12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PA</text:p>
          </table:table-cell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H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GA</text:p>
          </table:table-cell>
          <table:table-cell office:value-type="date" office:date-value="2010-03-11" calcext:value-type="date">
            <text:p>2010-03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GA</text:p>
          </table:table-cell>
          <table:table-cell office:value-type="date" office:date-value="2012-05-10" calcext:value-type="date">
            <text:p>2012-05-1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A</text:p>
          </table:table-cell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A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T</text:p>
          </table:table-cell>
          <table:table-cell office:value-type="date" office:date-value="2002-05-23" calcext:value-type="date">
            <text:p>2002-05-23</text:p>
          </table:table-cell>
          <table:table-cell office:value-type="string" calcext:value-type="string">
            <text:p>Antenna swa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T</text:p>
          </table:table-cell>
          <table:table-cell office:value-type="date" office:date-value="2005-07-17" calcext:value-type="date">
            <text:p>2005-07-1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7-03-13" calcext:value-type="date">
            <text:p>2007-03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7-03-18" calcext:value-type="date">
            <text:p>2007-03-1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09-17" calcext:value-type="date">
            <text:p>2014-09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1-21" calcext:value-type="date">
            <text:p>2015-01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2-26" calcext:value-type="date">
            <text:p>2015-02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4-15" calcext:value-type="date">
            <text:p>2015-04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6-02-03" calcext:value-type="date">
            <text:p>2016-02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3-03-12" calcext:value-type="date">
            <text:p>2003-03-12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9-04-13" calcext:value-type="date">
            <text:p>2009-04-13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BRMU</text:p>
          </table:table-cell>
          <table:table-cell office:value-type="date" office:date-value="2011-09-28" calcext:value-type="date">
            <text:p>2011-09-28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MB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MB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SB</text:p>
          </table:table-cell>
          <table:table-cell office:value-type="date" office:date-value="2005-11-19" calcext:value-type="date">
            <text:p>2005-11-19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SB</text:p>
          </table:table-cell>
          <table:table-cell office:value-type="date" office:date-value="2008-11-27" calcext:value-type="date">
            <text:p>2008-11-2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08-03-03" calcext:value-type="date">
            <text:p>2008-03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09-10-16" calcext:value-type="date">
            <text:p>2009-10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12-08-30" calcext:value-type="date">
            <text:p>2012-08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14-10-29" calcext:value-type="date">
            <text:p>2014-10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08-08-13" calcext:value-type="date">
            <text:p>2008-08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6-15" calcext:value-type="date">
            <text:p>2013-06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4-10-30" calcext:value-type="date">
            <text:p>2014-10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8-03-21" calcext:value-type="date">
            <text:p>2018-03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FAG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T</text:p>
          </table:table-cell>
          <table:table-cell office:value-type="date" office:date-value="2003-01-17" calcext:value-type="date">
            <text:p>2003-01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T</text:p>
          </table:table-cell>
          <table:table-cell office:value-type="date" office:date-value="2016-05-12" calcext:value-type="date">
            <text:p>2016-05-1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QE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AT</text:p>
          </table:table-cell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costa rica eq 2011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AT</text:p>
          </table:table-cell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01-04-27" calcext:value-type="date">
            <text:p>2001-04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03-01-18" calcext:value-type="date">
            <text:p>2003-01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16-05-12" calcext:value-type="date">
            <text:p>2016-05-1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02-06-10" calcext:value-type="date">
            <text:p>2002-06-10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05-05-18" calcext:value-type="date">
            <text:p>2005-05-1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11-02-12" calcext:value-type="date">
            <text:p>2011-02-12</text:p>
          </table:table-cell>
          <table:table-cell/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2-07-01" calcext:value-type="date">
            <text:p>2002-07-01</text:p>
          </table:table-cell>
          <table:table-cell office:value-type="string" calcext:value-type="string">
            <text:p>Copiapo earthquake (5,3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6-04-30" calcext:value-type="date">
            <text:p>2006-04-30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6-05-03" calcext:value-type="date">
            <text:p>2006-05-03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8-07-05" calcext:value-type="date">
            <text:p>2008-07-05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05-03-03" calcext:value-type="date">
            <text:p>2005-03-03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TZ</text:p>
          </table:table-cell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TZ</text:p>
          </table:table-cell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YQ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YQ</text:p>
          </table:table-cell>
          <table:table-cell office:value-type="date" office:date-value="2007-12-06" calcext:value-type="date">
            <text:p>2007-12-06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1-08-20" calcext:value-type="date">
            <text:p>2001-08-20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5-08-16" calcext:value-type="date">
            <text:p>2005-08-1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8-03-07" calcext:value-type="date">
            <text:p>2008-03-0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C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LP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1</text:p>
          </table:table-cell>
          <table:table-cell office:value-type="date" office:date-value="2000-01-02" calcext:value-type="date">
            <text:p>2000-01-02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1</text:p>
          </table:table-cell>
          <table:table-cell office:value-type="date" office:date-value="2005-08-04" calcext:value-type="date">
            <text:p>2005-08-04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L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LO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IB</text:p>
          </table:table-cell>
          <table:table-cell office:value-type="date" office:date-value="2000-01-21" calcext:value-type="date">
            <text:p>2000-01-21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IB</text:p>
          </table:table-cell>
          <table:table-cell office:value-type="date" office:date-value="2007-04-10" calcext:value-type="date">
            <text:p>2007-04-10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X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RA</text:p>
          </table:table-cell>
          <table:table-cell office:value-type="date" office:date-value="2006-02-16" calcext:value-type="date">
            <text:p>2006-02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RA</text:p>
          </table:table-cell>
          <table:table-cell office:value-type="date" office:date-value="2012-05-05" calcext:value-type="date">
            <text:p>2012-05-0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Y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IB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IB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MR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08-09-04" calcext:value-type="date">
            <text:p>2008-09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13-01-07" calcext:value-type="date">
            <text:p>2013-01-0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3-02-11" calcext:value-type="date">
            <text:p>2003-02-11</text:p>
          </table:table-cell>
          <table:table-cell office:value-type="string" calcext:value-type="string">
            <text:p>Costa Rica earthquake (6,1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8-01-08" calcext:value-type="date">
            <text:p>2008-01-08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9-01-11" calcext:value-type="date">
            <text:p>2009-01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TCG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NE</text:p>
          </table:table-cell>
          <table:table-cell office:value-type="date" office:date-value="2012-05-01" calcext:value-type="date">
            <text:p>2012-05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PS</text:p>
          </table:table-cell>
          <table:table-cell office:value-type="date" office:date-value="2003-01-07" calcext:value-type="date">
            <text:p>2003-01-07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PS</text:p>
          </table:table-cell>
          <table:table-cell office:value-type="date" office:date-value="2008-10-11" calcext:value-type="date">
            <text:p>2008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LD</text:p>
          </table:table-cell>
          <table:table-cell office:value-type="date" office:date-value="2011-09-19" calcext:value-type="date">
            <text:p>2011-09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LD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K0</text:p>
          </table:table-cell>
          <table:table-cell office:value-type="date" office:date-value="2007-11-29" calcext:value-type="date">
            <text:p>2007-11-2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00-07-28" calcext:value-type="date">
            <text:p>2000-07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08-09-18" calcext:value-type="date">
            <text:p>2008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11-11-28" calcext:value-type="date">
            <text:p>2011-11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09-01-06" calcext:value-type="date">
            <text:p>2009-01-0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1-09-11" calcext:value-type="date">
            <text:p>2011-09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B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09-01-28" calcext:value-type="date">
            <text:p>2009-01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2-09-01" calcext:value-type="date">
            <text:p>2012-09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6-05-18" calcext:value-type="date">
            <text:p>2016-05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M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0-05-05" calcext:value-type="date">
            <text:p>2000-05-05</text:p>
          </table:table-cell>
          <table:table-cell office:value-type="string" calcext:value-type="string">
            <text:p>Antenna swa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1-05-06" calcext:value-type="date">
            <text:p>2001-05-0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4-11-15" calcext:value-type="date">
            <text:p>2004-11-15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05-06-13" calcext:value-type="date">
            <text:p>2005-06-13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A</text:p>
          </table:table-cell>
          <table:table-cell office:value-type="date" office:date-value="2002-05-25" calcext:value-type="date">
            <text:p>2002-05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A</text:p>
          </table:table-cell>
          <table:table-cell office:value-type="date" office:date-value="2006-06-16" calcext:value-type="date">
            <text:p>2006-06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BAL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BAL</text:p>
          </table:table-cell>
          <table:table-cell office:value-type="date" office:date-value="2018-07-19" calcext:value-type="date">
            <text:p>2018-07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6-07-02" calcext:value-type="date">
            <text:p>2006-07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KOUR</text:p>
          </table:table-cell>
          <table:table-cell office:value-type="date" office:date-value="2012-11-06" calcext:value-type="date">
            <text:p>2012-11-06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CL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7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8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9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G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office:value-type="date" office:date-value="2013-02-03" calcext:value-type="date">
            <text:p>2013-02-03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0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0-05-14" calcext:value-type="date">
            <text:p>2000-05-14</text:p>
          </table:table-cell>
          <table:table-cell office:value-type="string" calcext:value-type="string">
            <text:p>Managua earthquake (6,9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4-10-09" calcext:value-type="date">
            <text:p>2004-10-0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4-10-11" calcext:value-type="date">
            <text:p>2004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A</text:p>
          </table:table-cell>
          <table:table-cell office:value-type="date" office:date-value="2000-01-21" calcext:value-type="date">
            <text:p>2000-01-21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A</text:p>
          </table:table-cell>
          <table:table-cell office:value-type="date" office:date-value="2008-07-16" calcext:value-type="date">
            <text:p>2008-07-16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office:value-type="date" office:date-value="2012-06-23" calcext:value-type="date">
            <text:p>2012-06-23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01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01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O1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O1</text:p>
          </table:table-cell>
          <table:table-cell office:value-type="date" office:date-value="2004-12-08" calcext:value-type="date">
            <text:p>2004-12-0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05-07-24" calcext:value-type="date">
            <text:p>2005-07-2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07-10-01" calcext:value-type="date">
            <text:p>2007-10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dis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XI</text:p>
          </table:table-cell>
          <table:table-cell office:value-type="date" office:date-value="2010-04-04" calcext:value-type="date">
            <text:p>2010-04-04</text:p>
          </table:table-cell>
          <table:table-cell office:value-type="string" calcext:value-type="string">
            <text:p>eq</text:p>
          </table:table-cell>
          <table:table-cell table:style-name="ce2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BH</text:p>
          </table:table-cell>
          <table:table-cell office:value-type="date" office:date-value="2008-09-17" calcext:value-type="date">
            <text:p>2008-09-17</text:p>
          </table:table-cell>
          <table:table-cell office:value-type="string" calcext:value-type="string">
            <text:p>disc</text:p>
          </table:table-cell>
          <table:table-cell table:style-name="ce2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BH</text:p>
          </table:table-cell>
          <table:table-cell office:value-type="date" office:date-value="2018-03-20" calcext:value-type="date">
            <text:p>2018-03-20</text:p>
          </table:table-cell>
          <table:table-cell office:value-type="string" calcext:value-type="string">
            <text:p>disc</text:p>
          </table:table-cell>
          <table:table-cell table:style-name="ce23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CG</text:p>
          </table:table-cell>
          <table:table-cell office:value-type="date" office:date-value="2018-04-24" calcext:value-type="date">
            <text:p>2018-04-24</text:p>
          </table:table-cell>
          <table:table-cell office:value-type="string" calcext:value-type="string">
            <text:p>disc</text:p>
          </table:table-cell>
          <table:table-cell table:style-name="ce2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4-06-10" calcext:value-type="date">
            <text:p>2004-06-10</text:p>
          </table:table-cell>
          <table:table-cell office:value-type="string" calcext:value-type="string">
            <text:p>disc</text:p>
          </table:table-cell>
          <table:table-cell table:style-name="ce25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9-11-30" calcext:value-type="date">
            <text:p>2009-11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9-12-10" calcext:value-type="date">
            <text:p>2009-12-1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1-12-19" calcext:value-type="date">
            <text:p>2011-12-19</text:p>
          </table:table-cell>
          <table:table-cell office:value-type="string" calcext:value-type="string">
            <text:p>disc</text:p>
          </table:table-cell>
          <table:table-cell table:style-name="ce2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2-02-04" calcext:value-type="date">
            <text:p>2012-02-04</text:p>
          </table:table-cell>
          <table:table-cell office:value-type="string" calcext:value-type="string">
            <text:p>disc</text:p>
          </table:table-cell>
          <table:table-cell table:style-name="ce2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2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disc</text:p>
          </table:table-cell>
          <table:table-cell table:style-name="ce30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6-11-15" calcext:value-type="date">
            <text:p>2016-11-15</text:p>
          </table:table-cell>
          <table:table-cell office:value-type="string" calcext:value-type="string">
            <text:p>disc</text:p>
          </table:table-cell>
          <table:table-cell table:style-name="ce37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disc</text:p>
          </table:table-cell>
          <table:table-cell table:style-name="ce38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4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disc</text:p>
          </table:table-cell>
          <table:table-cell table:style-name="ce43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L</text:p>
          </table:table-cell>
          <table:table-cell table:formula="of:=[.B196]"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L</text:p>
          </table:table-cell>
          <table:table-cell office:value-type="date" office:date-value="2018-04-18" calcext:value-type="date">
            <text:p>2018-04-18</text:p>
          </table:table-cell>
          <table:table-cell office:value-type="string" calcext:value-type="string">
            <text:p>disc</text:p>
          </table:table-cell>
          <table:table-cell table:style-name="ce3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5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U</text:p>
          </table:table-cell>
          <table:table-cell table:formula="of:=[.B199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91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GA</text:p>
          </table:table-cell>
          <table:table-cell table:formula="of:=[.B200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92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RF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0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SR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1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07-06-25" calcext:value-type="date">
            <text:p>2007-06-25</text:p>
          </table:table-cell>
          <table:table-cell office:value-type="string" calcext:value-type="string">
            <text:p>disc</text:p>
          </table:table-cell>
          <table:table-cell table:style-name="ce5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206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09-03-20" calcext:value-type="date">
            <text:p>2009-03-20</text:p>
          </table:table-cell>
          <table:table-cell office:value-type="string" calcext:value-type="string">
            <text:p>disc</text:p>
          </table:table-cell>
          <table:table-cell table:style-name="ce58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11-11-15" calcext:value-type="date">
            <text:p>2011-11-15</text:p>
          </table:table-cell>
          <table:table-cell office:value-type="string" calcext:value-type="string">
            <text:p>disc</text:p>
          </table:table-cell>
          <table:table-cell table:style-name="ce5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7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17-03-26" calcext:value-type="date">
            <text:p>2017-03-26</text:p>
          </table:table-cell>
          <table:table-cell office:value-type="string" calcext:value-type="string">
            <text:p>disc</text:p>
          </table:table-cell>
          <table:table-cell table:style-name="ce60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05-24" calcext:value-type="date">
            <text:p>2014-05-2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08-28" calcext:value-type="date">
            <text:p>2014-08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11-19" calcext:value-type="date">
            <text:p>2014-11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5-03-25" calcext:value-type="date">
            <text:p>2015-03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6-11-25" calcext:value-type="date">
            <text:p>2016-11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6-01-05" calcext:value-type="date">
            <text:p>2006-01-05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9-09-11" calcext:value-type="date">
            <text:p>2009-09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0-01-02" calcext:value-type="date">
            <text:p>2010-01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2-08-29" calcext:value-type="date">
            <text:p>2012-08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L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VA</text:p>
          </table:table-cell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YCO</text:p>
          </table:table-cell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2-12-20" calcext:value-type="date">
            <text:p>2002-12-2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3-01-13" calcext:value-type="date">
            <text:p>2003-01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9-07-17" calcext:value-type="date">
            <text:p>2009-07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15-12-15" calcext:value-type="date">
            <text:p>2015-12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RJ</text:p>
          </table:table-cell>
          <table:table-cell office:value-type="date" office:date-value="2007-04-01" calcext:value-type="date">
            <text:p>2007-04-01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RJ</text:p>
          </table:table-cell>
          <table:table-cell office:value-type="date" office:date-value="2009-10-11" calcext:value-type="date">
            <text:p>2009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0-12-01" calcext:value-type="date">
            <text:p>2010-12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03-27" calcext:value-type="date">
            <text:p>2014-03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06-05" calcext:value-type="date">
            <text:p>2014-06-0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10-30" calcext:value-type="date">
            <text:p>2014-10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C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swap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210" table:formula="of:=0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C</text:p>
          </table:table-cell>
          <table:table-cell office:value-type="date" office:date-value="2001-12-12" calcext:value-type="date">
            <text:p>2001-12-12</text:p>
          </table:table-cell>
          <table:table-cell office:value-type="string" calcext:value-type="string">
            <text:p>-</text:p>
          </table:table-cell>
          <table:table-cell table:style-name="ce62" table:formula="of:=0" office:value-type="float" office:value="0" calcext:value-type="float">
            <text:p>0</text:p>
          </table:table-cell>
          <table:table-cell table:style-name="ce137" table:formula="of:=0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8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E1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E1</text:p>
          </table:table-cell>
          <table:table-cell office:value-type="date" office:date-value="2007-01-24" calcext:value-type="date">
            <text:p>2007-01-24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J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B1</text:p>
          </table:table-cell>
          <table:table-cell office:value-type="date" office:date-value="2005-12-30" calcext:value-type="date">
            <text:p>2005-12-30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B1</text:p>
          </table:table-cell>
          <table:table-cell office:value-type="date" office:date-value="2007-12-19" calcext:value-type="date">
            <text:p>2007-12-19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PA</text:p>
          </table:table-cell>
          <table:table-cell office:value-type="date" office:date-value="2018-03-09" calcext:value-type="date">
            <text:p>2018-03-0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office:value-type="date" office:date-value="2011-07-01" calcext:value-type="date">
            <text:p>2011-07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table:formula="of:=[.B246]" office:value-type="date" office:date-value="2011-07-01" calcext:value-type="date">
            <text:p>2011-07-01</text:p>
          </table:table-cell>
          <table:table-cell office:value-type="string" calcext:value-type="string">
            <text:p>chile eq 2015</text:p>
          </table:table-cell>
          <table:table-cell table:style-name="ce1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disc</text:p>
          </table:table-cell>
          <table:table-cell table:style-name="ce64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TO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65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TO</text:p>
          </table:table-cell>
          <table:table-cell office:value-type="date" office:date-value="2018-09-20" calcext:value-type="date">
            <text:p>2018-09-2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66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NT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M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I3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71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V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DC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74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DC</text:p>
          </table:table-cell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disc</text:p>
          </table:table-cell>
          <table:table-cell table:style-name="ce75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office:value-type="date" office:date-value="2013-04-04" calcext:value-type="date">
            <text:p>2013-04-04</text:p>
          </table:table-cell>
          <table:table-cell table:style-name="Default" office:value-type="string" calcext:value-type="string">
            <text:p>Antenna change</text:p>
          </table:table-cell>
          <table:table-cell table:style-name="ce76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1-07-21" calcext:value-type="date">
            <text:p>2001-07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6-02-24" calcext:value-type="date">
            <text:p>2006-02-24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6-08-01" calcext:value-type="date">
            <text:p>2006-08-01</text:p>
          </table:table-cell>
          <table:table-cell office:value-type="string" calcext:value-type="string">
            <text:p>disc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7-03-19" calcext:value-type="date">
            <text:p>2007-03-19</text:p>
          </table:table-cell>
          <table:table-cell office:value-type="string" calcext:value-type="string">
            <text:p>disc</text:p>
          </table:table-cell>
          <table:table-cell table:style-name="ce72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8-03-06" calcext:value-type="date">
            <text:p>2008-03-06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13-08-08" calcext:value-type="date">
            <text:p>2013-08-08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83" table:formula="of:=0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238" table:formula="of:=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07-04-29" calcext:value-type="date">
            <text:p>2007-04-29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MO</text:p>
          </table:table-cell>
          <table:table-cell office:value-type="date" office:date-value="2017-03-28" calcext:value-type="date">
            <text:p>2017-03-28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office:value-type="date" office:date-value="2013-04-15" calcext:value-type="date">
            <text:p>2013-04-15</text:p>
          </table:table-cell>
          <table:table-cell table:style-name="Default" office:value-type="string" calcext:value-type="string">
            <text:p>Antenna change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1-03-15" calcext:value-type="date">
            <text:p>2011-03-15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1-10-06" calcext:value-type="date">
            <text:p>2011-10-06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office:value-type="date" office:date-value="2013-06-11" calcext:value-type="date">
            <text:p>2013-06-11</text:p>
          </table:table-cell>
          <table:table-cell table:style-name="Default" office:value-type="string" calcext:value-type="string">
            <text:p>Antenna change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table:formula="of:=[.B278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6-12-02" calcext:value-type="date">
            <text:p>2016-12-02</text:p>
          </table:table-cell>
          <table:table-cell office:value-type="string" calcext:value-type="string">
            <text:p>disc</text:p>
          </table:table-cell>
          <table:table-cell table:style-name="ce12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7-01-06" calcext:value-type="date">
            <text:p>2017-01-06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C</text:p>
          </table:table-cell>
          <table:table-cell office:value-type="date" office:date-value="2013-12-01" calcext:value-type="date">
            <text:p>2013-12-01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C</text:p>
          </table:table-cell>
          <table:table-cell office:value-type="date" office:date-value="2014-10-15" calcext:value-type="date">
            <text:p>2014-10-15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2-11-17" calcext:value-type="date">
            <text:p>2012-11-17</text:p>
          </table:table-cell>
          <table:table-cell office:value-type="string" calcext:value-type="string">
            <text:p>disc</text:p>
          </table:table-cell>
          <table:table-cell table:style-name="ce74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75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55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0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01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A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NLR</text:p>
          </table:table-cell>
          <table:table-cell office:value-type="date" office:date-value="2009-11-19" calcext:value-type="date">
            <text:p>2009-11-19</text:p>
          </table:table-cell>
          <table:table-cell office:value-type="string" calcext:value-type="string">
            <text:p>disc</text:p>
          </table:table-cell>
          <table:table-cell table:style-name="ce74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NLR</text:p>
          </table:table-cell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disc</text:p>
          </table:table-cell>
          <table:table-cell table:style-name="ce75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L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disc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6-03-21" calcext:value-type="date">
            <text:p>2016-03-21</text:p>
          </table:table-cell>
          <table:table-cell office:value-type="string" calcext:value-type="string">
            <text:p>disc</text:p>
          </table:table-cell>
          <table:table-cell table:style-name="ce72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8-09-01" calcext:value-type="date">
            <text:p>2018-09-01</text:p>
          </table:table-cell>
          <table:table-cell office:value-type="string" calcext:value-type="string">
            <text:p>disc</text:p>
          </table:table-cell>
          <table:table-cell table:style-name="ce12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1-02-13" calcext:value-type="date">
            <text:p>2001-02-13</text:p>
          </table:table-cell>
          <table:table-cell office:value-type="string" calcext:value-type="string">
            <text:p>Jump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3" table:formula="of:=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1-02-13" calcext:value-type="date">
            <text:p>2001-02-13</text:p>
          </table:table-cell>
          <table:table-cell office:value-type="string" calcext:value-type="string">
            <text:p>EQ</text:p>
          </table:table-cell>
          <table:table-cell table:style-name="ce74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5-06-16" calcext:value-type="date">
            <text:p>2005-06-16</text:p>
          </table:table-cell>
          <table:table-cell office:value-type="string" calcext:value-type="string">
            <text:p>-</text:p>
          </table:table-cell>
          <table:table-cell table:style-name="ce75" table:formula="of:=0" office:value-type="float" office:value="0" calcext:value-type="float">
            <text:p>0</text:p>
          </table:table-cell>
          <table:table-cell table:style-name="ce151" table:formula="of:=0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N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L2</text:p>
          </table:table-cell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CU</text:p>
          </table:table-cell>
          <table:table-cell office:value-type="date" office:date-value="2002-01-01" calcext:value-type="date">
            <text:p>2002-01-01</text:p>
          </table:table-cell>
          <table:table-cell office:value-type="string" calcext:value-type="string">
            <text:p>Change of trend in vertical velocity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CU</text:p>
          </table:table-cell>
          <table:table-cell office:value-type="date" office:date-value="2006-08-31" calcext:value-type="date">
            <text:p>2006-08-31</text:p>
          </table:table-cell>
          <table:table-cell office:value-type="string" calcext:value-type="string">
            <text:p>-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05-10-18" calcext:value-type="date">
            <text:p>2005-10-18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08-05-06" calcext:value-type="date">
            <text:p>2008-05-06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2-08-09" calcext:value-type="date">
            <text:p>2012-08-0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4-11-27" calcext:value-type="date">
            <text:p>2014-11-27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T</text:p>
          </table:table-cell>
          <table:table-cell office:value-type="date" office:date-value="2006-01-02" calcext:value-type="date">
            <text:p>2006-01-02</text:p>
          </table:table-cell>
          <table:table-cell office:value-type="string" calcext:value-type="string">
            <text:p>Jump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T</text:p>
          </table:table-cell>
          <table:table-cell office:value-type="date" office:date-value="2008-04-14" calcext:value-type="date">
            <text:p>2008-04-14</text:p>
          </table:table-cell>
          <table:table-cell office:value-type="string" calcext:value-type="string">
            <text:p>-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table:formula="of:=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4-04-05" calcext:value-type="date">
            <text:p>2004-04-05</text:p>
          </table:table-cell>
          <table:table-cell office:value-type="string" calcext:value-type="string">
            <text:p>Antenna &amp; receiver change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table:formula="of:=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0-11" calcext:value-type="date">
            <text:p>2005-10-11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1-19" calcext:value-type="date">
            <text:p>2005-11-19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2-29" calcext:value-type="date">
            <text:p>2005-12-2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6-04-11" calcext:value-type="date">
            <text:p>2006-04-11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8-11-23" calcext:value-type="date">
            <text:p>2008-11-23</text:p>
          </table:table-cell>
          <table:table-cell office:value-type="string" calcext:value-type="string">
            <text:p>-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8-12-19" calcext:value-type="date">
            <text:p>2008-12-19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RI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TO</text:p>
          </table:table-cell>
          <table:table-cell office:value-type="date" office:date-value="2007-05-31" calcext:value-type="date">
            <text:p>2007-05-31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TO</text:p>
          </table:table-cell>
          <table:table-cell office:value-type="date" office:date-value="2016-05-23" calcext:value-type="date">
            <text:p>2016-05-23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R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RO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swap</text:p>
          </table:table-cell>
          <table:table-cell table:style-name="ce35" table:formula="of:=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table:formula="of:=0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1-07-11" calcext:value-type="date">
            <text:p>2001-07-11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4-06-09" calcext:value-type="date">
            <text:p>2004-06-0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8-07-24" calcext:value-type="date">
            <text:p>2008-07-24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8-07-28" calcext:value-type="date">
            <text:p>2008-07-28</text:p>
          </table:table-cell>
          <table:table-cell office:value-type="string" calcext:value-type="string">
            <text:p>-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9-04-28" calcext:value-type="date">
            <text:p>2009-04-28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15-04-29" calcext:value-type="date">
            <text:p>2015-04-29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J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5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J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6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US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US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08-06-22" calcext:value-type="date">
            <text:p>2008-06-22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0-08-23" calcext:value-type="date">
            <text:p>2010-08-23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0-10-08" calcext:value-type="date">
            <text:p>2010-10-08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1-11-23" calcext:value-type="date">
            <text:p>2011-11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2-04-23" calcext:value-type="date">
            <text:p>2012-04-23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07-11-01" calcext:value-type="date">
            <text:p>2007-11-01</text:p>
          </table:table-cell>
          <table:table-cell office:value-type="string" calcext:value-type="string">
            <text:p>Antenna change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table:formula="of:=0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09-03-08" calcext:value-type="date">
            <text:p>2009-03-08</text:p>
          </table:table-cell>
          <table:table-cell office:value-type="string" calcext:value-type="string">
            <text:p>-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table:formula="of:=0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NI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54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NI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0-05-31" calcext:value-type="date">
            <text:p>2010-05-31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1-12-28" calcext:value-type="date">
            <text:p>2011-12-28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R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T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L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54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BC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07-04-04" calcext:value-type="date">
            <text:p>2007-04-04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11-09-20" calcext:value-type="date">
            <text:p>2011-09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12-04-04" calcext:value-type="date">
            <text:p>2012-04-04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9-02" calcext:value-type="date">
            <text:p>2000-09-02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9-07" calcext:value-type="date">
            <text:p>2000-09-07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1-09-27" calcext:value-type="date">
            <text:p>2001-09-27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1-10-15" calcext:value-type="date">
            <text:p>2001-10-15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2-06-19" calcext:value-type="date">
            <text:p>2002-06-19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3-01-20" calcext:value-type="date">
            <text:p>2003-01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Jump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table:formula="of:=0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Jump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8-01-24" calcext:value-type="date">
            <text:p>2008-01-24</text:p>
          </table:table-cell>
          <table:table-cell office:value-type="string" calcext:value-type="string">
            <text:p>-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8-01-24" calcext:value-type="date">
            <text:p>2008-01-24</text:p>
          </table:table-cell>
          <table:table-cell office:value-type="string" calcext:value-type="string">
            <text:p>-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table:formula="of:=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CBA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CBA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5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19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mpTable.D306:JumpTable.F1048576 JumpTable.D161:JumpTable.F176 JumpTable.D184:JumpTable.F186 JumpTable.D178:JumpTable.F178 JumpTable.D1:JumpTable.F157 JumpTable.D250:JumpTable.F250 JumpTable.D239:JumpTable.F246 JumpTable.D253:JumpTable.F254 JumpTable.D261:JumpTable.F261 JumpTable.D207:JumpTable.F236 JumpTable.D197:JumpTable.F204 JumpTable.D265:JumpTable.F275 JumpTable.D281:JumpTable.F287">
            <calcext:condition calcext:apply-style-name="Type1" calcext:value="=1" calcext:base-cell-address="JumpTable.D1"/>
            <calcext:condition calcext:apply-style-name="Type0" calcext:value="=0" calcext:base-cell-address="JumpTable.D1"/>
            <calcext:condition calcext:apply-style-name="Accent" calcext:value="=0" calcext:base-cell-address="JumpTable.D1"/>
          </calcext:conditional-format>
          <calcext:conditional-format calcext:target-range-address="JumpTable.G306:JumpTable.G1048576 JumpTable.G161:JumpTable.G176 JumpTable.G184:JumpTable.G186 JumpTable.G178:JumpTable.G178 JumpTable.G1:JumpTable.G157 JumpTable.G250:JumpTable.G250 JumpTable.G239:JumpTable.G246 JumpTable.G253:JumpTable.G254 JumpTable.G261:JumpTable.G261 JumpTable.G207:JumpTable.G236 JumpTable.G197:JumpTable.G204 JumpTable.G265:JumpTable.G275 JumpTable.G281:JumpTable.G287">
            <calcext:condition calcext:apply-style-name="use0" calcext:value="=0" calcext:base-cell-address="JumpTable.G1"/>
            <calcext:condition calcext:apply-style-name="use1" calcext:value="=1" calcext:base-cell-address="JumpTable.G1"/>
            <calcext:condition calcext:apply-style-name="Accent" calcext:value="=0" calcext:base-cell-address="JumpTable.G1"/>
          </calcext:conditional-format>
          <calcext:conditional-format calcext:target-range-address="JumpTable.D177:JumpTable.F177">
            <calcext:condition calcext:apply-style-name="Type1" calcext:value="=1" calcext:base-cell-address="JumpTable.D177"/>
            <calcext:condition calcext:apply-style-name="Type0" calcext:value="=0" calcext:base-cell-address="JumpTable.D177"/>
            <calcext:condition calcext:apply-style-name="Accent" calcext:value="=0" calcext:base-cell-address="JumpTable.D177"/>
          </calcext:conditional-format>
          <calcext:conditional-format calcext:target-range-address="JumpTable.G177:JumpTable.G177">
            <calcext:condition calcext:apply-style-name="use0" calcext:value="=0" calcext:base-cell-address="JumpTable.G177"/>
            <calcext:condition calcext:apply-style-name="use1" calcext:value="=1" calcext:base-cell-address="JumpTable.G177"/>
            <calcext:condition calcext:apply-style-name="Accent" calcext:value="=0" calcext:base-cell-address="JumpTable.G177"/>
          </calcext:conditional-format>
          <calcext:conditional-format calcext:target-range-address="JumpTable.D187:JumpTable.D187">
            <calcext:condition calcext:apply-style-name="Type1" calcext:value="=1" calcext:base-cell-address="JumpTable.D187"/>
            <calcext:condition calcext:apply-style-name="Type0" calcext:value="=0" calcext:base-cell-address="JumpTable.D187"/>
            <calcext:condition calcext:apply-style-name="Accent" calcext:value="=0" calcext:base-cell-address="JumpTable.D187"/>
          </calcext:conditional-format>
          <calcext:conditional-format calcext:target-range-address="JumpTable.E187:JumpTable.E187">
            <calcext:condition calcext:apply-style-name="Type1" calcext:value="=1" calcext:base-cell-address="JumpTable.E187"/>
            <calcext:condition calcext:apply-style-name="Type0" calcext:value="=0" calcext:base-cell-address="JumpTable.E187"/>
            <calcext:condition calcext:apply-style-name="Accent" calcext:value="=0" calcext:base-cell-address="JumpTable.E187"/>
          </calcext:conditional-format>
          <calcext:conditional-format calcext:target-range-address="JumpTable.F187:JumpTable.F187">
            <calcext:condition calcext:apply-style-name="Type1" calcext:value="=1" calcext:base-cell-address="JumpTable.F187"/>
            <calcext:condition calcext:apply-style-name="Type0" calcext:value="=0" calcext:base-cell-address="JumpTable.F187"/>
            <calcext:condition calcext:apply-style-name="Accent" calcext:value="=0" calcext:base-cell-address="JumpTable.F187"/>
          </calcext:conditional-format>
          <calcext:conditional-format calcext:target-range-address="JumpTable.G187:JumpTable.G187">
            <calcext:condition calcext:apply-style-name="use0" calcext:value="=0" calcext:base-cell-address="JumpTable.G187"/>
            <calcext:condition calcext:apply-style-name="use1" calcext:value="=1" calcext:base-cell-address="JumpTable.G187"/>
            <calcext:condition calcext:apply-style-name="Accent" calcext:value="=0" calcext:base-cell-address="JumpTable.G187"/>
          </calcext:conditional-format>
          <calcext:conditional-format calcext:target-range-address="JumpTable.D188:JumpTable.D188">
            <calcext:condition calcext:apply-style-name="Type1" calcext:value="=1" calcext:base-cell-address="JumpTable.D188"/>
            <calcext:condition calcext:apply-style-name="Type0" calcext:value="=0" calcext:base-cell-address="JumpTable.D188"/>
            <calcext:condition calcext:apply-style-name="Accent" calcext:value="=0" calcext:base-cell-address="JumpTable.D188"/>
          </calcext:conditional-format>
          <calcext:conditional-format calcext:target-range-address="JumpTable.E188:JumpTable.E188">
            <calcext:condition calcext:apply-style-name="Type1" calcext:value="=1" calcext:base-cell-address="JumpTable.E188"/>
            <calcext:condition calcext:apply-style-name="Type0" calcext:value="=0" calcext:base-cell-address="JumpTable.E188"/>
            <calcext:condition calcext:apply-style-name="Accent" calcext:value="=0" calcext:base-cell-address="JumpTable.E188"/>
          </calcext:conditional-format>
          <calcext:conditional-format calcext:target-range-address="JumpTable.F188:JumpTable.F188">
            <calcext:condition calcext:apply-style-name="Type1" calcext:value="=1" calcext:base-cell-address="JumpTable.F188"/>
            <calcext:condition calcext:apply-style-name="Type0" calcext:value="=0" calcext:base-cell-address="JumpTable.F188"/>
            <calcext:condition calcext:apply-style-name="Accent" calcext:value="=0" calcext:base-cell-address="JumpTable.F188"/>
          </calcext:conditional-format>
          <calcext:conditional-format calcext:target-range-address="JumpTable.G188:JumpTable.G188">
            <calcext:condition calcext:apply-style-name="use0" calcext:value="=0" calcext:base-cell-address="JumpTable.G188"/>
            <calcext:condition calcext:apply-style-name="use1" calcext:value="=1" calcext:base-cell-address="JumpTable.G188"/>
            <calcext:condition calcext:apply-style-name="Accent" calcext:value="=0" calcext:base-cell-address="JumpTable.G188"/>
          </calcext:conditional-format>
          <calcext:conditional-format calcext:target-range-address="JumpTable.D189:JumpTable.D189">
            <calcext:condition calcext:apply-style-name="Type1" calcext:value="=1" calcext:base-cell-address="JumpTable.D189"/>
            <calcext:condition calcext:apply-style-name="Type0" calcext:value="=0" calcext:base-cell-address="JumpTable.D189"/>
            <calcext:condition calcext:apply-style-name="Accent" calcext:value="=0" calcext:base-cell-address="JumpTable.D189"/>
          </calcext:conditional-format>
          <calcext:conditional-format calcext:target-range-address="JumpTable.E189:JumpTable.E189">
            <calcext:condition calcext:apply-style-name="Type1" calcext:value="=1" calcext:base-cell-address="JumpTable.E189"/>
            <calcext:condition calcext:apply-style-name="Type0" calcext:value="=0" calcext:base-cell-address="JumpTable.E189"/>
            <calcext:condition calcext:apply-style-name="Accent" calcext:value="=0" calcext:base-cell-address="JumpTable.E189"/>
          </calcext:conditional-format>
          <calcext:conditional-format calcext:target-range-address="JumpTable.F189:JumpTable.F189">
            <calcext:condition calcext:apply-style-name="Type1" calcext:value="=1" calcext:base-cell-address="JumpTable.F189"/>
            <calcext:condition calcext:apply-style-name="Type0" calcext:value="=0" calcext:base-cell-address="JumpTable.F189"/>
            <calcext:condition calcext:apply-style-name="Accent" calcext:value="=0" calcext:base-cell-address="JumpTable.F189"/>
          </calcext:conditional-format>
          <calcext:conditional-format calcext:target-range-address="JumpTable.G189:JumpTable.G189">
            <calcext:condition calcext:apply-style-name="use0" calcext:value="=0" calcext:base-cell-address="JumpTable.G189"/>
            <calcext:condition calcext:apply-style-name="use1" calcext:value="=1" calcext:base-cell-address="JumpTable.G189"/>
            <calcext:condition calcext:apply-style-name="Accent" calcext:value="=0" calcext:base-cell-address="JumpTable.G189"/>
          </calcext:conditional-format>
          <calcext:conditional-format calcext:target-range-address="JumpTable.D190:JumpTable.D190">
            <calcext:condition calcext:apply-style-name="Type1" calcext:value="=1" calcext:base-cell-address="JumpTable.D190"/>
            <calcext:condition calcext:apply-style-name="Type0" calcext:value="=0" calcext:base-cell-address="JumpTable.D190"/>
            <calcext:condition calcext:apply-style-name="Accent" calcext:value="=0" calcext:base-cell-address="JumpTable.D190"/>
          </calcext:conditional-format>
          <calcext:conditional-format calcext:target-range-address="JumpTable.E190:JumpTable.E190">
            <calcext:condition calcext:apply-style-name="Type1" calcext:value="=1" calcext:base-cell-address="JumpTable.E190"/>
            <calcext:condition calcext:apply-style-name="Type0" calcext:value="=0" calcext:base-cell-address="JumpTable.E190"/>
            <calcext:condition calcext:apply-style-name="Accent" calcext:value="=0" calcext:base-cell-address="JumpTable.E190"/>
          </calcext:conditional-format>
          <calcext:conditional-format calcext:target-range-address="JumpTable.F190:JumpTable.F190">
            <calcext:condition calcext:apply-style-name="Type1" calcext:value="=1" calcext:base-cell-address="JumpTable.F190"/>
            <calcext:condition calcext:apply-style-name="Type0" calcext:value="=0" calcext:base-cell-address="JumpTable.F190"/>
            <calcext:condition calcext:apply-style-name="Accent" calcext:value="=0" calcext:base-cell-address="JumpTable.F190"/>
          </calcext:conditional-format>
          <calcext:conditional-format calcext:target-range-address="JumpTable.G190:JumpTable.G190">
            <calcext:condition calcext:apply-style-name="use0" calcext:value="=0" calcext:base-cell-address="JumpTable.G190"/>
            <calcext:condition calcext:apply-style-name="use1" calcext:value="=1" calcext:base-cell-address="JumpTable.G190"/>
            <calcext:condition calcext:apply-style-name="Accent" calcext:value="=0" calcext:base-cell-address="JumpTable.G190"/>
          </calcext:conditional-format>
          <calcext:conditional-format calcext:target-range-address="JumpTable.D191:JumpTable.D191">
            <calcext:condition calcext:apply-style-name="Type1" calcext:value="=1" calcext:base-cell-address="JumpTable.D191"/>
            <calcext:condition calcext:apply-style-name="Type0" calcext:value="=0" calcext:base-cell-address="JumpTable.D191"/>
            <calcext:condition calcext:apply-style-name="Accent" calcext:value="=0" calcext:base-cell-address="JumpTable.D191"/>
          </calcext:conditional-format>
          <calcext:conditional-format calcext:target-range-address="JumpTable.E191:JumpTable.E191">
            <calcext:condition calcext:apply-style-name="Type1" calcext:value="=1" calcext:base-cell-address="JumpTable.E191"/>
            <calcext:condition calcext:apply-style-name="Type0" calcext:value="=0" calcext:base-cell-address="JumpTable.E191"/>
            <calcext:condition calcext:apply-style-name="Accent" calcext:value="=0" calcext:base-cell-address="JumpTable.E191"/>
          </calcext:conditional-format>
          <calcext:conditional-format calcext:target-range-address="JumpTable.F191:JumpTable.F191">
            <calcext:condition calcext:apply-style-name="Type1" calcext:value="=1" calcext:base-cell-address="JumpTable.F191"/>
            <calcext:condition calcext:apply-style-name="Type0" calcext:value="=0" calcext:base-cell-address="JumpTable.F191"/>
            <calcext:condition calcext:apply-style-name="Accent" calcext:value="=0" calcext:base-cell-address="JumpTable.F191"/>
          </calcext:conditional-format>
          <calcext:conditional-format calcext:target-range-address="JumpTable.G191:JumpTable.G191">
            <calcext:condition calcext:apply-style-name="use0" calcext:value="=0" calcext:base-cell-address="JumpTable.G191"/>
            <calcext:condition calcext:apply-style-name="use1" calcext:value="=1" calcext:base-cell-address="JumpTable.G191"/>
            <calcext:condition calcext:apply-style-name="Accent" calcext:value="=0" calcext:base-cell-address="JumpTable.G191"/>
          </calcext:conditional-format>
          <calcext:conditional-format calcext:target-range-address="JumpTable.D192:JumpTable.D192">
            <calcext:condition calcext:apply-style-name="Type1" calcext:value="=1" calcext:base-cell-address="JumpTable.D192"/>
            <calcext:condition calcext:apply-style-name="Type0" calcext:value="=0" calcext:base-cell-address="JumpTable.D192"/>
            <calcext:condition calcext:apply-style-name="Accent" calcext:value="=0" calcext:base-cell-address="JumpTable.D192"/>
          </calcext:conditional-format>
          <calcext:conditional-format calcext:target-range-address="JumpTable.E192:JumpTable.E192">
            <calcext:condition calcext:apply-style-name="Type1" calcext:value="=1" calcext:base-cell-address="JumpTable.E192"/>
            <calcext:condition calcext:apply-style-name="Type0" calcext:value="=0" calcext:base-cell-address="JumpTable.E192"/>
            <calcext:condition calcext:apply-style-name="Accent" calcext:value="=0" calcext:base-cell-address="JumpTable.E192"/>
          </calcext:conditional-format>
          <calcext:conditional-format calcext:target-range-address="JumpTable.F192:JumpTable.F192">
            <calcext:condition calcext:apply-style-name="Type1" calcext:value="=1" calcext:base-cell-address="JumpTable.F192"/>
            <calcext:condition calcext:apply-style-name="Type0" calcext:value="=0" calcext:base-cell-address="JumpTable.F192"/>
            <calcext:condition calcext:apply-style-name="Accent" calcext:value="=0" calcext:base-cell-address="JumpTable.F192"/>
          </calcext:conditional-format>
          <calcext:conditional-format calcext:target-range-address="JumpTable.G192:JumpTable.G192">
            <calcext:condition calcext:apply-style-name="use0" calcext:value="=0" calcext:base-cell-address="JumpTable.G192"/>
            <calcext:condition calcext:apply-style-name="use1" calcext:value="=1" calcext:base-cell-address="JumpTable.G192"/>
            <calcext:condition calcext:apply-style-name="Accent" calcext:value="=0" calcext:base-cell-address="JumpTable.G192"/>
          </calcext:conditional-format>
          <calcext:conditional-format calcext:target-range-address="JumpTable.D193:JumpTable.D193">
            <calcext:condition calcext:apply-style-name="Type1" calcext:value="=1" calcext:base-cell-address="JumpTable.D193"/>
            <calcext:condition calcext:apply-style-name="Type0" calcext:value="=0" calcext:base-cell-address="JumpTable.D193"/>
            <calcext:condition calcext:apply-style-name="Accent" calcext:value="=0" calcext:base-cell-address="JumpTable.D193"/>
          </calcext:conditional-format>
          <calcext:conditional-format calcext:target-range-address="JumpTable.E193:JumpTable.E193">
            <calcext:condition calcext:apply-style-name="Type1" calcext:value="=1" calcext:base-cell-address="JumpTable.E193"/>
            <calcext:condition calcext:apply-style-name="Type0" calcext:value="=0" calcext:base-cell-address="JumpTable.E193"/>
            <calcext:condition calcext:apply-style-name="Accent" calcext:value="=0" calcext:base-cell-address="JumpTable.E193"/>
          </calcext:conditional-format>
          <calcext:conditional-format calcext:target-range-address="JumpTable.F193:JumpTable.F193">
            <calcext:condition calcext:apply-style-name="Type1" calcext:value="=1" calcext:base-cell-address="JumpTable.F193"/>
            <calcext:condition calcext:apply-style-name="Type0" calcext:value="=0" calcext:base-cell-address="JumpTable.F193"/>
            <calcext:condition calcext:apply-style-name="Accent" calcext:value="=0" calcext:base-cell-address="JumpTable.F193"/>
          </calcext:conditional-format>
          <calcext:conditional-format calcext:target-range-address="JumpTable.G193:JumpTable.G193">
            <calcext:condition calcext:apply-style-name="use0" calcext:value="=0" calcext:base-cell-address="JumpTable.G193"/>
            <calcext:condition calcext:apply-style-name="use1" calcext:value="=1" calcext:base-cell-address="JumpTable.G193"/>
            <calcext:condition calcext:apply-style-name="Accent" calcext:value="=0" calcext:base-cell-address="JumpTable.G193"/>
          </calcext:conditional-format>
          <calcext:conditional-format calcext:target-range-address="JumpTable.D194:JumpTable.D194">
            <calcext:condition calcext:apply-style-name="Type1" calcext:value="=1" calcext:base-cell-address="JumpTable.D194"/>
            <calcext:condition calcext:apply-style-name="Type0" calcext:value="=0" calcext:base-cell-address="JumpTable.D194"/>
            <calcext:condition calcext:apply-style-name="Accent" calcext:value="=0" calcext:base-cell-address="JumpTable.D194"/>
          </calcext:conditional-format>
          <calcext:conditional-format calcext:target-range-address="JumpTable.E194:JumpTable.E194">
            <calcext:condition calcext:apply-style-name="Type1" calcext:value="=1" calcext:base-cell-address="JumpTable.E194"/>
            <calcext:condition calcext:apply-style-name="Type0" calcext:value="=0" calcext:base-cell-address="JumpTable.E194"/>
            <calcext:condition calcext:apply-style-name="Accent" calcext:value="=0" calcext:base-cell-address="JumpTable.E194"/>
          </calcext:conditional-format>
          <calcext:conditional-format calcext:target-range-address="JumpTable.F194:JumpTable.F194">
            <calcext:condition calcext:apply-style-name="Type1" calcext:value="=1" calcext:base-cell-address="JumpTable.F194"/>
            <calcext:condition calcext:apply-style-name="Type0" calcext:value="=0" calcext:base-cell-address="JumpTable.F194"/>
            <calcext:condition calcext:apply-style-name="Accent" calcext:value="=0" calcext:base-cell-address="JumpTable.F194"/>
          </calcext:conditional-format>
          <calcext:conditional-format calcext:target-range-address="JumpTable.G194:JumpTable.G194">
            <calcext:condition calcext:apply-style-name="use0" calcext:value="=0" calcext:base-cell-address="JumpTable.G194"/>
            <calcext:condition calcext:apply-style-name="use1" calcext:value="=1" calcext:base-cell-address="JumpTable.G194"/>
            <calcext:condition calcext:apply-style-name="Accent" calcext:value="=0" calcext:base-cell-address="JumpTable.G194"/>
          </calcext:conditional-format>
          <calcext:conditional-format calcext:target-range-address="JumpTable.D195:JumpTable.D195">
            <calcext:condition calcext:apply-style-name="Type1" calcext:value="=1" calcext:base-cell-address="JumpTable.D195"/>
            <calcext:condition calcext:apply-style-name="Type0" calcext:value="=0" calcext:base-cell-address="JumpTable.D195"/>
            <calcext:condition calcext:apply-style-name="Accent" calcext:value="=0" calcext:base-cell-address="JumpTable.D195"/>
          </calcext:conditional-format>
          <calcext:conditional-format calcext:target-range-address="JumpTable.E195:JumpTable.E195">
            <calcext:condition calcext:apply-style-name="Type1" calcext:value="=1" calcext:base-cell-address="JumpTable.E195"/>
            <calcext:condition calcext:apply-style-name="Type0" calcext:value="=0" calcext:base-cell-address="JumpTable.E195"/>
            <calcext:condition calcext:apply-style-name="Accent" calcext:value="=0" calcext:base-cell-address="JumpTable.E195"/>
          </calcext:conditional-format>
          <calcext:conditional-format calcext:target-range-address="JumpTable.F195:JumpTable.F195">
            <calcext:condition calcext:apply-style-name="Type1" calcext:value="=1" calcext:base-cell-address="JumpTable.F195"/>
            <calcext:condition calcext:apply-style-name="Type0" calcext:value="=0" calcext:base-cell-address="JumpTable.F195"/>
            <calcext:condition calcext:apply-style-name="Accent" calcext:value="=0" calcext:base-cell-address="JumpTable.F195"/>
          </calcext:conditional-format>
          <calcext:conditional-format calcext:target-range-address="JumpTable.G195:JumpTable.G195">
            <calcext:condition calcext:apply-style-name="use0" calcext:value="=0" calcext:base-cell-address="JumpTable.G195"/>
            <calcext:condition calcext:apply-style-name="use1" calcext:value="=1" calcext:base-cell-address="JumpTable.G195"/>
            <calcext:condition calcext:apply-style-name="Accent" calcext:value="=0" calcext:base-cell-address="JumpTable.G195"/>
          </calcext:conditional-format>
          <calcext:conditional-format calcext:target-range-address="JumpTable.D196:JumpTable.F196">
            <calcext:condition calcext:apply-style-name="Type1" calcext:value="=1" calcext:base-cell-address="JumpTable.D196"/>
            <calcext:condition calcext:apply-style-name="Type0" calcext:value="=0" calcext:base-cell-address="JumpTable.D196"/>
            <calcext:condition calcext:apply-style-name="Accent" calcext:value="=0" calcext:base-cell-address="JumpTable.D196"/>
          </calcext:conditional-format>
          <calcext:conditional-format calcext:target-range-address="JumpTable.G196:JumpTable.G196">
            <calcext:condition calcext:apply-style-name="use0" calcext:value="=0" calcext:base-cell-address="JumpTable.G196"/>
            <calcext:condition calcext:apply-style-name="use1" calcext:value="=1" calcext:base-cell-address="JumpTable.G196"/>
            <calcext:condition calcext:apply-style-name="Accent" calcext:value="=0" calcext:base-cell-address="JumpTable.G196"/>
          </calcext:conditional-format>
          <calcext:conditional-format calcext:target-range-address="JumpTable.D197:JumpTable.D197">
            <calcext:condition calcext:apply-style-name="Type1" calcext:value="=1" calcext:base-cell-address="JumpTable.D197"/>
            <calcext:condition calcext:apply-style-name="Type0" calcext:value="=0" calcext:base-cell-address="JumpTable.D197"/>
            <calcext:condition calcext:apply-style-name="Accent" calcext:value="=0" calcext:base-cell-address="JumpTable.D197"/>
          </calcext:conditional-format>
          <calcext:conditional-format calcext:target-range-address="JumpTable.E197:JumpTable.E197">
            <calcext:condition calcext:apply-style-name="Type1" calcext:value="=1" calcext:base-cell-address="JumpTable.E197"/>
            <calcext:condition calcext:apply-style-name="Type0" calcext:value="=0" calcext:base-cell-address="JumpTable.E197"/>
            <calcext:condition calcext:apply-style-name="Accent" calcext:value="=0" calcext:base-cell-address="JumpTable.E197"/>
          </calcext:conditional-format>
          <calcext:conditional-format calcext:target-range-address="JumpTable.F197:JumpTable.F197">
            <calcext:condition calcext:apply-style-name="Type1" calcext:value="=1" calcext:base-cell-address="JumpTable.F197"/>
            <calcext:condition calcext:apply-style-name="Type0" calcext:value="=0" calcext:base-cell-address="JumpTable.F197"/>
            <calcext:condition calcext:apply-style-name="Accent" calcext:value="=0" calcext:base-cell-address="JumpTable.F197"/>
          </calcext:conditional-format>
          <calcext:conditional-format calcext:target-range-address="JumpTable.G197:JumpTable.G197">
            <calcext:condition calcext:apply-style-name="use0" calcext:value="=0" calcext:base-cell-address="JumpTable.G197"/>
            <calcext:condition calcext:apply-style-name="use1" calcext:value="=1" calcext:base-cell-address="JumpTable.G197"/>
            <calcext:condition calcext:apply-style-name="Accent" calcext:value="=0" calcext:base-cell-address="JumpTable.G197"/>
          </calcext:conditional-format>
          <calcext:conditional-format calcext:target-range-address="JumpTable.D198:JumpTable.D198">
            <calcext:condition calcext:apply-style-name="Type1" calcext:value="=1" calcext:base-cell-address="JumpTable.D198"/>
            <calcext:condition calcext:apply-style-name="Type0" calcext:value="=0" calcext:base-cell-address="JumpTable.D198"/>
            <calcext:condition calcext:apply-style-name="Accent" calcext:value="=0" calcext:base-cell-address="JumpTable.D198"/>
          </calcext:conditional-format>
          <calcext:conditional-format calcext:target-range-address="JumpTable.E198:JumpTable.E198">
            <calcext:condition calcext:apply-style-name="Type1" calcext:value="=1" calcext:base-cell-address="JumpTable.E198"/>
            <calcext:condition calcext:apply-style-name="Type0" calcext:value="=0" calcext:base-cell-address="JumpTable.E198"/>
            <calcext:condition calcext:apply-style-name="Accent" calcext:value="=0" calcext:base-cell-address="JumpTable.E198"/>
          </calcext:conditional-format>
          <calcext:conditional-format calcext:target-range-address="JumpTable.F198:JumpTable.F198">
            <calcext:condition calcext:apply-style-name="Type1" calcext:value="=1" calcext:base-cell-address="JumpTable.F198"/>
            <calcext:condition calcext:apply-style-name="Type0" calcext:value="=0" calcext:base-cell-address="JumpTable.F198"/>
            <calcext:condition calcext:apply-style-name="Accent" calcext:value="=0" calcext:base-cell-address="JumpTable.F198"/>
          </calcext:conditional-format>
          <calcext:conditional-format calcext:target-range-address="JumpTable.G198:JumpTable.G198">
            <calcext:condition calcext:apply-style-name="use0" calcext:value="=0" calcext:base-cell-address="JumpTable.G198"/>
            <calcext:condition calcext:apply-style-name="use1" calcext:value="=1" calcext:base-cell-address="JumpTable.G198"/>
            <calcext:condition calcext:apply-style-name="Accent" calcext:value="=0" calcext:base-cell-address="JumpTable.G198"/>
          </calcext:conditional-format>
          <calcext:conditional-format calcext:target-range-address="JumpTable.D199:JumpTable.D199">
            <calcext:condition calcext:apply-style-name="Type1" calcext:value="=1" calcext:base-cell-address="JumpTable.D199"/>
            <calcext:condition calcext:apply-style-name="Type0" calcext:value="=0" calcext:base-cell-address="JumpTable.D199"/>
            <calcext:condition calcext:apply-style-name="Accent" calcext:value="=0" calcext:base-cell-address="JumpTable.D199"/>
          </calcext:conditional-format>
          <calcext:conditional-format calcext:target-range-address="JumpTable.E199:JumpTable.E199">
            <calcext:condition calcext:apply-style-name="Type1" calcext:value="=1" calcext:base-cell-address="JumpTable.E199"/>
            <calcext:condition calcext:apply-style-name="Type0" calcext:value="=0" calcext:base-cell-address="JumpTable.E199"/>
            <calcext:condition calcext:apply-style-name="Accent" calcext:value="=0" calcext:base-cell-address="JumpTable.E199"/>
          </calcext:conditional-format>
          <calcext:conditional-format calcext:target-range-address="JumpTable.F199:JumpTable.F199">
            <calcext:condition calcext:apply-style-name="Type1" calcext:value="=1" calcext:base-cell-address="JumpTable.F199"/>
            <calcext:condition calcext:apply-style-name="Type0" calcext:value="=0" calcext:base-cell-address="JumpTable.F199"/>
            <calcext:condition calcext:apply-style-name="Accent" calcext:value="=0" calcext:base-cell-address="JumpTable.F199"/>
          </calcext:conditional-format>
          <calcext:conditional-format calcext:target-range-address="JumpTable.G199:JumpTable.G199">
            <calcext:condition calcext:apply-style-name="use0" calcext:value="=0" calcext:base-cell-address="JumpTable.G199"/>
            <calcext:condition calcext:apply-style-name="use1" calcext:value="=1" calcext:base-cell-address="JumpTable.G199"/>
            <calcext:condition calcext:apply-style-name="Accent" calcext:value="=0" calcext:base-cell-address="JumpTable.G199"/>
          </calcext:conditional-format>
          <calcext:conditional-format calcext:target-range-address="JumpTable.D200:JumpTable.D200">
            <calcext:condition calcext:apply-style-name="Type1" calcext:value="=1" calcext:base-cell-address="JumpTable.D200"/>
            <calcext:condition calcext:apply-style-name="Type0" calcext:value="=0" calcext:base-cell-address="JumpTable.D200"/>
            <calcext:condition calcext:apply-style-name="Accent" calcext:value="=0" calcext:base-cell-address="JumpTable.D200"/>
          </calcext:conditional-format>
          <calcext:conditional-format calcext:target-range-address="JumpTable.E200:JumpTable.E200">
            <calcext:condition calcext:apply-style-name="Type1" calcext:value="=1" calcext:base-cell-address="JumpTable.E200"/>
            <calcext:condition calcext:apply-style-name="Type0" calcext:value="=0" calcext:base-cell-address="JumpTable.E200"/>
            <calcext:condition calcext:apply-style-name="Accent" calcext:value="=0" calcext:base-cell-address="JumpTable.E200"/>
          </calcext:conditional-format>
          <calcext:conditional-format calcext:target-range-address="JumpTable.F200:JumpTable.F200">
            <calcext:condition calcext:apply-style-name="Type1" calcext:value="=1" calcext:base-cell-address="JumpTable.F200"/>
            <calcext:condition calcext:apply-style-name="Type0" calcext:value="=0" calcext:base-cell-address="JumpTable.F200"/>
            <calcext:condition calcext:apply-style-name="Accent" calcext:value="=0" calcext:base-cell-address="JumpTable.F200"/>
          </calcext:conditional-format>
          <calcext:conditional-format calcext:target-range-address="JumpTable.G200:JumpTable.G200">
            <calcext:condition calcext:apply-style-name="use0" calcext:value="=0" calcext:base-cell-address="JumpTable.G200"/>
            <calcext:condition calcext:apply-style-name="use1" calcext:value="=1" calcext:base-cell-address="JumpTable.G200"/>
            <calcext:condition calcext:apply-style-name="Accent" calcext:value="=0" calcext:base-cell-address="JumpTable.G200"/>
          </calcext:conditional-format>
          <calcext:conditional-format calcext:target-range-address="JumpTable.D201:JumpTable.D201">
            <calcext:condition calcext:apply-style-name="Type1" calcext:value="=1" calcext:base-cell-address="JumpTable.D201"/>
            <calcext:condition calcext:apply-style-name="Type0" calcext:value="=0" calcext:base-cell-address="JumpTable.D201"/>
            <calcext:condition calcext:apply-style-name="Accent" calcext:value="=0" calcext:base-cell-address="JumpTable.D201"/>
          </calcext:conditional-format>
          <calcext:conditional-format calcext:target-range-address="JumpTable.E201:JumpTable.E201">
            <calcext:condition calcext:apply-style-name="Type1" calcext:value="=1" calcext:base-cell-address="JumpTable.E201"/>
            <calcext:condition calcext:apply-style-name="Type0" calcext:value="=0" calcext:base-cell-address="JumpTable.E201"/>
            <calcext:condition calcext:apply-style-name="Accent" calcext:value="=0" calcext:base-cell-address="JumpTable.E201"/>
          </calcext:conditional-format>
          <calcext:conditional-format calcext:target-range-address="JumpTable.F201:JumpTable.F201">
            <calcext:condition calcext:apply-style-name="Type1" calcext:value="=1" calcext:base-cell-address="JumpTable.F201"/>
            <calcext:condition calcext:apply-style-name="Type0" calcext:value="=0" calcext:base-cell-address="JumpTable.F201"/>
            <calcext:condition calcext:apply-style-name="Accent" calcext:value="=0" calcext:base-cell-address="JumpTable.F201"/>
          </calcext:conditional-format>
          <calcext:conditional-format calcext:target-range-address="JumpTable.G201:JumpTable.G201">
            <calcext:condition calcext:apply-style-name="use0" calcext:value="=0" calcext:base-cell-address="JumpTable.G201"/>
            <calcext:condition calcext:apply-style-name="use1" calcext:value="=1" calcext:base-cell-address="JumpTable.G201"/>
            <calcext:condition calcext:apply-style-name="Accent" calcext:value="=0" calcext:base-cell-address="JumpTable.G201"/>
          </calcext:conditional-format>
          <calcext:conditional-format calcext:target-range-address="JumpTable.D202:JumpTable.D202">
            <calcext:condition calcext:apply-style-name="Type1" calcext:value="=1" calcext:base-cell-address="JumpTable.D202"/>
            <calcext:condition calcext:apply-style-name="Type0" calcext:value="=0" calcext:base-cell-address="JumpTable.D202"/>
            <calcext:condition calcext:apply-style-name="Accent" calcext:value="=0" calcext:base-cell-address="JumpTable.D202"/>
          </calcext:conditional-format>
          <calcext:conditional-format calcext:target-range-address="JumpTable.E202:JumpTable.E202">
            <calcext:condition calcext:apply-style-name="Type1" calcext:value="=1" calcext:base-cell-address="JumpTable.E202"/>
            <calcext:condition calcext:apply-style-name="Type0" calcext:value="=0" calcext:base-cell-address="JumpTable.E202"/>
            <calcext:condition calcext:apply-style-name="Accent" calcext:value="=0" calcext:base-cell-address="JumpTable.E202"/>
          </calcext:conditional-format>
          <calcext:conditional-format calcext:target-range-address="JumpTable.F202:JumpTable.F202">
            <calcext:condition calcext:apply-style-name="Type1" calcext:value="=1" calcext:base-cell-address="JumpTable.F202"/>
            <calcext:condition calcext:apply-style-name="Type0" calcext:value="=0" calcext:base-cell-address="JumpTable.F202"/>
            <calcext:condition calcext:apply-style-name="Accent" calcext:value="=0" calcext:base-cell-address="JumpTable.F202"/>
          </calcext:conditional-format>
          <calcext:conditional-format calcext:target-range-address="JumpTable.G202:JumpTable.G202">
            <calcext:condition calcext:apply-style-name="use0" calcext:value="=0" calcext:base-cell-address="JumpTable.G202"/>
            <calcext:condition calcext:apply-style-name="use1" calcext:value="=1" calcext:base-cell-address="JumpTable.G202"/>
            <calcext:condition calcext:apply-style-name="Accent" calcext:value="=0" calcext:base-cell-address="JumpTable.G202"/>
          </calcext:conditional-format>
          <calcext:conditional-format calcext:target-range-address="JumpTable.D203:JumpTable.D203">
            <calcext:condition calcext:apply-style-name="Type1" calcext:value="=1" calcext:base-cell-address="JumpTable.D203"/>
            <calcext:condition calcext:apply-style-name="Type0" calcext:value="=0" calcext:base-cell-address="JumpTable.D203"/>
            <calcext:condition calcext:apply-style-name="Accent" calcext:value="=0" calcext:base-cell-address="JumpTable.D203"/>
          </calcext:conditional-format>
          <calcext:conditional-format calcext:target-range-address="JumpTable.E203:JumpTable.E203">
            <calcext:condition calcext:apply-style-name="Type1" calcext:value="=1" calcext:base-cell-address="JumpTable.E203"/>
            <calcext:condition calcext:apply-style-name="Type0" calcext:value="=0" calcext:base-cell-address="JumpTable.E203"/>
            <calcext:condition calcext:apply-style-name="Accent" calcext:value="=0" calcext:base-cell-address="JumpTable.E203"/>
          </calcext:conditional-format>
          <calcext:conditional-format calcext:target-range-address="JumpTable.F203:JumpTable.F203">
            <calcext:condition calcext:apply-style-name="Type1" calcext:value="=1" calcext:base-cell-address="JumpTable.F203"/>
            <calcext:condition calcext:apply-style-name="Type0" calcext:value="=0" calcext:base-cell-address="JumpTable.F203"/>
            <calcext:condition calcext:apply-style-name="Accent" calcext:value="=0" calcext:base-cell-address="JumpTable.F203"/>
          </calcext:conditional-format>
          <calcext:conditional-format calcext:target-range-address="JumpTable.G203:JumpTable.G203">
            <calcext:condition calcext:apply-style-name="use0" calcext:value="=0" calcext:base-cell-address="JumpTable.G203"/>
            <calcext:condition calcext:apply-style-name="use1" calcext:value="=1" calcext:base-cell-address="JumpTable.G203"/>
            <calcext:condition calcext:apply-style-name="Accent" calcext:value="=0" calcext:base-cell-address="JumpTable.G203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D207:JumpTable.D207">
            <calcext:condition calcext:apply-style-name="Type1" calcext:value="=1" calcext:base-cell-address="JumpTable.D207"/>
            <calcext:condition calcext:apply-style-name="Type0" calcext:value="=0" calcext:base-cell-address="JumpTable.D207"/>
            <calcext:condition calcext:apply-style-name="Accent" calcext:value="=0" calcext:base-cell-address="JumpTable.D207"/>
          </calcext:conditional-format>
          <calcext:conditional-format calcext:target-range-address="JumpTable.E207:JumpTable.E207">
            <calcext:condition calcext:apply-style-name="Type1" calcext:value="=1" calcext:base-cell-address="JumpTable.E207"/>
            <calcext:condition calcext:apply-style-name="Type0" calcext:value="=0" calcext:base-cell-address="JumpTable.E207"/>
            <calcext:condition calcext:apply-style-name="Accent" calcext:value="=0" calcext:base-cell-address="JumpTable.E207"/>
          </calcext:conditional-format>
          <calcext:conditional-format calcext:target-range-address="JumpTable.F207:JumpTable.F207">
            <calcext:condition calcext:apply-style-name="Type1" calcext:value="=1" calcext:base-cell-address="JumpTable.F207"/>
            <calcext:condition calcext:apply-style-name="Type0" calcext:value="=0" calcext:base-cell-address="JumpTable.F207"/>
            <calcext:condition calcext:apply-style-name="Accent" calcext:value="=0" calcext:base-cell-address="JumpTable.F207"/>
          </calcext:conditional-format>
          <calcext:conditional-format calcext:target-range-address="JumpTable.G207:JumpTable.G207">
            <calcext:condition calcext:apply-style-name="use0" calcext:value="=0" calcext:base-cell-address="JumpTable.G207"/>
            <calcext:condition calcext:apply-style-name="use1" calcext:value="=1" calcext:base-cell-address="JumpTable.G207"/>
            <calcext:condition calcext:apply-style-name="Accent" calcext:value="=0" calcext:base-cell-address="JumpTable.G207"/>
          </calcext:conditional-format>
          <calcext:conditional-format calcext:target-range-address="JumpTable.D179:JumpTable.D179">
            <calcext:condition calcext:apply-style-name="Type1" calcext:value="=1" calcext:base-cell-address="JumpTable.D179"/>
            <calcext:condition calcext:apply-style-name="Type0" calcext:value="=0" calcext:base-cell-address="JumpTable.D179"/>
            <calcext:condition calcext:apply-style-name="Accent" calcext:value="=0" calcext:base-cell-address="JumpTable.D179"/>
          </calcext:conditional-format>
          <calcext:conditional-format calcext:target-range-address="JumpTable.E179:JumpTable.E179">
            <calcext:condition calcext:apply-style-name="Type1" calcext:value="=1" calcext:base-cell-address="JumpTable.E179"/>
            <calcext:condition calcext:apply-style-name="Type0" calcext:value="=0" calcext:base-cell-address="JumpTable.E179"/>
            <calcext:condition calcext:apply-style-name="Accent" calcext:value="=0" calcext:base-cell-address="JumpTable.E179"/>
          </calcext:conditional-format>
          <calcext:conditional-format calcext:target-range-address="JumpTable.F179:JumpTable.F179">
            <calcext:condition calcext:apply-style-name="Type1" calcext:value="=1" calcext:base-cell-address="JumpTable.F179"/>
            <calcext:condition calcext:apply-style-name="Type0" calcext:value="=0" calcext:base-cell-address="JumpTable.F179"/>
            <calcext:condition calcext:apply-style-name="Accent" calcext:value="=0" calcext:base-cell-address="JumpTable.F179"/>
          </calcext:conditional-format>
          <calcext:conditional-format calcext:target-range-address="JumpTable.G179:JumpTable.G179">
            <calcext:condition calcext:apply-style-name="use0" calcext:value="=0" calcext:base-cell-address="JumpTable.G179"/>
            <calcext:condition calcext:apply-style-name="use1" calcext:value="=1" calcext:base-cell-address="JumpTable.G179"/>
            <calcext:condition calcext:apply-style-name="Accent" calcext:value="=0" calcext:base-cell-address="JumpTable.G179"/>
          </calcext:conditional-format>
          <calcext:conditional-format calcext:target-range-address="JumpTable.D158:JumpTable.D158">
            <calcext:condition calcext:apply-style-name="Type1" calcext:value="=1" calcext:base-cell-address="JumpTable.D158"/>
            <calcext:condition calcext:apply-style-name="Type0" calcext:value="=0" calcext:base-cell-address="JumpTable.D158"/>
            <calcext:condition calcext:apply-style-name="Accent" calcext:value="=0" calcext:base-cell-address="JumpTable.D158"/>
          </calcext:conditional-format>
          <calcext:conditional-format calcext:target-range-address="JumpTable.E158:JumpTable.E158">
            <calcext:condition calcext:apply-style-name="Type1" calcext:value="=1" calcext:base-cell-address="JumpTable.E158"/>
            <calcext:condition calcext:apply-style-name="Type0" calcext:value="=0" calcext:base-cell-address="JumpTable.E158"/>
            <calcext:condition calcext:apply-style-name="Accent" calcext:value="=0" calcext:base-cell-address="JumpTable.E158"/>
          </calcext:conditional-format>
          <calcext:conditional-format calcext:target-range-address="JumpTable.F158:JumpTable.F158">
            <calcext:condition calcext:apply-style-name="Type1" calcext:value="=1" calcext:base-cell-address="JumpTable.F158"/>
            <calcext:condition calcext:apply-style-name="Type0" calcext:value="=0" calcext:base-cell-address="JumpTable.F158"/>
            <calcext:condition calcext:apply-style-name="Accent" calcext:value="=0" calcext:base-cell-address="JumpTable.F158"/>
          </calcext:conditional-format>
          <calcext:conditional-format calcext:target-range-address="JumpTable.G158:JumpTable.G158">
            <calcext:condition calcext:apply-style-name="use0" calcext:value="=0" calcext:base-cell-address="JumpTable.G158"/>
            <calcext:condition calcext:apply-style-name="use1" calcext:value="=1" calcext:base-cell-address="JumpTable.G158"/>
            <calcext:condition calcext:apply-style-name="Accent" calcext:value="=0" calcext:base-cell-address="JumpTable.G158"/>
          </calcext:conditional-format>
          <calcext:conditional-format calcext:target-range-address="JumpTable.D180:JumpTable.D180">
            <calcext:condition calcext:apply-style-name="Type1" calcext:value="=1" calcext:base-cell-address="JumpTable.D180"/>
            <calcext:condition calcext:apply-style-name="Type0" calcext:value="=0" calcext:base-cell-address="JumpTable.D180"/>
            <calcext:condition calcext:apply-style-name="Accent" calcext:value="=0" calcext:base-cell-address="JumpTable.D180"/>
          </calcext:conditional-format>
          <calcext:conditional-format calcext:target-range-address="JumpTable.E180:JumpTable.E180">
            <calcext:condition calcext:apply-style-name="Type1" calcext:value="=1" calcext:base-cell-address="JumpTable.E180"/>
            <calcext:condition calcext:apply-style-name="Type0" calcext:value="=0" calcext:base-cell-address="JumpTable.E180"/>
            <calcext:condition calcext:apply-style-name="Accent" calcext:value="=0" calcext:base-cell-address="JumpTable.E180"/>
          </calcext:conditional-format>
          <calcext:conditional-format calcext:target-range-address="JumpTable.F180:JumpTable.F180">
            <calcext:condition calcext:apply-style-name="Type1" calcext:value="=1" calcext:base-cell-address="JumpTable.F180"/>
            <calcext:condition calcext:apply-style-name="Type0" calcext:value="=0" calcext:base-cell-address="JumpTable.F180"/>
            <calcext:condition calcext:apply-style-name="Accent" calcext:value="=0" calcext:base-cell-address="JumpTable.F180"/>
          </calcext:conditional-format>
          <calcext:conditional-format calcext:target-range-address="JumpTable.G180:JumpTable.G180">
            <calcext:condition calcext:apply-style-name="use0" calcext:value="=0" calcext:base-cell-address="JumpTable.G180"/>
            <calcext:condition calcext:apply-style-name="use1" calcext:value="=1" calcext:base-cell-address="JumpTable.G180"/>
            <calcext:condition calcext:apply-style-name="Accent" calcext:value="=0" calcext:base-cell-address="JumpTable.G180"/>
          </calcext:conditional-format>
          <calcext:conditional-format calcext:target-range-address="JumpTable.D159:JumpTable.D159">
            <calcext:condition calcext:apply-style-name="Type1" calcext:value="=1" calcext:base-cell-address="JumpTable.D159"/>
            <calcext:condition calcext:apply-style-name="Type0" calcext:value="=0" calcext:base-cell-address="JumpTable.D159"/>
            <calcext:condition calcext:apply-style-name="Accent" calcext:value="=0" calcext:base-cell-address="JumpTable.D159"/>
          </calcext:conditional-format>
          <calcext:conditional-format calcext:target-range-address="JumpTable.E159:JumpTable.E159">
            <calcext:condition calcext:apply-style-name="Type1" calcext:value="=1" calcext:base-cell-address="JumpTable.E159"/>
            <calcext:condition calcext:apply-style-name="Type0" calcext:value="=0" calcext:base-cell-address="JumpTable.E159"/>
            <calcext:condition calcext:apply-style-name="Accent" calcext:value="=0" calcext:base-cell-address="JumpTable.E159"/>
          </calcext:conditional-format>
          <calcext:conditional-format calcext:target-range-address="JumpTable.F159:JumpTable.F159">
            <calcext:condition calcext:apply-style-name="Type1" calcext:value="=1" calcext:base-cell-address="JumpTable.F159"/>
            <calcext:condition calcext:apply-style-name="Type0" calcext:value="=0" calcext:base-cell-address="JumpTable.F159"/>
            <calcext:condition calcext:apply-style-name="Accent" calcext:value="=0" calcext:base-cell-address="JumpTable.F159"/>
          </calcext:conditional-format>
          <calcext:conditional-format calcext:target-range-address="JumpTable.G159:JumpTable.G159">
            <calcext:condition calcext:apply-style-name="use0" calcext:value="=0" calcext:base-cell-address="JumpTable.G159"/>
            <calcext:condition calcext:apply-style-name="use1" calcext:value="=1" calcext:base-cell-address="JumpTable.G159"/>
            <calcext:condition calcext:apply-style-name="Accent" calcext:value="=0" calcext:base-cell-address="JumpTable.G159"/>
          </calcext:conditional-format>
          <calcext:conditional-format calcext:target-range-address="JumpTable.D251:JumpTable.D251">
            <calcext:condition calcext:apply-style-name="Type1" calcext:value="=1" calcext:base-cell-address="JumpTable.D251"/>
            <calcext:condition calcext:apply-style-name="Type0" calcext:value="=0" calcext:base-cell-address="JumpTable.D251"/>
            <calcext:condition calcext:apply-style-name="Accent" calcext:value="=0" calcext:base-cell-address="JumpTable.D251"/>
          </calcext:conditional-format>
          <calcext:conditional-format calcext:target-range-address="JumpTable.E251:JumpTable.E251">
            <calcext:condition calcext:apply-style-name="Type1" calcext:value="=1" calcext:base-cell-address="JumpTable.E251"/>
            <calcext:condition calcext:apply-style-name="Type0" calcext:value="=0" calcext:base-cell-address="JumpTable.E251"/>
            <calcext:condition calcext:apply-style-name="Accent" calcext:value="=0" calcext:base-cell-address="JumpTable.E251"/>
          </calcext:conditional-format>
          <calcext:conditional-format calcext:target-range-address="JumpTable.F251:JumpTable.F251">
            <calcext:condition calcext:apply-style-name="Type1" calcext:value="=1" calcext:base-cell-address="JumpTable.F251"/>
            <calcext:condition calcext:apply-style-name="Type0" calcext:value="=0" calcext:base-cell-address="JumpTable.F251"/>
            <calcext:condition calcext:apply-style-name="Accent" calcext:value="=0" calcext:base-cell-address="JumpTable.F251"/>
          </calcext:conditional-format>
          <calcext:conditional-format calcext:target-range-address="JumpTable.G251:JumpTable.G251">
            <calcext:condition calcext:apply-style-name="use0" calcext:value="=0" calcext:base-cell-address="JumpTable.G251"/>
            <calcext:condition calcext:apply-style-name="use1" calcext:value="=1" calcext:base-cell-address="JumpTable.G251"/>
            <calcext:condition calcext:apply-style-name="Accent" calcext:value="=0" calcext:base-cell-address="JumpTable.G251"/>
          </calcext:conditional-format>
          <calcext:conditional-format calcext:target-range-address="JumpTable.D252:JumpTable.D252">
            <calcext:condition calcext:apply-style-name="Type1" calcext:value="=1" calcext:base-cell-address="JumpTable.D252"/>
            <calcext:condition calcext:apply-style-name="Type0" calcext:value="=0" calcext:base-cell-address="JumpTable.D252"/>
            <calcext:condition calcext:apply-style-name="Accent" calcext:value="=0" calcext:base-cell-address="JumpTable.D252"/>
          </calcext:conditional-format>
          <calcext:conditional-format calcext:target-range-address="JumpTable.E252:JumpTable.E252">
            <calcext:condition calcext:apply-style-name="Type1" calcext:value="=1" calcext:base-cell-address="JumpTable.E252"/>
            <calcext:condition calcext:apply-style-name="Type0" calcext:value="=0" calcext:base-cell-address="JumpTable.E252"/>
            <calcext:condition calcext:apply-style-name="Accent" calcext:value="=0" calcext:base-cell-address="JumpTable.E252"/>
          </calcext:conditional-format>
          <calcext:conditional-format calcext:target-range-address="JumpTable.F252:JumpTable.F252">
            <calcext:condition calcext:apply-style-name="Type1" calcext:value="=1" calcext:base-cell-address="JumpTable.F252"/>
            <calcext:condition calcext:apply-style-name="Type0" calcext:value="=0" calcext:base-cell-address="JumpTable.F252"/>
            <calcext:condition calcext:apply-style-name="Accent" calcext:value="=0" calcext:base-cell-address="JumpTable.F252"/>
          </calcext:conditional-format>
          <calcext:conditional-format calcext:target-range-address="JumpTable.G252:JumpTable.G252">
            <calcext:condition calcext:apply-style-name="use0" calcext:value="=0" calcext:base-cell-address="JumpTable.G252"/>
            <calcext:condition calcext:apply-style-name="use1" calcext:value="=1" calcext:base-cell-address="JumpTable.G252"/>
            <calcext:condition calcext:apply-style-name="Accent" calcext:value="=0" calcext:base-cell-address="JumpTable.G252"/>
          </calcext:conditional-format>
          <calcext:conditional-format calcext:target-range-address="JumpTable.D181:JumpTable.D181">
            <calcext:condition calcext:apply-style-name="Type1" calcext:value="=1" calcext:base-cell-address="JumpTable.D181"/>
            <calcext:condition calcext:apply-style-name="Type0" calcext:value="=0" calcext:base-cell-address="JumpTable.D181"/>
            <calcext:condition calcext:apply-style-name="Accent" calcext:value="=0" calcext:base-cell-address="JumpTable.D181"/>
          </calcext:conditional-format>
          <calcext:conditional-format calcext:target-range-address="JumpTable.E181:JumpTable.E181">
            <calcext:condition calcext:apply-style-name="Type1" calcext:value="=1" calcext:base-cell-address="JumpTable.E181"/>
            <calcext:condition calcext:apply-style-name="Type0" calcext:value="=0" calcext:base-cell-address="JumpTable.E181"/>
            <calcext:condition calcext:apply-style-name="Accent" calcext:value="=0" calcext:base-cell-address="JumpTable.E181"/>
          </calcext:conditional-format>
          <calcext:conditional-format calcext:target-range-address="JumpTable.F181:JumpTable.F181">
            <calcext:condition calcext:apply-style-name="Type1" calcext:value="=1" calcext:base-cell-address="JumpTable.F181"/>
            <calcext:condition calcext:apply-style-name="Type0" calcext:value="=0" calcext:base-cell-address="JumpTable.F181"/>
            <calcext:condition calcext:apply-style-name="Accent" calcext:value="=0" calcext:base-cell-address="JumpTable.F181"/>
          </calcext:conditional-format>
          <calcext:conditional-format calcext:target-range-address="JumpTable.G181:JumpTable.G181">
            <calcext:condition calcext:apply-style-name="use0" calcext:value="=0" calcext:base-cell-address="JumpTable.G181"/>
            <calcext:condition calcext:apply-style-name="use1" calcext:value="=1" calcext:base-cell-address="JumpTable.G181"/>
            <calcext:condition calcext:apply-style-name="Accent" calcext:value="=0" calcext:base-cell-address="JumpTable.G181"/>
          </calcext:conditional-format>
          <calcext:conditional-format calcext:target-range-address="JumpTable.D249:JumpTable.D249">
            <calcext:condition calcext:apply-style-name="Type1" calcext:value="=1" calcext:base-cell-address="JumpTable.D249"/>
            <calcext:condition calcext:apply-style-name="Type0" calcext:value="=0" calcext:base-cell-address="JumpTable.D249"/>
            <calcext:condition calcext:apply-style-name="Accent" calcext:value="=0" calcext:base-cell-address="JumpTable.D249"/>
          </calcext:conditional-format>
          <calcext:conditional-format calcext:target-range-address="JumpTable.E249:JumpTable.E249">
            <calcext:condition calcext:apply-style-name="Type1" calcext:value="=1" calcext:base-cell-address="JumpTable.E249"/>
            <calcext:condition calcext:apply-style-name="Type0" calcext:value="=0" calcext:base-cell-address="JumpTable.E249"/>
            <calcext:condition calcext:apply-style-name="Accent" calcext:value="=0" calcext:base-cell-address="JumpTable.E249"/>
          </calcext:conditional-format>
          <calcext:conditional-format calcext:target-range-address="JumpTable.F249:JumpTable.F249">
            <calcext:condition calcext:apply-style-name="Type1" calcext:value="=1" calcext:base-cell-address="JumpTable.F249"/>
            <calcext:condition calcext:apply-style-name="Type0" calcext:value="=0" calcext:base-cell-address="JumpTable.F249"/>
            <calcext:condition calcext:apply-style-name="Accent" calcext:value="=0" calcext:base-cell-address="JumpTable.F249"/>
          </calcext:conditional-format>
          <calcext:conditional-format calcext:target-range-address="JumpTable.G249:JumpTable.G249">
            <calcext:condition calcext:apply-style-name="use0" calcext:value="=0" calcext:base-cell-address="JumpTable.G249"/>
            <calcext:condition calcext:apply-style-name="use1" calcext:value="=1" calcext:base-cell-address="JumpTable.G249"/>
            <calcext:condition calcext:apply-style-name="Accent" calcext:value="=0" calcext:base-cell-address="JumpTable.G249"/>
          </calcext:conditional-format>
          <calcext:conditional-format calcext:target-range-address="JumpTable.D255:JumpTable.D255">
            <calcext:condition calcext:apply-style-name="Type1" calcext:value="=1" calcext:base-cell-address="JumpTable.D255"/>
            <calcext:condition calcext:apply-style-name="Type0" calcext:value="=0" calcext:base-cell-address="JumpTable.D255"/>
            <calcext:condition calcext:apply-style-name="Accent" calcext:value="=0" calcext:base-cell-address="JumpTable.D255"/>
          </calcext:conditional-format>
          <calcext:conditional-format calcext:target-range-address="JumpTable.E255:JumpTable.E255">
            <calcext:condition calcext:apply-style-name="Type1" calcext:value="=1" calcext:base-cell-address="JumpTable.E255"/>
            <calcext:condition calcext:apply-style-name="Type0" calcext:value="=0" calcext:base-cell-address="JumpTable.E255"/>
            <calcext:condition calcext:apply-style-name="Accent" calcext:value="=0" calcext:base-cell-address="JumpTable.E255"/>
          </calcext:conditional-format>
          <calcext:conditional-format calcext:target-range-address="JumpTable.F255:JumpTable.F255">
            <calcext:condition calcext:apply-style-name="Type1" calcext:value="=1" calcext:base-cell-address="JumpTable.F255"/>
            <calcext:condition calcext:apply-style-name="Type0" calcext:value="=0" calcext:base-cell-address="JumpTable.F255"/>
            <calcext:condition calcext:apply-style-name="Accent" calcext:value="=0" calcext:base-cell-address="JumpTable.F255"/>
          </calcext:conditional-format>
          <calcext:conditional-format calcext:target-range-address="JumpTable.G255:JumpTable.G255">
            <calcext:condition calcext:apply-style-name="use0" calcext:value="=0" calcext:base-cell-address="JumpTable.G255"/>
            <calcext:condition calcext:apply-style-name="use1" calcext:value="=1" calcext:base-cell-address="JumpTable.G255"/>
            <calcext:condition calcext:apply-style-name="Accent" calcext:value="=0" calcext:base-cell-address="JumpTable.G255"/>
          </calcext:conditional-format>
          <calcext:conditional-format calcext:target-range-address="JumpTable.D256:JumpTable.D256 JumpTable.D264:JumpTable.D264 JumpTable.D272:JumpTable.D272 JumpTable.D278:JumpTable.D278 JumpTable.D285:JumpTable.D285 JumpTable.D292:JumpTable.D292 JumpTable.D299:JumpTable.D299 JumpTable.D307:JumpTable.D307 JumpTable.D314:JumpTable.D314 JumpTable.D322:JumpTable.D322 JumpTable.D329:JumpTable.D329 JumpTable.D337:JumpTable.D337 JumpTable.D344:JumpTable.D344 JumpTable.D352:JumpTable.D352 JumpTable.D359:JumpTable.D359 JumpTable.D367:JumpTable.D367 JumpTable.D374:JumpTable.D374">
            <calcext:condition calcext:apply-style-name="Type1" calcext:value="=1" calcext:base-cell-address="JumpTable.D256"/>
            <calcext:condition calcext:apply-style-name="Type0" calcext:value="=0" calcext:base-cell-address="JumpTable.D256"/>
            <calcext:condition calcext:apply-style-name="Accent" calcext:value="=0" calcext:base-cell-address="JumpTable.D256"/>
          </calcext:conditional-format>
          <calcext:conditional-format calcext:target-range-address="JumpTable.E256:JumpTable.E256 JumpTable.E264:JumpTable.E264 JumpTable.E272:JumpTable.E272 JumpTable.E278:JumpTable.E278 JumpTable.E285:JumpTable.E285 JumpTable.E292:JumpTable.E292 JumpTable.E299:JumpTable.E299 JumpTable.E307:JumpTable.E307 JumpTable.E314:JumpTable.E314 JumpTable.E322:JumpTable.E322 JumpTable.E329:JumpTable.E329 JumpTable.E337:JumpTable.E337 JumpTable.E344:JumpTable.E344 JumpTable.E352:JumpTable.E352 JumpTable.E359:JumpTable.E359 JumpTable.E367:JumpTable.E367 JumpTable.E374:JumpTable.E374">
            <calcext:condition calcext:apply-style-name="Type1" calcext:value="=1" calcext:base-cell-address="JumpTable.E256"/>
            <calcext:condition calcext:apply-style-name="Type0" calcext:value="=0" calcext:base-cell-address="JumpTable.E256"/>
            <calcext:condition calcext:apply-style-name="Accent" calcext:value="=0" calcext:base-cell-address="JumpTable.E256"/>
          </calcext:conditional-format>
          <calcext:conditional-format calcext:target-range-address="JumpTable.F256:JumpTable.F256 JumpTable.F264:JumpTable.F264 JumpTable.F272:JumpTable.F272 JumpTable.F278:JumpTable.F278 JumpTable.F285:JumpTable.F285 JumpTable.F292:JumpTable.F292 JumpTable.F299:JumpTable.F299 JumpTable.F307:JumpTable.F307 JumpTable.F314:JumpTable.F314 JumpTable.F322:JumpTable.F322 JumpTable.F329:JumpTable.F329 JumpTable.F337:JumpTable.F337 JumpTable.F344:JumpTable.F344 JumpTable.F352:JumpTable.F352 JumpTable.F359:JumpTable.F359 JumpTable.F367:JumpTable.F367 JumpTable.F374:JumpTable.F374">
            <calcext:condition calcext:apply-style-name="Type1" calcext:value="=1" calcext:base-cell-address="JumpTable.F256"/>
            <calcext:condition calcext:apply-style-name="Type0" calcext:value="=0" calcext:base-cell-address="JumpTable.F256"/>
            <calcext:condition calcext:apply-style-name="Accent" calcext:value="=0" calcext:base-cell-address="JumpTable.F256"/>
          </calcext:conditional-format>
          <calcext:conditional-format calcext:target-range-address="JumpTable.G256:JumpTable.G256 JumpTable.G264:JumpTable.G264 JumpTable.G272:JumpTable.G272 JumpTable.G278:JumpTable.G278 JumpTable.G285:JumpTable.G285 JumpTable.G292:JumpTable.G292 JumpTable.G299:JumpTable.G299 JumpTable.G307:JumpTable.G307 JumpTable.G314:JumpTable.G314 JumpTable.G322:JumpTable.G322 JumpTable.G329:JumpTable.G329 JumpTable.G337:JumpTable.G337 JumpTable.G344:JumpTable.G344 JumpTable.G352:JumpTable.G352 JumpTable.G359:JumpTable.G359 JumpTable.G367:JumpTable.G367 JumpTable.G374:JumpTable.G374">
            <calcext:condition calcext:apply-style-name="use0" calcext:value="=0" calcext:base-cell-address="JumpTable.G256"/>
            <calcext:condition calcext:apply-style-name="use1" calcext:value="=1" calcext:base-cell-address="JumpTable.G256"/>
            <calcext:condition calcext:apply-style-name="Accent" calcext:value="=0" calcext:base-cell-address="JumpTable.G256"/>
          </calcext:conditional-format>
          <calcext:conditional-format calcext:target-range-address="JumpTable.D257:JumpTable.D257 JumpTable.D265:JumpTable.D265 JumpTable.D273:JumpTable.D273 JumpTable.D279:JumpTable.D280 JumpTable.D286:JumpTable.D287 JumpTable.D293:JumpTable.D294 JumpTable.D300:JumpTable.D301 JumpTable.D308:JumpTable.D309 JumpTable.D315:JumpTable.D316 JumpTable.D323:JumpTable.D324 JumpTable.D330:JumpTable.D331 JumpTable.D338:JumpTable.D339 JumpTable.D345:JumpTable.D346 JumpTable.D353:JumpTable.D354 JumpTable.D360:JumpTable.D361 JumpTable.D368:JumpTable.D369 JumpTable.D375:JumpTable.D376">
            <calcext:condition calcext:apply-style-name="Type1" calcext:value="=1" calcext:base-cell-address="JumpTable.D257"/>
            <calcext:condition calcext:apply-style-name="Type0" calcext:value="=0" calcext:base-cell-address="JumpTable.D257"/>
            <calcext:condition calcext:apply-style-name="Accent" calcext:value="=0" calcext:base-cell-address="JumpTable.D257"/>
          </calcext:conditional-format>
          <calcext:conditional-format calcext:target-range-address="JumpTable.E257:JumpTable.E257 JumpTable.E265:JumpTable.E265 JumpTable.E273:JumpTable.E273 JumpTable.E279:JumpTable.E280 JumpTable.E286:JumpTable.E287 JumpTable.E293:JumpTable.E294 JumpTable.E300:JumpTable.E301 JumpTable.E308:JumpTable.E309 JumpTable.E315:JumpTable.E316 JumpTable.E323:JumpTable.E324 JumpTable.E330:JumpTable.E331 JumpTable.E338:JumpTable.E339 JumpTable.E345:JumpTable.E346 JumpTable.E353:JumpTable.E354 JumpTable.E360:JumpTable.E361 JumpTable.E368:JumpTable.E369 JumpTable.E375:JumpTable.E376">
            <calcext:condition calcext:apply-style-name="Type1" calcext:value="=1" calcext:base-cell-address="JumpTable.E257"/>
            <calcext:condition calcext:apply-style-name="Type0" calcext:value="=0" calcext:base-cell-address="JumpTable.E257"/>
            <calcext:condition calcext:apply-style-name="Accent" calcext:value="=0" calcext:base-cell-address="JumpTable.E257"/>
          </calcext:conditional-format>
          <calcext:conditional-format calcext:target-range-address="JumpTable.F257:JumpTable.F257 JumpTable.F265:JumpTable.F265 JumpTable.F273:JumpTable.F273 JumpTable.F279:JumpTable.F280 JumpTable.F286:JumpTable.F287 JumpTable.F293:JumpTable.F294 JumpTable.F300:JumpTable.F301 JumpTable.F308:JumpTable.F309 JumpTable.F315:JumpTable.F316 JumpTable.F323:JumpTable.F324 JumpTable.F330:JumpTable.F331 JumpTable.F338:JumpTable.F339 JumpTable.F345:JumpTable.F346 JumpTable.F353:JumpTable.F354 JumpTable.F360:JumpTable.F361 JumpTable.F368:JumpTable.F369 JumpTable.F375:JumpTable.F376">
            <calcext:condition calcext:apply-style-name="Type1" calcext:value="=1" calcext:base-cell-address="JumpTable.F257"/>
            <calcext:condition calcext:apply-style-name="Type0" calcext:value="=0" calcext:base-cell-address="JumpTable.F257"/>
            <calcext:condition calcext:apply-style-name="Accent" calcext:value="=0" calcext:base-cell-address="JumpTable.F257"/>
          </calcext:conditional-format>
          <calcext:conditional-format calcext:target-range-address="JumpTable.G257:JumpTable.G257 JumpTable.G265:JumpTable.G265 JumpTable.G273:JumpTable.G273 JumpTable.G279:JumpTable.G280 JumpTable.G286:JumpTable.G287 JumpTable.G293:JumpTable.G294 JumpTable.G300:JumpTable.G301 JumpTable.G308:JumpTable.G309 JumpTable.G315:JumpTable.G316 JumpTable.G323:JumpTable.G324 JumpTable.G330:JumpTable.G331 JumpTable.G338:JumpTable.G339 JumpTable.G345:JumpTable.G346 JumpTable.G353:JumpTable.G354 JumpTable.G360:JumpTable.G361 JumpTable.G368:JumpTable.G369 JumpTable.G375:JumpTable.G376">
            <calcext:condition calcext:apply-style-name="use0" calcext:value="=0" calcext:base-cell-address="JumpTable.G257"/>
            <calcext:condition calcext:apply-style-name="use1" calcext:value="=1" calcext:base-cell-address="JumpTable.G257"/>
            <calcext:condition calcext:apply-style-name="Accent" calcext:value="=0" calcext:base-cell-address="JumpTable.G257"/>
          </calcext:conditional-format>
          <calcext:conditional-format calcext:target-range-address="JumpTable.D258:JumpTable.D258 JumpTable.D266:JumpTable.D266 JumpTable.D274:JumpTable.D274 JumpTable.D281:JumpTable.D281 JumpTable.D288:JumpTable.D288 JumpTable.D295:JumpTable.D295 JumpTable.D302:JumpTable.D302 JumpTable.D310:JumpTable.D310 JumpTable.D317:JumpTable.D317 JumpTable.D325:JumpTable.D325 JumpTable.D332:JumpTable.D332 JumpTable.D340:JumpTable.D340 JumpTable.D347:JumpTable.D347 JumpTable.D355:JumpTable.D355 JumpTable.D362:JumpTable.D362 JumpTable.D370:JumpTable.D370 JumpTable.D377:JumpTable.D377">
            <calcext:condition calcext:apply-style-name="Type1" calcext:value="=1" calcext:base-cell-address="JumpTable.D258"/>
            <calcext:condition calcext:apply-style-name="Type0" calcext:value="=0" calcext:base-cell-address="JumpTable.D258"/>
            <calcext:condition calcext:apply-style-name="Accent" calcext:value="=0" calcext:base-cell-address="JumpTable.D258"/>
          </calcext:conditional-format>
          <calcext:conditional-format calcext:target-range-address="JumpTable.E258:JumpTable.E258 JumpTable.E266:JumpTable.E266 JumpTable.E274:JumpTable.E274 JumpTable.E281:JumpTable.E281 JumpTable.E288:JumpTable.E288 JumpTable.E295:JumpTable.E295 JumpTable.E302:JumpTable.E302 JumpTable.E310:JumpTable.E310 JumpTable.E317:JumpTable.E317 JumpTable.E325:JumpTable.E325 JumpTable.E332:JumpTable.E332 JumpTable.E340:JumpTable.E340 JumpTable.E347:JumpTable.E347 JumpTable.E355:JumpTable.E355 JumpTable.E362:JumpTable.E362 JumpTable.E370:JumpTable.E370 JumpTable.E377:JumpTable.E377">
            <calcext:condition calcext:apply-style-name="Type1" calcext:value="=1" calcext:base-cell-address="JumpTable.E258"/>
            <calcext:condition calcext:apply-style-name="Type0" calcext:value="=0" calcext:base-cell-address="JumpTable.E258"/>
            <calcext:condition calcext:apply-style-name="Accent" calcext:value="=0" calcext:base-cell-address="JumpTable.E258"/>
          </calcext:conditional-format>
          <calcext:conditional-format calcext:target-range-address="JumpTable.F258:JumpTable.F258 JumpTable.F266:JumpTable.F266 JumpTable.F274:JumpTable.F274 JumpTable.F281:JumpTable.F281 JumpTable.F288:JumpTable.F288 JumpTable.F295:JumpTable.F295 JumpTable.F302:JumpTable.F302 JumpTable.F310:JumpTable.F310 JumpTable.F317:JumpTable.F317 JumpTable.F325:JumpTable.F325 JumpTable.F332:JumpTable.F332 JumpTable.F340:JumpTable.F340 JumpTable.F347:JumpTable.F347 JumpTable.F355:JumpTable.F355 JumpTable.F362:JumpTable.F362 JumpTable.F370:JumpTable.F370 JumpTable.F377:JumpTable.F377">
            <calcext:condition calcext:apply-style-name="Type1" calcext:value="=1" calcext:base-cell-address="JumpTable.F258"/>
            <calcext:condition calcext:apply-style-name="Type0" calcext:value="=0" calcext:base-cell-address="JumpTable.F258"/>
            <calcext:condition calcext:apply-style-name="Accent" calcext:value="=0" calcext:base-cell-address="JumpTable.F258"/>
          </calcext:conditional-format>
          <calcext:conditional-format calcext:target-range-address="JumpTable.G258:JumpTable.G258 JumpTable.G266:JumpTable.G266 JumpTable.G274:JumpTable.G274 JumpTable.G281:JumpTable.G281 JumpTable.G288:JumpTable.G288 JumpTable.G295:JumpTable.G295 JumpTable.G302:JumpTable.G302 JumpTable.G310:JumpTable.G310 JumpTable.G317:JumpTable.G317 JumpTable.G325:JumpTable.G325 JumpTable.G332:JumpTable.G332 JumpTable.G340:JumpTable.G340 JumpTable.G347:JumpTable.G347 JumpTable.G355:JumpTable.G355 JumpTable.G362:JumpTable.G362 JumpTable.G370:JumpTable.G370 JumpTable.G377:JumpTable.G377">
            <calcext:condition calcext:apply-style-name="use0" calcext:value="=0" calcext:base-cell-address="JumpTable.G258"/>
            <calcext:condition calcext:apply-style-name="use1" calcext:value="=1" calcext:base-cell-address="JumpTable.G258"/>
            <calcext:condition calcext:apply-style-name="Accent" calcext:value="=0" calcext:base-cell-address="JumpTable.G258"/>
          </calcext:conditional-format>
          <calcext:conditional-format calcext:target-range-address="JumpTable.D259:JumpTable.D259 JumpTable.D267:JumpTable.D267 JumpTable.D275:JumpTable.D275 JumpTable.D282:JumpTable.D282 JumpTable.D289:JumpTable.D289 JumpTable.D296:JumpTable.D296 JumpTable.D303:JumpTable.D303 JumpTable.D311:JumpTable.D311 JumpTable.D318:JumpTable.D318 JumpTable.D326:JumpTable.D326 JumpTable.D333:JumpTable.D333 JumpTable.D341:JumpTable.D341 JumpTable.D348:JumpTable.D348 JumpTable.D356:JumpTable.D356 JumpTable.D363:JumpTable.D363 JumpTable.D371:JumpTable.D371">
            <calcext:condition calcext:apply-style-name="Type1" calcext:value="=1" calcext:base-cell-address="JumpTable.D259"/>
            <calcext:condition calcext:apply-style-name="Type0" calcext:value="=0" calcext:base-cell-address="JumpTable.D259"/>
            <calcext:condition calcext:apply-style-name="Accent" calcext:value="=0" calcext:base-cell-address="JumpTable.D259"/>
          </calcext:conditional-format>
          <calcext:conditional-format calcext:target-range-address="JumpTable.E259:JumpTable.E259 JumpTable.E267:JumpTable.E267 JumpTable.E275:JumpTable.E275 JumpTable.E282:JumpTable.E282 JumpTable.E289:JumpTable.E289 JumpTable.E296:JumpTable.E296 JumpTable.E303:JumpTable.E303 JumpTable.E311:JumpTable.E311 JumpTable.E318:JumpTable.E318 JumpTable.E326:JumpTable.E326 JumpTable.E333:JumpTable.E333 JumpTable.E341:JumpTable.E341 JumpTable.E348:JumpTable.E348 JumpTable.E356:JumpTable.E356 JumpTable.E363:JumpTable.E363 JumpTable.E371:JumpTable.E371">
            <calcext:condition calcext:apply-style-name="Type1" calcext:value="=1" calcext:base-cell-address="JumpTable.E259"/>
            <calcext:condition calcext:apply-style-name="Type0" calcext:value="=0" calcext:base-cell-address="JumpTable.E259"/>
            <calcext:condition calcext:apply-style-name="Accent" calcext:value="=0" calcext:base-cell-address="JumpTable.E259"/>
          </calcext:conditional-format>
          <calcext:conditional-format calcext:target-range-address="JumpTable.F259:JumpTable.F259 JumpTable.F267:JumpTable.F267 JumpTable.F275:JumpTable.F275 JumpTable.F282:JumpTable.F282 JumpTable.F289:JumpTable.F289 JumpTable.F296:JumpTable.F296 JumpTable.F303:JumpTable.F303 JumpTable.F311:JumpTable.F311 JumpTable.F318:JumpTable.F318 JumpTable.F326:JumpTable.F326 JumpTable.F333:JumpTable.F333 JumpTable.F341:JumpTable.F341 JumpTable.F348:JumpTable.F348 JumpTable.F356:JumpTable.F356 JumpTable.F363:JumpTable.F363 JumpTable.F371:JumpTable.F371">
            <calcext:condition calcext:apply-style-name="Type1" calcext:value="=1" calcext:base-cell-address="JumpTable.F259"/>
            <calcext:condition calcext:apply-style-name="Type0" calcext:value="=0" calcext:base-cell-address="JumpTable.F259"/>
            <calcext:condition calcext:apply-style-name="Accent" calcext:value="=0" calcext:base-cell-address="JumpTable.F259"/>
          </calcext:conditional-format>
          <calcext:conditional-format calcext:target-range-address="JumpTable.G259:JumpTable.G259 JumpTable.G267:JumpTable.G267 JumpTable.G275:JumpTable.G275 JumpTable.G282:JumpTable.G282 JumpTable.G289:JumpTable.G289 JumpTable.G296:JumpTable.G296 JumpTable.G303:JumpTable.G303 JumpTable.G311:JumpTable.G311 JumpTable.G318:JumpTable.G318 JumpTable.G326:JumpTable.G326 JumpTable.G333:JumpTable.G333 JumpTable.G341:JumpTable.G341 JumpTable.G348:JumpTable.G348 JumpTable.G356:JumpTable.G356 JumpTable.G363:JumpTable.G363 JumpTable.G371:JumpTable.G371">
            <calcext:condition calcext:apply-style-name="use0" calcext:value="=0" calcext:base-cell-address="JumpTable.G259"/>
            <calcext:condition calcext:apply-style-name="use1" calcext:value="=1" calcext:base-cell-address="JumpTable.G259"/>
            <calcext:condition calcext:apply-style-name="Accent" calcext:value="=0" calcext:base-cell-address="JumpTable.G259"/>
          </calcext:conditional-format>
          <calcext:conditional-format calcext:target-range-address="JumpTable.D260:JumpTable.D260 JumpTable.D268:JumpTable.D268">
            <calcext:condition calcext:apply-style-name="Type1" calcext:value="=1" calcext:base-cell-address="JumpTable.D260"/>
            <calcext:condition calcext:apply-style-name="Type0" calcext:value="=0" calcext:base-cell-address="JumpTable.D260"/>
            <calcext:condition calcext:apply-style-name="Accent" calcext:value="=0" calcext:base-cell-address="JumpTable.D260"/>
          </calcext:conditional-format>
          <calcext:conditional-format calcext:target-range-address="JumpTable.E260:JumpTable.E260 JumpTable.E268:JumpTable.E268">
            <calcext:condition calcext:apply-style-name="Type1" calcext:value="=1" calcext:base-cell-address="JumpTable.E260"/>
            <calcext:condition calcext:apply-style-name="Type0" calcext:value="=0" calcext:base-cell-address="JumpTable.E260"/>
            <calcext:condition calcext:apply-style-name="Accent" calcext:value="=0" calcext:base-cell-address="JumpTable.E260"/>
          </calcext:conditional-format>
          <calcext:conditional-format calcext:target-range-address="JumpTable.F260:JumpTable.F260 JumpTable.F268:JumpTable.F268">
            <calcext:condition calcext:apply-style-name="Type1" calcext:value="=1" calcext:base-cell-address="JumpTable.F260"/>
            <calcext:condition calcext:apply-style-name="Type0" calcext:value="=0" calcext:base-cell-address="JumpTable.F260"/>
            <calcext:condition calcext:apply-style-name="Accent" calcext:value="=0" calcext:base-cell-address="JumpTable.F260"/>
          </calcext:conditional-format>
          <calcext:conditional-format calcext:target-range-address="JumpTable.G260:JumpTable.G260 JumpTable.G268:JumpTable.G268">
            <calcext:condition calcext:apply-style-name="use0" calcext:value="=0" calcext:base-cell-address="JumpTable.G260"/>
            <calcext:condition calcext:apply-style-name="use1" calcext:value="=1" calcext:base-cell-address="JumpTable.G260"/>
            <calcext:condition calcext:apply-style-name="Accent" calcext:value="=0" calcext:base-cell-address="JumpTable.G260"/>
          </calcext:conditional-format>
          <calcext:conditional-format calcext:target-range-address="JumpTable.D262:JumpTable.D262 JumpTable.D270:JumpTable.D270 JumpTable.D276:JumpTable.D276 JumpTable.D283:JumpTable.D283 JumpTable.D290:JumpTable.D290 JumpTable.D297:JumpTable.D297 JumpTable.D304:JumpTable.D305 JumpTable.D312:JumpTable.D312 JumpTable.D319:JumpTable.D320 JumpTable.D327:JumpTable.D327 JumpTable.D334:JumpTable.D335 JumpTable.D342:JumpTable.D342 JumpTable.D349:JumpTable.D350 JumpTable.D357:JumpTable.D357 JumpTable.D364:JumpTable.D365 JumpTable.D372:JumpTable.D372">
            <calcext:condition calcext:apply-style-name="Type1" calcext:value="=1" calcext:base-cell-address="JumpTable.D262"/>
            <calcext:condition calcext:apply-style-name="Type0" calcext:value="=0" calcext:base-cell-address="JumpTable.D262"/>
            <calcext:condition calcext:apply-style-name="Accent" calcext:value="=0" calcext:base-cell-address="JumpTable.D262"/>
          </calcext:conditional-format>
          <calcext:conditional-format calcext:target-range-address="JumpTable.E262:JumpTable.E262 JumpTable.E270:JumpTable.E270 JumpTable.E276:JumpTable.E276 JumpTable.E283:JumpTable.E283 JumpTable.E290:JumpTable.E290 JumpTable.E297:JumpTable.E297 JumpTable.E304:JumpTable.E305 JumpTable.E312:JumpTable.E312 JumpTable.E319:JumpTable.E320 JumpTable.E327:JumpTable.E327 JumpTable.E334:JumpTable.E335 JumpTable.E342:JumpTable.E342 JumpTable.E349:JumpTable.E350 JumpTable.E357:JumpTable.E357 JumpTable.E364:JumpTable.E365 JumpTable.E372:JumpTable.E372">
            <calcext:condition calcext:apply-style-name="Type1" calcext:value="=1" calcext:base-cell-address="JumpTable.E262"/>
            <calcext:condition calcext:apply-style-name="Type0" calcext:value="=0" calcext:base-cell-address="JumpTable.E262"/>
            <calcext:condition calcext:apply-style-name="Accent" calcext:value="=0" calcext:base-cell-address="JumpTable.E262"/>
          </calcext:conditional-format>
          <calcext:conditional-format calcext:target-range-address="JumpTable.F262:JumpTable.F262 JumpTable.F270:JumpTable.F270 JumpTable.F276:JumpTable.F276 JumpTable.F283:JumpTable.F283 JumpTable.F290:JumpTable.F290 JumpTable.F297:JumpTable.F297 JumpTable.F304:JumpTable.F305 JumpTable.F312:JumpTable.F312 JumpTable.F319:JumpTable.F320 JumpTable.F327:JumpTable.F327 JumpTable.F334:JumpTable.F335 JumpTable.F342:JumpTable.F342 JumpTable.F349:JumpTable.F350 JumpTable.F357:JumpTable.F357 JumpTable.F364:JumpTable.F365 JumpTable.F372:JumpTable.F372">
            <calcext:condition calcext:apply-style-name="Type1" calcext:value="=1" calcext:base-cell-address="JumpTable.F262"/>
            <calcext:condition calcext:apply-style-name="Type0" calcext:value="=0" calcext:base-cell-address="JumpTable.F262"/>
            <calcext:condition calcext:apply-style-name="Accent" calcext:value="=0" calcext:base-cell-address="JumpTable.F262"/>
          </calcext:conditional-format>
          <calcext:conditional-format calcext:target-range-address="JumpTable.G262:JumpTable.G262 JumpTable.G270:JumpTable.G270 JumpTable.G276:JumpTable.G276 JumpTable.G283:JumpTable.G283 JumpTable.G290:JumpTable.G290 JumpTable.G297:JumpTable.G297 JumpTable.G304:JumpTable.G305 JumpTable.G312:JumpTable.G312 JumpTable.G319:JumpTable.G320 JumpTable.G327:JumpTable.G327 JumpTable.G334:JumpTable.G335 JumpTable.G342:JumpTable.G342 JumpTable.G349:JumpTable.G350 JumpTable.G357:JumpTable.G357 JumpTable.G364:JumpTable.G365 JumpTable.G372:JumpTable.G372">
            <calcext:condition calcext:apply-style-name="use0" calcext:value="=0" calcext:base-cell-address="JumpTable.G262"/>
            <calcext:condition calcext:apply-style-name="use1" calcext:value="=1" calcext:base-cell-address="JumpTable.G262"/>
            <calcext:condition calcext:apply-style-name="Accent" calcext:value="=0" calcext:base-cell-address="JumpTable.G262"/>
          </calcext:conditional-format>
          <calcext:conditional-format calcext:target-range-address="JumpTable.D263:JumpTable.D263 JumpTable.D271:JumpTable.D271 JumpTable.D277:JumpTable.D277 JumpTable.D284:JumpTable.D284 JumpTable.D291:JumpTable.D291 JumpTable.D298:JumpTable.D298 JumpTable.D306:JumpTable.D306 JumpTable.D313:JumpTable.D313 JumpTable.D321:JumpTable.D321 JumpTable.D328:JumpTable.D328 JumpTable.D336:JumpTable.D336 JumpTable.D343:JumpTable.D343 JumpTable.D351:JumpTable.D351 JumpTable.D358:JumpTable.D358 JumpTable.D366:JumpTable.D366 JumpTable.D373:JumpTable.D373">
            <calcext:condition calcext:apply-style-name="Type1" calcext:value="=1" calcext:base-cell-address="JumpTable.D263"/>
            <calcext:condition calcext:apply-style-name="Type0" calcext:value="=0" calcext:base-cell-address="JumpTable.D263"/>
            <calcext:condition calcext:apply-style-name="Accent" calcext:value="=0" calcext:base-cell-address="JumpTable.D263"/>
          </calcext:conditional-format>
          <calcext:conditional-format calcext:target-range-address="JumpTable.E263:JumpTable.E263 JumpTable.E271:JumpTable.E271 JumpTable.E277:JumpTable.E277 JumpTable.E284:JumpTable.E284 JumpTable.E291:JumpTable.E291 JumpTable.E298:JumpTable.E298 JumpTable.E306:JumpTable.E306 JumpTable.E313:JumpTable.E313 JumpTable.E321:JumpTable.E321 JumpTable.E328:JumpTable.E328 JumpTable.E336:JumpTable.E336 JumpTable.E343:JumpTable.E343 JumpTable.E351:JumpTable.E351 JumpTable.E358:JumpTable.E358 JumpTable.E366:JumpTable.E366 JumpTable.E373:JumpTable.E373">
            <calcext:condition calcext:apply-style-name="Type1" calcext:value="=1" calcext:base-cell-address="JumpTable.E263"/>
            <calcext:condition calcext:apply-style-name="Type0" calcext:value="=0" calcext:base-cell-address="JumpTable.E263"/>
            <calcext:condition calcext:apply-style-name="Accent" calcext:value="=0" calcext:base-cell-address="JumpTable.E263"/>
          </calcext:conditional-format>
          <calcext:conditional-format calcext:target-range-address="JumpTable.F263:JumpTable.F263 JumpTable.F271:JumpTable.F271 JumpTable.F277:JumpTable.F277 JumpTable.F284:JumpTable.F284 JumpTable.F291:JumpTable.F291 JumpTable.F298:JumpTable.F298 JumpTable.F306:JumpTable.F306 JumpTable.F313:JumpTable.F313 JumpTable.F321:JumpTable.F321 JumpTable.F328:JumpTable.F328 JumpTable.F336:JumpTable.F336 JumpTable.F343:JumpTable.F343 JumpTable.F351:JumpTable.F351 JumpTable.F358:JumpTable.F358 JumpTable.F366:JumpTable.F366 JumpTable.F373:JumpTable.F373">
            <calcext:condition calcext:apply-style-name="Type1" calcext:value="=1" calcext:base-cell-address="JumpTable.F263"/>
            <calcext:condition calcext:apply-style-name="Type0" calcext:value="=0" calcext:base-cell-address="JumpTable.F263"/>
            <calcext:condition calcext:apply-style-name="Accent" calcext:value="=0" calcext:base-cell-address="JumpTable.F263"/>
          </calcext:conditional-format>
          <calcext:conditional-format calcext:target-range-address="JumpTable.G263:JumpTable.G263 JumpTable.G271:JumpTable.G271 JumpTable.G277:JumpTable.G277 JumpTable.G284:JumpTable.G284 JumpTable.G291:JumpTable.G291 JumpTable.G298:JumpTable.G298 JumpTable.G306:JumpTable.G306 JumpTable.G313:JumpTable.G313 JumpTable.G321:JumpTable.G321 JumpTable.G328:JumpTable.G328 JumpTable.G336:JumpTable.G336 JumpTable.G343:JumpTable.G343 JumpTable.G351:JumpTable.G351 JumpTable.G358:JumpTable.G358 JumpTable.G366:JumpTable.G366 JumpTable.G373:JumpTable.G373">
            <calcext:condition calcext:apply-style-name="use0" calcext:value="=0" calcext:base-cell-address="JumpTable.G263"/>
            <calcext:condition calcext:apply-style-name="use1" calcext:value="=1" calcext:base-cell-address="JumpTable.G263"/>
            <calcext:condition calcext:apply-style-name="Accent" calcext:value="=0" calcext:base-cell-address="JumpTable.G263"/>
          </calcext:conditional-format>
          <calcext:conditional-format calcext:target-range-address="JumpTable.D160:JumpTable.D160">
            <calcext:condition calcext:apply-style-name="Type1" calcext:value="=1" calcext:base-cell-address="JumpTable.D160"/>
            <calcext:condition calcext:apply-style-name="Type0" calcext:value="=0" calcext:base-cell-address="JumpTable.D160"/>
            <calcext:condition calcext:apply-style-name="Accent" calcext:value="=0" calcext:base-cell-address="JumpTable.D160"/>
          </calcext:conditional-format>
          <calcext:conditional-format calcext:target-range-address="JumpTable.E160:JumpTable.E160">
            <calcext:condition calcext:apply-style-name="Type1" calcext:value="=1" calcext:base-cell-address="JumpTable.E160"/>
            <calcext:condition calcext:apply-style-name="Type0" calcext:value="=0" calcext:base-cell-address="JumpTable.E160"/>
            <calcext:condition calcext:apply-style-name="Accent" calcext:value="=0" calcext:base-cell-address="JumpTable.E160"/>
          </calcext:conditional-format>
          <calcext:conditional-format calcext:target-range-address="JumpTable.F160:JumpTable.F160">
            <calcext:condition calcext:apply-style-name="Type1" calcext:value="=1" calcext:base-cell-address="JumpTable.F160"/>
            <calcext:condition calcext:apply-style-name="Type0" calcext:value="=0" calcext:base-cell-address="JumpTable.F160"/>
            <calcext:condition calcext:apply-style-name="Accent" calcext:value="=0" calcext:base-cell-address="JumpTable.F160"/>
          </calcext:conditional-format>
          <calcext:conditional-format calcext:target-range-address="JumpTable.G160:JumpTable.G160">
            <calcext:condition calcext:apply-style-name="use0" calcext:value="=0" calcext:base-cell-address="JumpTable.G160"/>
            <calcext:condition calcext:apply-style-name="use1" calcext:value="=1" calcext:base-cell-address="JumpTable.G160"/>
            <calcext:condition calcext:apply-style-name="Accent" calcext:value="=0" calcext:base-cell-address="JumpTable.G160"/>
          </calcext:conditional-format>
          <calcext:conditional-format calcext:target-range-address="JumpTable.D182:JumpTable.D182">
            <calcext:condition calcext:apply-style-name="Type1" calcext:value="=1" calcext:base-cell-address="JumpTable.D182"/>
            <calcext:condition calcext:apply-style-name="Type0" calcext:value="=0" calcext:base-cell-address="JumpTable.D182"/>
            <calcext:condition calcext:apply-style-name="Accent" calcext:value="=0" calcext:base-cell-address="JumpTable.D182"/>
          </calcext:conditional-format>
          <calcext:conditional-format calcext:target-range-address="JumpTable.E182:JumpTable.E182">
            <calcext:condition calcext:apply-style-name="Type1" calcext:value="=1" calcext:base-cell-address="JumpTable.E182"/>
            <calcext:condition calcext:apply-style-name="Type0" calcext:value="=0" calcext:base-cell-address="JumpTable.E182"/>
            <calcext:condition calcext:apply-style-name="Accent" calcext:value="=0" calcext:base-cell-address="JumpTable.E182"/>
          </calcext:conditional-format>
          <calcext:conditional-format calcext:target-range-address="JumpTable.F182:JumpTable.F182">
            <calcext:condition calcext:apply-style-name="Type1" calcext:value="=1" calcext:base-cell-address="JumpTable.F182"/>
            <calcext:condition calcext:apply-style-name="Type0" calcext:value="=0" calcext:base-cell-address="JumpTable.F182"/>
            <calcext:condition calcext:apply-style-name="Accent" calcext:value="=0" calcext:base-cell-address="JumpTable.F182"/>
          </calcext:conditional-format>
          <calcext:conditional-format calcext:target-range-address="JumpTable.G182:JumpTable.G182">
            <calcext:condition calcext:apply-style-name="use0" calcext:value="=0" calcext:base-cell-address="JumpTable.G182"/>
            <calcext:condition calcext:apply-style-name="use1" calcext:value="=1" calcext:base-cell-address="JumpTable.G182"/>
            <calcext:condition calcext:apply-style-name="Accent" calcext:value="=0" calcext:base-cell-address="JumpTable.G182"/>
          </calcext:conditional-format>
          <calcext:conditional-format calcext:target-range-address="JumpTable.D237:JumpTable.D237">
            <calcext:condition calcext:apply-style-name="Type1" calcext:value="=1" calcext:base-cell-address="JumpTable.D237"/>
            <calcext:condition calcext:apply-style-name="Type0" calcext:value="=0" calcext:base-cell-address="JumpTable.D237"/>
            <calcext:condition calcext:apply-style-name="Accent" calcext:value="=0" calcext:base-cell-address="JumpTable.D237"/>
          </calcext:conditional-format>
          <calcext:conditional-format calcext:target-range-address="JumpTable.E237:JumpTable.E237">
            <calcext:condition calcext:apply-style-name="Type1" calcext:value="=1" calcext:base-cell-address="JumpTable.E237"/>
            <calcext:condition calcext:apply-style-name="Type0" calcext:value="=0" calcext:base-cell-address="JumpTable.E237"/>
            <calcext:condition calcext:apply-style-name="Accent" calcext:value="=0" calcext:base-cell-address="JumpTable.E237"/>
          </calcext:conditional-format>
          <calcext:conditional-format calcext:target-range-address="JumpTable.F237:JumpTable.F237">
            <calcext:condition calcext:apply-style-name="Type1" calcext:value="=1" calcext:base-cell-address="JumpTable.F237"/>
            <calcext:condition calcext:apply-style-name="Type0" calcext:value="=0" calcext:base-cell-address="JumpTable.F237"/>
            <calcext:condition calcext:apply-style-name="Accent" calcext:value="=0" calcext:base-cell-address="JumpTable.F237"/>
          </calcext:conditional-format>
          <calcext:conditional-format calcext:target-range-address="JumpTable.G237:JumpTable.G237">
            <calcext:condition calcext:apply-style-name="use0" calcext:value="=0" calcext:base-cell-address="JumpTable.G237"/>
            <calcext:condition calcext:apply-style-name="use1" calcext:value="=1" calcext:base-cell-address="JumpTable.G237"/>
            <calcext:condition calcext:apply-style-name="Accent" calcext:value="=0" calcext:base-cell-address="JumpTable.G237"/>
          </calcext:conditional-format>
          <calcext:conditional-format calcext:target-range-address="JumpTable.D238:JumpTable.D238">
            <calcext:condition calcext:apply-style-name="Type1" calcext:value="=1" calcext:base-cell-address="JumpTable.D238"/>
            <calcext:condition calcext:apply-style-name="Type0" calcext:value="=0" calcext:base-cell-address="JumpTable.D238"/>
            <calcext:condition calcext:apply-style-name="Accent" calcext:value="=0" calcext:base-cell-address="JumpTable.D238"/>
          </calcext:conditional-format>
          <calcext:conditional-format calcext:target-range-address="JumpTable.E238:JumpTable.E238">
            <calcext:condition calcext:apply-style-name="Type1" calcext:value="=1" calcext:base-cell-address="JumpTable.E238"/>
            <calcext:condition calcext:apply-style-name="Type0" calcext:value="=0" calcext:base-cell-address="JumpTable.E238"/>
            <calcext:condition calcext:apply-style-name="Accent" calcext:value="=0" calcext:base-cell-address="JumpTable.E238"/>
          </calcext:conditional-format>
          <calcext:conditional-format calcext:target-range-address="JumpTable.F238:JumpTable.F238">
            <calcext:condition calcext:apply-style-name="Type1" calcext:value="=1" calcext:base-cell-address="JumpTable.F238"/>
            <calcext:condition calcext:apply-style-name="Type0" calcext:value="=0" calcext:base-cell-address="JumpTable.F238"/>
            <calcext:condition calcext:apply-style-name="Accent" calcext:value="=0" calcext:base-cell-address="JumpTable.F238"/>
          </calcext:conditional-format>
          <calcext:conditional-format calcext:target-range-address="JumpTable.G238:JumpTable.G238">
            <calcext:condition calcext:apply-style-name="use0" calcext:value="=0" calcext:base-cell-address="JumpTable.G238"/>
            <calcext:condition calcext:apply-style-name="use1" calcext:value="=1" calcext:base-cell-address="JumpTable.G238"/>
            <calcext:condition calcext:apply-style-name="Accent" calcext:value="=0" calcext:base-cell-address="JumpTable.G238"/>
          </calcext:conditional-format>
          <calcext:conditional-format calcext:target-range-address="JumpTable.D183:JumpTable.D183">
            <calcext:condition calcext:apply-style-name="Type1" calcext:value="=1" calcext:base-cell-address="JumpTable.D183"/>
            <calcext:condition calcext:apply-style-name="Type0" calcext:value="=0" calcext:base-cell-address="JumpTable.D183"/>
            <calcext:condition calcext:apply-style-name="Accent" calcext:value="=0" calcext:base-cell-address="JumpTable.D183"/>
          </calcext:conditional-format>
          <calcext:conditional-format calcext:target-range-address="JumpTable.E183:JumpTable.E183">
            <calcext:condition calcext:apply-style-name="Type1" calcext:value="=1" calcext:base-cell-address="JumpTable.E183"/>
            <calcext:condition calcext:apply-style-name="Type0" calcext:value="=0" calcext:base-cell-address="JumpTable.E183"/>
            <calcext:condition calcext:apply-style-name="Accent" calcext:value="=0" calcext:base-cell-address="JumpTable.E183"/>
          </calcext:conditional-format>
          <calcext:conditional-format calcext:target-range-address="JumpTable.F183:JumpTable.F183">
            <calcext:condition calcext:apply-style-name="Type1" calcext:value="=1" calcext:base-cell-address="JumpTable.F183"/>
            <calcext:condition calcext:apply-style-name="Type0" calcext:value="=0" calcext:base-cell-address="JumpTable.F183"/>
            <calcext:condition calcext:apply-style-name="Accent" calcext:value="=0" calcext:base-cell-address="JumpTable.F183"/>
          </calcext:conditional-format>
          <calcext:conditional-format calcext:target-range-address="JumpTable.G183:JumpTable.G183">
            <calcext:condition calcext:apply-style-name="use0" calcext:value="=0" calcext:base-cell-address="JumpTable.G183"/>
            <calcext:condition calcext:apply-style-name="use1" calcext:value="=1" calcext:base-cell-address="JumpTable.G183"/>
            <calcext:condition calcext:apply-style-name="Accent" calcext:value="=0" calcext:base-cell-address="JumpTable.G183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D206:JumpTable.D206">
            <calcext:condition calcext:apply-style-name="Type1" calcext:value="=1" calcext:base-cell-address="JumpTable.D206"/>
            <calcext:condition calcext:apply-style-name="Type0" calcext:value="=0" calcext:base-cell-address="JumpTable.D206"/>
            <calcext:condition calcext:apply-style-name="Accent" calcext:value="=0" calcext:base-cell-address="JumpTable.D206"/>
          </calcext:conditional-format>
          <calcext:conditional-format calcext:target-range-address="JumpTable.D206:JumpTable.D206">
            <calcext:condition calcext:apply-style-name="Type1" calcext:value="=1" calcext:base-cell-address="JumpTable.D206"/>
            <calcext:condition calcext:apply-style-name="Type0" calcext:value="=0" calcext:base-cell-address="JumpTable.D206"/>
            <calcext:condition calcext:apply-style-name="Accent" calcext:value="=0" calcext:base-cell-address="JumpTable.D206"/>
          </calcext:conditional-format>
          <calcext:conditional-format calcext:target-range-address="JumpTable.E206:JumpTable.E206">
            <calcext:condition calcext:apply-style-name="Type1" calcext:value="=1" calcext:base-cell-address="JumpTable.E206"/>
            <calcext:condition calcext:apply-style-name="Type0" calcext:value="=0" calcext:base-cell-address="JumpTable.E206"/>
            <calcext:condition calcext:apply-style-name="Accent" calcext:value="=0" calcext:base-cell-address="JumpTable.E206"/>
          </calcext:conditional-format>
          <calcext:conditional-format calcext:target-range-address="JumpTable.E206:JumpTable.E206">
            <calcext:condition calcext:apply-style-name="Type1" calcext:value="=1" calcext:base-cell-address="JumpTable.E206"/>
            <calcext:condition calcext:apply-style-name="Type0" calcext:value="=0" calcext:base-cell-address="JumpTable.E206"/>
            <calcext:condition calcext:apply-style-name="Accent" calcext:value="=0" calcext:base-cell-address="JumpTable.E206"/>
          </calcext:conditional-format>
          <calcext:conditional-format calcext:target-range-address="JumpTable.F206:JumpTable.F206">
            <calcext:condition calcext:apply-style-name="Type1" calcext:value="=1" calcext:base-cell-address="JumpTable.F206"/>
            <calcext:condition calcext:apply-style-name="Type0" calcext:value="=0" calcext:base-cell-address="JumpTable.F206"/>
            <calcext:condition calcext:apply-style-name="Accent" calcext:value="=0" calcext:base-cell-address="JumpTable.F206"/>
          </calcext:conditional-format>
          <calcext:conditional-format calcext:target-range-address="JumpTable.F206:JumpTable.F206">
            <calcext:condition calcext:apply-style-name="Type1" calcext:value="=1" calcext:base-cell-address="JumpTable.F206"/>
            <calcext:condition calcext:apply-style-name="Type0" calcext:value="=0" calcext:base-cell-address="JumpTable.F206"/>
            <calcext:condition calcext:apply-style-name="Accent" calcext:value="=0" calcext:base-cell-address="JumpTable.F206"/>
          </calcext:conditional-format>
          <calcext:conditional-format calcext:target-range-address="JumpTable.G206:JumpTable.G206">
            <calcext:condition calcext:apply-style-name="use0" calcext:value="=0" calcext:base-cell-address="JumpTable.G206"/>
            <calcext:condition calcext:apply-style-name="use1" calcext:value="=1" calcext:base-cell-address="JumpTable.G206"/>
            <calcext:condition calcext:apply-style-name="Accent" calcext:value="=0" calcext:base-cell-address="JumpTable.G206"/>
          </calcext:conditional-format>
          <calcext:conditional-format calcext:target-range-address="JumpTable.G206:JumpTable.G206">
            <calcext:condition calcext:apply-style-name="use0" calcext:value="=0" calcext:base-cell-address="JumpTable.G206"/>
            <calcext:condition calcext:apply-style-name="use1" calcext:value="=1" calcext:base-cell-address="JumpTable.G206"/>
            <calcext:condition calcext:apply-style-name="Accent" calcext:value="=0" calcext:base-cell-address="JumpTable.G206"/>
          </calcext:conditional-format>
          <calcext:conditional-format calcext:target-range-address="JumpTable.D247:JumpTable.D247">
            <calcext:condition calcext:apply-style-name="Type1" calcext:value="=1" calcext:base-cell-address="JumpTable.D247"/>
            <calcext:condition calcext:apply-style-name="Type0" calcext:value="=0" calcext:base-cell-address="JumpTable.D247"/>
            <calcext:condition calcext:apply-style-name="Accent" calcext:value="=0" calcext:base-cell-address="JumpTable.D247"/>
          </calcext:conditional-format>
          <calcext:conditional-format calcext:target-range-address="JumpTable.E247:JumpTable.E247">
            <calcext:condition calcext:apply-style-name="Type1" calcext:value="=1" calcext:base-cell-address="JumpTable.E247"/>
            <calcext:condition calcext:apply-style-name="Type0" calcext:value="=0" calcext:base-cell-address="JumpTable.E247"/>
            <calcext:condition calcext:apply-style-name="Accent" calcext:value="=0" calcext:base-cell-address="JumpTable.E247"/>
          </calcext:conditional-format>
          <calcext:conditional-format calcext:target-range-address="JumpTable.F247:JumpTable.F247">
            <calcext:condition calcext:apply-style-name="Type1" calcext:value="=1" calcext:base-cell-address="JumpTable.F247"/>
            <calcext:condition calcext:apply-style-name="Type0" calcext:value="=0" calcext:base-cell-address="JumpTable.F247"/>
            <calcext:condition calcext:apply-style-name="Accent" calcext:value="=0" calcext:base-cell-address="JumpTable.F247"/>
          </calcext:conditional-format>
          <calcext:conditional-format calcext:target-range-address="JumpTable.G247:JumpTable.G247">
            <calcext:condition calcext:apply-style-name="use0" calcext:value="=0" calcext:base-cell-address="JumpTable.G247"/>
            <calcext:condition calcext:apply-style-name="use1" calcext:value="=1" calcext:base-cell-address="JumpTable.G247"/>
            <calcext:condition calcext:apply-style-name="Accent" calcext:value="=0" calcext:base-cell-address="JumpTable.G247"/>
          </calcext:conditional-format>
          <calcext:conditional-format calcext:target-range-address="JumpTable.D248:JumpTable.D248">
            <calcext:condition calcext:apply-style-name="Type1" calcext:value="=1" calcext:base-cell-address="JumpTable.D248"/>
            <calcext:condition calcext:apply-style-name="Type0" calcext:value="=0" calcext:base-cell-address="JumpTable.D248"/>
            <calcext:condition calcext:apply-style-name="Accent" calcext:value="=0" calcext:base-cell-address="JumpTable.D248"/>
          </calcext:conditional-format>
          <calcext:conditional-format calcext:target-range-address="JumpTable.E248:JumpTable.E248">
            <calcext:condition calcext:apply-style-name="Type1" calcext:value="=1" calcext:base-cell-address="JumpTable.E248"/>
            <calcext:condition calcext:apply-style-name="Type0" calcext:value="=0" calcext:base-cell-address="JumpTable.E248"/>
            <calcext:condition calcext:apply-style-name="Accent" calcext:value="=0" calcext:base-cell-address="JumpTable.E248"/>
          </calcext:conditional-format>
          <calcext:conditional-format calcext:target-range-address="JumpTable.F248:JumpTable.F248">
            <calcext:condition calcext:apply-style-name="Type1" calcext:value="=1" calcext:base-cell-address="JumpTable.F248"/>
            <calcext:condition calcext:apply-style-name="Type0" calcext:value="=0" calcext:base-cell-address="JumpTable.F248"/>
            <calcext:condition calcext:apply-style-name="Accent" calcext:value="=0" calcext:base-cell-address="JumpTable.F248"/>
          </calcext:conditional-format>
          <calcext:conditional-format calcext:target-range-address="JumpTable.G248:JumpTable.G248">
            <calcext:condition calcext:apply-style-name="use0" calcext:value="=0" calcext:base-cell-address="JumpTable.G248"/>
            <calcext:condition calcext:apply-style-name="use1" calcext:value="=1" calcext:base-cell-address="JumpTable.G248"/>
            <calcext:condition calcext:apply-style-name="Accent" calcext:value="=0" calcext:base-cell-address="JumpTable.G248"/>
          </calcext:conditional-format>
        </calcext:conditional-formats>
      </table:table>
      <table:table table:name="StationCount" table:style-name="ta1">
        <table:table-column table:style-name="co1" table:default-cell-style-name="ce10"/>
        <table:table-column table:style-name="co1" table:default-cell-style-name="Default"/>
        <table:table-row table:style-name="ro2">
          <table:table-cell table:style-name="ce310" office:value-type="string" calcext:value-type="string">
            <text:p>Station</text:p>
          </table:table-cell>
          <table:table-cell table:style-name="ce311" office:value-type="string" calcext:value-type="string">
            <text:p>Occurenc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table:formula="of:=COUNTIF([$JumpTable.A$1:.A$1048576];[.A2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UCOR</text:p>
          </table:table-cell>
          <table:table-cell table:formula="of:=COUNTIF([$JumpTable.A$1:.A$1048576];[.A3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ZAC</text:p>
          </table:table-cell>
          <table:table-cell table:formula="of:=COUNTIF([$JumpTable.A$1:.A$1048576];[.A4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UNSA</text:p>
          </table:table-cell>
          <table:table-cell table:formula="of:=COUNTIF([$JumpTable.A$1:.A$1048576];[.A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EFT</text:p>
          </table:table-cell>
          <table:table-cell table:formula="of:=COUNTIF([$JumpTable.A$1:.A$1048576];[.A6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L2</text:p>
          </table:table-cell>
          <table:table-cell table:formula="of:=COUNTIF([$JumpTable.A$1:.A$1048576];[.A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IOD</text:p>
          </table:table-cell>
          <table:table-cell table:formula="of:=COUNTIF([$JumpTable.A$1:.A$1048576];[.A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EQ</text:p>
          </table:table-cell>
          <table:table-cell table:formula="of:=COUNTIF([$JumpTable.A$1:.A$1048576];[.A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EIA</text:p>
          </table:table-cell>
          <table:table-cell table:formula="of:=COUNTIF([$JumpTable.A$1:.A$1048576];[.A1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AUS</text:p>
          </table:table-cell>
          <table:table-cell table:formula="of:=COUNTIF([$JumpTable.A$1:.A$1048576];[.A11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PO</text:p>
          </table:table-cell>
          <table:table-cell table:formula="of:=COUNTIF([$JumpTable.A$1:.A$1048576];[.A1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OAX2</text:p>
          </table:table-cell>
          <table:table-cell table:formula="of:=COUNTIF([$JumpTable.A$1:.A$1048576];[.A1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SLP</text:p>
          </table:table-cell>
          <table:table-cell table:formula="of:=COUNTIF([$JumpTable.A$1:.A$1048576];[.A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ACR</text:p>
          </table:table-cell>
          <table:table-cell table:formula="of:=COUNTIF([$JumpTable.A$1:.A$1048576];[.A1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DGO</text:p>
          </table:table-cell>
          <table:table-cell table:formula="of:=COUNTIF([$JumpTable.A$1:.A$1048576];[.A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NT</text:p>
          </table:table-cell>
          <table:table-cell table:formula="of:=COUNTIF([$JumpTable.A$1:.A$1048576];[.A1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RMU</text:p>
          </table:table-cell>
          <table:table-cell table:formula="of:=COUNTIF([$JumpTable.A$1:.A$1048576];[.A1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OUR</text:p>
          </table:table-cell>
          <table:table-cell table:formula="of:=COUNTIF([$JumpTable.A$1:.A$1048576];[.A19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NZ</text:p>
          </table:table-cell>
          <table:table-cell table:formula="of:=COUNTIF([$JumpTable.A$1:.A$1048576];[.A20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TCG</text:p>
          </table:table-cell>
          <table:table-cell table:formula="of:=COUNTIF([$JumpTable.A$1:.A$1048576];[.A21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DE</text:p>
          </table:table-cell>
          <table:table-cell table:formula="of:=COUNTIF([$JumpTable.A$1:.A$1048576];[.A2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VI</text:p>
          </table:table-cell>
          <table:table-cell table:formula="of:=COUNTIF([$JumpTable.A$1:.A$1048576];[.A2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AS0</text:p>
          </table:table-cell>
          <table:table-cell table:formula="of:=COUNTIF([$JumpTable.A$1:.A$1048576];[.A24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EU</text:p>
          </table:table-cell>
          <table:table-cell table:formula="of:=COUNTIF([$JumpTable.A$1:.A$1048576];[.A2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ZAE</text:p>
          </table:table-cell>
          <table:table-cell table:formula="of:=COUNTIF([$JumpTable.A$1:.A$1048576];[.A2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WSN</text:p>
          </table:table-cell>
          <table:table-cell table:formula="of:=COUNTIF([$JumpTable.A$1:.A$1048576];[.A2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IT</text:p>
          </table:table-cell>
          <table:table-cell table:formula="of:=COUNTIF([$JumpTable.A$1:.A$1048576];[.A2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RD</text:p>
          </table:table-cell>
          <table:table-cell table:formula="of:=COUNTIF([$JumpTable.A$1:.A$1048576];[.A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IOP</text:p>
          </table:table-cell>
          <table:table-cell table:formula="of:=COUNTIF([$JumpTable.A$1:.A$1048576];[.A3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EG</text:p>
          </table:table-cell>
          <table:table-cell table:formula="of:=COUNTIF([$JumpTable.A$1:.A$1048576];[.A3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A</text:p>
          </table:table-cell>
          <table:table-cell table:formula="of:=COUNTIF([$JumpTable.A$1:.A$1048576];[.A3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UAT</text:p>
          </table:table-cell>
          <table:table-cell table:formula="of:=COUNTIF([$JumpTable.A$1:.A$1048576];[.A3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SIA</text:p>
          </table:table-cell>
          <table:table-cell table:formula="of:=COUNTIF([$JumpTable.A$1:.A$1048576];[.A3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L2</text:p>
          </table:table-cell>
          <table:table-cell table:formula="of:=COUNTIF([$JumpTable.A$1:.A$1048576];[.A3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AT</text:p>
          </table:table-cell>
          <table:table-cell table:formula="of:=COUNTIF([$JumpTable.A$1:.A$1048576];[.A3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DOS</text:p>
          </table:table-cell>
          <table:table-cell table:formula="of:=COUNTIF([$JumpTable.A$1:.A$1048576];[.A3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QQE</text:p>
          </table:table-cell>
          <table:table-cell table:formula="of:=COUNTIF([$JumpTable.A$1:.A$1048576];[.A3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UNA</text:p>
          </table:table-cell>
          <table:table-cell table:formula="of:=COUNTIF([$JumpTable.A$1:.A$1048576];[.A3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UTF</text:p>
          </table:table-cell>
          <table:table-cell table:formula="of:=COUNTIF([$JumpTable.A$1:.A$1048576];[.A4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CO</text:p>
          </table:table-cell>
          <table:table-cell table:formula="of:=COUNTIF([$JumpTable.A$1:.A$1048576];[.A4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YMO</text:p>
          </table:table-cell>
          <table:table-cell table:formula="of:=COUNTIF([$JumpTable.A$1:.A$1048576];[.A4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SQU</text:p>
          </table:table-cell>
          <table:table-cell table:formula="of:=COUNTIF([$JumpTable.A$1:.A$1048576];[.A4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YPA</text:p>
          </table:table-cell>
          <table:table-cell table:formula="of:=COUNTIF([$JumpTable.A$1:.A$1048576];[.A4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NA</text:p>
          </table:table-cell>
          <table:table-cell table:formula="of:=COUNTIF([$JumpTable.A$1:.A$1048576];[.A4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BA1</text:p>
          </table:table-cell>
          <table:table-cell table:formula="of:=COUNTIF([$JumpTable.A$1:.A$1048576];[.A46])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table:formula="of:=COUNTIF([$JumpTable.A$1:.A$1048576];[.A4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CRZ</text:p>
          </table:table-cell>
          <table:table-cell table:formula="of:=COUNTIF([$JumpTable.A$1:.A$1048576];[.A4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CAQ</text:p>
          </table:table-cell>
          <table:table-cell table:formula="of:=COUNTIF([$JumpTable.A$1:.A$1048576];[.A4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RZN</text:p>
          </table:table-cell>
          <table:table-cell table:formula="of:=COUNTIF([$JumpTable.A$1:.A$1048576];[.A5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YQ</text:p>
          </table:table-cell>
          <table:table-cell table:formula="of:=COUNTIF([$JumpTable.A$1:.A$1048576];[.A5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O1</text:p>
          </table:table-cell>
          <table:table-cell table:formula="of:=COUNTIF([$JumpTable.A$1:.A$1048576];[.A5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DO1</text:p>
          </table:table-cell>
          <table:table-cell table:formula="of:=COUNTIF([$JumpTable.A$1:.A$1048576];[.A5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table:formula="of:=COUNTIF([$JumpTable.A$1:.A$1048576];[.A5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E1</text:p>
          </table:table-cell>
          <table:table-cell table:formula="of:=COUNTIF([$JumpTable.A$1:.A$1048576];[.A5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UIB</text:p>
          </table:table-cell>
          <table:table-cell table:formula="of:=COUNTIF([$JumpTable.A$1:.A$1048576];[.A5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RA</text:p>
          </table:table-cell>
          <table:table-cell table:formula="of:=COUNTIF([$JumpTable.A$1:.A$1048576];[.A5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CU</text:p>
          </table:table-cell>
          <table:table-cell table:formula="of:=COUNTIF([$JumpTable.A$1:.A$1048576];[.A5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GT</text:p>
          </table:table-cell>
          <table:table-cell table:formula="of:=COUNTIF([$JumpTable.A$1:.A$1048576];[.A5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AMA</text:p>
          </table:table-cell>
          <table:table-cell table:formula="of:=COUNTIF([$JumpTable.A$1:.A$1048576];[.A6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LPS</text:p>
          </table:table-cell>
          <table:table-cell table:formula="of:=COUNTIF([$JumpTable.A$1:.A$1048576];[.A6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ET</text:p>
          </table:table-cell>
          <table:table-cell table:formula="of:=COUNTIF([$JumpTable.A$1:.A$1048576];[.A6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BSB</text:p>
          </table:table-cell>
          <table:table-cell table:formula="of:=COUNTIF([$JumpTable.A$1:.A$1048576];[.A6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MB1</text:p>
          </table:table-cell>
          <table:table-cell table:formula="of:=COUNTIF([$JumpTable.A$1:.A$1048576];[.A6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BAT</text:p>
          </table:table-cell>
          <table:table-cell table:formula="of:=COUNTIF([$JumpTable.A$1:.A$1048576];[.A6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ORA</text:p>
          </table:table-cell>
          <table:table-cell table:formula="of:=COUNTIF([$JumpTable.A$1:.A$1048576];[.A6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NRJ</text:p>
          </table:table-cell>
          <table:table-cell table:formula="of:=COUNTIF([$JumpTable.A$1:.A$1048576];[.A6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GTO</text:p>
          </table:table-cell>
          <table:table-cell table:formula="of:=COUNTIF([$JumpTable.A$1:.A$1048576];[.A6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GBH</text:p>
          </table:table-cell>
          <table:table-cell table:formula="of:=COUNTIF([$JumpTable.A$1:.A$1048576];[.A6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LR</text:p>
          </table:table-cell>
          <table:table-cell table:formula="of:=COUNTIF([$JumpTable.A$1:.A$1048576];[.A7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UM</text:p>
          </table:table-cell>
          <table:table-cell table:formula="of:=COUNTIF([$JumpTable.A$1:.A$1048576];[.A7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TA</text:p>
          </table:table-cell>
          <table:table-cell table:formula="of:=COUNTIF([$JumpTable.A$1:.A$1048576];[.A7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SLO</text:p>
          </table:table-cell>
          <table:table-cell table:formula="of:=COUNTIF([$JumpTable.A$1:.A$1048576];[.A7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L01</text:p>
          </table:table-cell>
          <table:table-cell table:formula="of:=COUNTIF([$JumpTable.A$1:.A$1048576];[.A7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RO</text:p>
          </table:table-cell>
          <table:table-cell table:formula="of:=COUNTIF([$JumpTable.A$1:.A$1048576];[.A7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SJ</text:p>
          </table:table-cell>
          <table:table-cell table:formula="of:=COUNTIF([$JumpTable.A$1:.A$1048576];[.A7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NGA</text:p>
          </table:table-cell>
          <table:table-cell table:formula="of:=COUNTIF([$JumpTable.A$1:.A$1048576];[.A7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table:formula="of:=COUNTIF([$JumpTable.A$1:.A$1048576];[.A78])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table:formula="of:=COUNTIF([$JumpTable.A$1:.A$1048576];[.A7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AT</text:p>
          </table:table-cell>
          <table:table-cell table:formula="of:=COUNTIF([$JumpTable.A$1:.A$1048576];[.A8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TZ</text:p>
          </table:table-cell>
          <table:table-cell table:formula="of:=COUNTIF([$JumpTable.A$1:.A$1048576];[.A8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EC</text:p>
          </table:table-cell>
          <table:table-cell table:formula="of:=COUNTIF([$JumpTable.A$1:.A$1048576];[.A8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BMB</text:p>
          </table:table-cell>
          <table:table-cell table:formula="of:=COUNTIF([$JumpTable.A$1:.A$1048576];[.A8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MIB</text:p>
          </table:table-cell>
          <table:table-cell table:formula="of:=COUNTIF([$JumpTable.A$1:.A$1048576];[.A8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D01</text:p>
          </table:table-cell>
          <table:table-cell table:formula="of:=COUNTIF([$JumpTable.A$1:.A$1048576];[.A8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RUS</text:p>
          </table:table-cell>
          <table:table-cell table:formula="of:=COUNTIF([$JumpTable.A$1:.A$1048576];[.A8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YNI</text:p>
          </table:table-cell>
          <table:table-cell table:formula="of:=COUNTIF([$JumpTable.A$1:.A$1048576];[.A8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YCBA</text:p>
          </table:table-cell>
          <table:table-cell table:formula="of:=COUNTIF([$JumpTable.A$1:.A$1048576];[.A8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GA</text:p>
          </table:table-cell>
          <table:table-cell table:formula="of:=COUNTIF([$JumpTable.A$1:.A$1048576];[.A8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BAL</text:p>
          </table:table-cell>
          <table:table-cell table:formula="of:=COUNTIF([$JumpTable.A$1:.A$1048576];[.A9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ZAL</text:p>
          </table:table-cell>
          <table:table-cell table:formula="of:=COUNTIF([$JumpTable.A$1:.A$1048576];[.A9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STO</text:p>
          </table:table-cell>
          <table:table-cell table:formula="of:=COUNTIF([$JumpTable.A$1:.A$1048576];[.A9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TK0</text:p>
          </table:table-cell>
          <table:table-cell table:formula="of:=COUNTIF([$JumpTable.A$1:.A$1048576];[.A9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C</text:p>
          </table:table-cell>
          <table:table-cell table:formula="of:=COUNTIF([$JumpTable.A$1:.A$1048576];[.A9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ZUL</text:p>
          </table:table-cell>
          <table:table-cell table:formula="of:=COUNTIF([$JumpTable.A$1:.A$1048576];[.A9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CAR</text:p>
          </table:table-cell>
          <table:table-cell table:formula="of:=COUNTIF([$JumpTable.A$1:.A$1048576];[.A9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FAG</text:p>
          </table:table-cell>
          <table:table-cell table:formula="of:=COUNTIF([$JumpTable.A$1:.A$1048576];[.A9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CS</text:p>
          </table:table-cell>
          <table:table-cell table:formula="of:=COUNTIF([$JumpTable.A$1:.A$1048576];[.A9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YP</text:p>
          </table:table-cell>
          <table:table-cell table:formula="of:=COUNTIF([$JumpTable.A$1:.A$1048576];[.A9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GM1</text:p>
          </table:table-cell>
          <table:table-cell table:formula="of:=COUNTIF([$JumpTable.A$1:.A$1048576];[.A10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HCL</text:p>
          </table:table-cell>
          <table:table-cell table:formula="of:=COUNTIF([$JumpTable.A$1:.A$1048576];[.A10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PGS</text:p>
          </table:table-cell>
          <table:table-cell table:formula="of:=COUNTIF([$JumpTable.A$1:.A$1048576];[.A10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01</text:p>
          </table:table-cell>
          <table:table-cell table:formula="of:=COUNTIF([$JumpTable.A$1:.A$1048576];[.A10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AS</text:p>
          </table:table-cell>
          <table:table-cell table:formula="of:=COUNTIF([$JumpTable.A$1:.A$1048576];[.A10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AU</text:p>
          </table:table-cell>
          <table:table-cell table:formula="of:=COUNTIF([$JumpTable.A$1:.A$1048576];[.A10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GA</text:p>
          </table:table-cell>
          <table:table-cell table:formula="of:=COUNTIF([$JumpTable.A$1:.A$1048576];[.A10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AR</text:p>
          </table:table-cell>
          <table:table-cell table:formula="of:=COUNTIF([$JumpTable.A$1:.A$1048576];[.A10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RLP</text:p>
          </table:table-cell>
          <table:table-cell table:formula="of:=COUNTIF([$JumpTable.A$1:.A$1048576];[.A10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YRO</text:p>
          </table:table-cell>
          <table:table-cell table:formula="of:=COUNTIF([$JumpTable.A$1:.A$1048576];[.A10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YTA</text:p>
          </table:table-cell>
          <table:table-cell table:formula="of:=COUNTIF([$JumpTable.A$1:.A$1048576];[.A1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ALP</text:p>
          </table:table-cell>
          <table:table-cell table:formula="of:=COUNTIF([$JumpTable.A$1:.A$1048576];[.A1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BCA</text:p>
          </table:table-cell>
          <table:table-cell table:formula="of:=COUNTIF([$JumpTable.A$1:.A$1048576];[.A11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XI</text:p>
          </table:table-cell>
          <table:table-cell table:formula="of:=COUNTIF([$JumpTable.A$1:.A$1048576];[.A1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QNE</text:p>
          </table:table-cell>
          <table:table-cell table:formula="of:=COUNTIF([$JumpTable.A$1:.A$1048576];[.A114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table:formula="of:=COUNTIF([$JumpTable.A$1:.A$1048576];[.A115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table:formula="of:=COUNTIF([$JumpTable.A$1:.A$1048576];[.A116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table:formula="of:=COUNTIF([$JumpTable.A$1:.A$1048576];[.A117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table:formula="of:=COUNTIF([$JumpTable.A$1:.A$1048576];[.A118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table:formula="of:=COUNTIF([$JumpTable.A$1:.A$1048576];[.A119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table:formula="of:=COUNTIF([$JumpTable.A$1:.A$1048576];[.A120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table:formula="of:=COUNTIF([$JumpTable.A$1:.A$1048576];[.A121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table:formula="of:=COUNTIF([$JumpTable.A$1:.A$1048576];[.A122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table:formula="of:=COUNTIF([$JumpTable.A$1:.A$1048576];[.A123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table:formula="of:=COUNTIF([$JumpTable.A$1:.A$1048576];[.A124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table:formula="of:=COUNTIF([$JumpTable.A$1:.A$1048576];[.A1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RF</text:p>
          </table:table-cell>
          <table:table-cell table:formula="of:=COUNTIF([$JumpTable.A$1:.A$1048576];[.A1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SR</text:p>
          </table:table-cell>
          <table:table-cell table:formula="of:=COUNTIF([$JumpTable.A$1:.A$1048576];[.A1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EC</text:p>
          </table:table-cell>
          <table:table-cell table:formula="of:=COUNTIF([$JumpTable.A$1:.A$1048576];[.A1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table:formula="of:=COUNTIF([$JumpTable.A$1:.A$1048576];[.A12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HEC</text:p>
          </table:table-cell>
          <table:table-cell table:formula="of:=COUNTIF([$JumpTable.A$1:.A$1048576];[.A13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EC</text:p>
          </table:table-cell>
          <table:table-cell table:formula="of:=COUNTIF([$JumpTable.A$1:.A$1048576];[.A13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EC</text:p>
          </table:table-cell>
          <table:table-cell table:formula="of:=COUNTIF([$JumpTable.A$1:.A$1048576];[.A13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UEC</text:p>
          </table:table-cell>
          <table:table-cell table:formula="of:=COUNTIF([$JumpTable.A$1:.A$1048576];[.A13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XEC</text:p>
          </table:table-cell>
          <table:table-cell table:formula="of:=COUNTIF([$JumpTable.A$1:.A$1048576];[.A13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CEC</text:p>
          </table:table-cell>
          <table:table-cell table:formula="of:=COUNTIF([$JumpTable.A$1:.A$1048576];[.A13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EC</text:p>
          </table:table-cell>
          <table:table-cell table:formula="of:=COUNTIF([$JumpTable.A$1:.A$1048576];[.A1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EC</text:p>
          </table:table-cell>
          <table:table-cell table:formula="of:=COUNTIF([$JumpTable.A$1:.A$1048576];[.A1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SMR</text:p>
          </table:table-cell>
          <table:table-cell table:formula="of:=COUNTIF([$JumpTable.A$1:.A$1048576];[.A13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EC</text:p>
          </table:table-cell>
          <table:table-cell table:formula="of:=COUNTIF([$JumpTable.A$1:.A$1048576];[.A13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BEC</text:p>
          </table:table-cell>
          <table:table-cell table:formula="of:=COUNTIF([$JumpTable.A$1:.A$1048576];[.A14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EC</text:p>
          </table:table-cell>
          <table:table-cell table:formula="of:=COUNTIF([$JumpTable.A$1:.A$1048576];[.A14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JEC</text:p>
          </table:table-cell>
          <table:table-cell table:formula="of:=COUNTIF([$JumpTable.A$1:.A$1048576];[.A14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EC</text:p>
          </table:table-cell>
          <table:table-cell table:formula="of:=COUNTIF([$JumpTable.A$1:.A$1048576];[.A14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JEC</text:p>
          </table:table-cell>
          <table:table-cell table:formula="of:=COUNTIF([$JumpTable.A$1:.A$1048576];[.A14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</text:p>
          </table:table-cell>
          <table:table-cell table:formula="of:=COUNTIF([$JumpTable.A$1:.A$1048576];[.A14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EM</text:p>
          </table:table-cell>
          <table:table-cell table:formula="of:=COUNTIF([$JumpTable.A$1:.A$1048576];[.A14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I3</text:p>
          </table:table-cell>
          <table:table-cell table:formula="of:=COUNTIF([$JumpTable.A$1:.A$1048576];[.A14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VEC</text:p>
          </table:table-cell>
          <table:table-cell table:formula="of:=COUNTIF([$JumpTable.A$1:.A$1048576];[.A14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EC</text:p>
          </table:table-cell>
          <table:table-cell table:formula="of:=COUNTIF([$JumpTable.A$1:.A$1048576];[.A14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NEC</text:p>
          </table:table-cell>
          <table:table-cell table:formula="of:=COUNTIF([$JumpTable.A$1:.A$1048576];[.A15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L2</text:p>
          </table:table-cell>
          <table:table-cell table:formula="of:=COUNTIF([$JumpTable.A$1:.A$1048576];[.A15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MO</text:p>
          </table:table-cell>
          <table:table-cell table:formula="of:=COUNTIF([$JumpTable.A$1:.A$1048576];[.A15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QE</text:p>
          </table:table-cell>
          <table:table-cell table:formula="of:=COUNTIF([$JumpTable.A$1:.A$1048576];[.A15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LP</text:p>
          </table:table-cell>
          <table:table-cell table:formula="of:=COUNTIF([$JumpTable.A$1:.A$1048576];[.A15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CRI</text:p>
          </table:table-cell>
          <table:table-cell table:formula="of:=COUNTIF([$JumpTable.A$1:.A$1048576];[.A15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PA</text:p>
          </table:table-cell>
          <table:table-cell table:formula="of:=COUNTIF([$JumpTable.A$1:.A$1048576];[.A15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VA</text:p>
          </table:table-cell>
          <table:table-cell table:formula="of:=COUNTIF([$JumpTable.A$1:.A$1048576];[.A15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CG</text:p>
          </table:table-cell>
          <table:table-cell table:formula="of:=COUNTIF([$JumpTable.A$1:.A$1048576];[.A15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PA</text:p>
          </table:table-cell>
          <table:table-cell table:formula="of:=COUNTIF([$JumpTable.A$1:.A$1048576];[.A15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IL</text:p>
          </table:table-cell>
          <table:table-cell table:formula="of:=COUNTIF([$JumpTable.A$1:.A$1048576];[.A16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YCO</text:p>
          </table:table-cell>
          <table:table-cell table:formula="of:=COUNTIF([$JumpTable.A$1:.A$1048576];[.A161])"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 table:formula="of:=COUNTIF([$JumpTable.A$1:.A$1048576];[.A16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JumpTable.A1:JumpTable.G377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ype0" style:family="table-cell" style:parent-style-name="Default">
      <style:table-cell-properties fo:background-color="#fcd4d1"/>
    </style:style>
    <style:style style:name="Type1" style:family="table-cell" style:parent-style-name="Default">
      <style:table-cell-properties fo:background-color="#c2e0ae"/>
    </style:style>
    <style:style style:name="use0" style:family="table-cell" style:parent-style-name="Default">
      <style:table-cell-properties fo:background-color="#f04e4d"/>
    </style:style>
    <style:style style:name="use1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4:58:09.14867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46:45.090627078</meta:creation-date>
    <dc:date>2019-12-10T14:48:55.391239675</dc:date>
    <meta:editing-duration>P7DT18H15M25S</meta:editing-duration>
    <meta:editing-cycles>69</meta:editing-cycles>
    <meta:generator>LibreOffice/6.0.7.3$Linux_X86_64 LibreOffice_project/00m0$Build-3</meta:generator>
    <meta:document-statistic meta:table-count="2" meta:cell-count="2982" meta:object-count="0"/>
  </office:meta>
</office:document-meta>
</file>